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style:font-family-generic="roman"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Heading_20_1">
      <style:paragraph-properties fo:margin-top="0in" fo:margin-bottom="0.1945in" style:contextual-spacing="false"/>
    </style:style>
    <style:style style:name="P2" style:family="paragraph" style:parent-style-name="Heading_20_1">
      <style:paragraph-properties fo:margin-top="0.1945in" fo:margin-bottom="0.1945in" style:contextual-spacing="false"/>
      <style:text-properties style:use-window-font-color="true" loext:opacity="0%" style:font-name="Verdana" fo:font-size="12pt" fo:font-weight="normal" style:font-name-asian="Verdana1" style:font-size-asian="12pt" style:font-weight-asian="normal" style:font-name-complex="Verdana1" style:font-size-complex="12pt" style:font-weight-complex="normal"/>
    </style:style>
    <style:style style:name="P3" style:family="paragraph" style:parent-style-name="Heading_20_1">
      <style:paragraph-properties fo:margin-left="0in" fo:margin-right="0in" fo:margin-top="0.1945in" fo:margin-bottom="0.1945in" style:contextual-spacing="false" fo:line-height="100%" fo:text-align="start" style:justify-single-word="false" fo:text-indent="0in" style:auto-text-indent="false" style:writing-mode="lr-tb"/>
      <style:text-properties style:use-window-font-color="true" loext:opacity="0%" style:font-name="Verdana" fo:font-size="12pt" fo:font-weight="normal" style:font-name-asian="Verdana1" style:font-size-asian="12pt" style:font-weight-asian="normal" style:font-name-complex="Verdana1" style:font-size-complex="12pt" style:font-weight-complex="normal"/>
    </style:style>
    <style:style style:name="P4" style:family="paragraph" style:parent-style-name="Heading_20_1">
      <style:paragraph-properties fo:margin-top="0.1945in" fo:margin-bottom="0.1945in" style:contextual-spacing="false"/>
      <style:text-properties style:use-window-font-color="true" loext:opacity="0%" style:font-name="Verdana" fo:font-size="9pt" fo:language="nl" fo:country="NL" fo:font-weight="bold" style:font-name-asian="Verdana1" style:font-size-asian="9pt" style:font-weight-asian="bold" style:font-name-complex="Verdana1" style:font-size-complex="9pt" style:font-weight-complex="bold"/>
    </style:style>
    <style:style style:name="P5" style:family="paragraph" style:parent-style-name="Heading_20_1">
      <style:paragraph-properties fo:margin-top="0.1945in" fo:margin-bottom="0.1945in" style:contextual-spacing="false"/>
    </style:style>
    <style:style style:name="P6" style:family="paragraph" style:parent-style-name="Heading_20_1">
      <style:paragraph-properties fo:margin-top="0.1945in" fo:margin-bottom="0.1945in" style:contextual-spacing="false"/>
      <style:text-properties fo:color="#00b050" loext:opacity="100%" style:font-name="Verdana" fo:font-size="12pt" style:font-name-asian="Verdana1" style:font-size-asian="12pt" style:font-name-complex="Verdana1" style:font-size-complex="12pt"/>
    </style:style>
    <style:style style:name="P7" style:family="paragraph" style:parent-style-name="Heading_20_1">
      <style:paragraph-properties fo:margin-left="0in" fo:margin-right="0in" fo:margin-top="0.1945in" fo:margin-bottom="0.1945in" style:contextual-spacing="false" fo:line-height="100%" fo:text-align="start" style:justify-single-word="false" fo:text-indent="0in" style:auto-text-indent="false" style:writing-mode="lr-tb"/>
    </style:style>
    <style:style style:name="P8" style:family="paragraph" style:parent-style-name="Normal_20__28_Web_29_">
      <loext:graphic-properties draw:fill="solid" draw:fill-color="#ffffff"/>
      <style:paragraph-properties fo:margin-top="0.1945in" fo:margin-bottom="0.1945in" style:contextual-spacing="false" style:line-height-at-least="0.3335in" fo:background-color="#ffffff"/>
    </style:style>
    <style:style style:name="P9" style:family="paragraph" style:parent-style-name="Normal_20__28_Web_29_">
      <loext:graphic-properties draw:fill="solid" draw:fill-color="#ffffff"/>
      <style:paragraph-properties fo:margin-top="0.1945in" fo:margin-bottom="0.1945in" style:contextual-spacing="false" style:line-height-at-least="0.3335in" fo:background-color="#ffffff"/>
      <style:text-properties fo:color="#0070c0" loext:opacity="100%" style:font-name="Verdana" style:font-name-asian="Verdana1" style:font-name-complex="Verdana1"/>
    </style:style>
    <style:style style:name="P10" style:family="paragraph" style:parent-style-name="Normal_20__28_Web_29_">
      <style:paragraph-properties fo:margin-top="0.1945in" fo:margin-bottom="0.1945in" style:contextual-spacing="false" fo:line-height="100%"/>
      <style:text-properties fo:color="#0070c0" loext:opacity="100%" style:font-name="Verdana" fo:font-size="12pt" fo:language="nl" fo:country="NL" style:font-name-asian="Verdana1" style:font-size-asian="12pt" style:font-name-complex="Verdana1" style:font-size-complex="12pt"/>
    </style:style>
    <style:style style:name="P11" style:family="paragraph" style:parent-style-name="Normal_20__28_Web_29_">
      <loext:graphic-properties draw:fill="solid" draw:fill-color="#ffffff"/>
      <style:paragraph-properties fo:margin-top="0.1945in" fo:margin-bottom="0.1945in" style:contextual-spacing="false" style:line-height-at-least="0.3335in" fo:background-color="#ffffff"/>
      <style:text-properties fo:color="#000000" loext:opacity="100%" style:font-name="Verdana" style:font-name-asian="Verdana1" style:font-name-complex="Verdana1"/>
    </style:style>
    <style:style style:name="P12" style:family="paragraph" style:parent-style-name="Normal_20__28_Web_29_">
      <style:paragraph-properties fo:margin-top="0.1945in" fo:margin-bottom="0.1945in" style:contextual-spacing="false" fo:line-height="100%"/>
    </style:style>
    <style:style style:name="P13" style:family="paragraph" style:parent-style-name="Normal_20__28_Web_29_">
      <style:paragraph-properties fo:margin-left="0in" fo:margin-right="0in" fo:margin-top="0.1945in" fo:margin-bottom="0.1945in" style:contextual-spacing="false" fo:line-height="100%" fo:text-align="start" style:justify-single-word="false" fo:text-indent="0in" style:auto-text-indent="false" style:writing-mode="lr-tb"/>
    </style:style>
    <style:style style:name="P14" style:family="paragraph" style:parent-style-name="Normal_20__28_Web_29_">
      <style:paragraph-properties fo:margin-top="0.1945in" fo:margin-bottom="0.1945in" style:contextual-spacing="false" fo:line-height="100%"/>
      <style:text-properties style:use-window-font-color="true" loext:opacity="0%" style:font-name="Verdana" fo:font-size="9pt" fo:language="nl" fo:country="NL" fo:font-weight="normal" style:font-name-asian="Verdana1" style:font-size-asian="9pt" style:font-weight-asian="normal" style:font-name-complex="Verdana1" style:font-size-complex="9pt" style:font-weight-complex="normal"/>
    </style:style>
    <style:style style:name="P15" style:family="paragraph" style:parent-style-name="Normal_20__28_Web_29_">
      <style:paragraph-properties fo:margin-left="0in" fo:margin-right="0in" fo:margin-top="0.1945in" fo:margin-bottom="0.1945in" style:contextual-spacing="false" fo:line-height="100%" fo:text-align="start" style:justify-single-word="false" fo:text-indent="0in" style:auto-text-indent="false" style:writing-mode="lr-tb"/>
      <style:text-properties style:use-window-font-color="true" loext:opacity="0%" style:font-name="Verdana" fo:font-size="9pt" fo:language="nl" fo:country="NL" fo:font-weight="normal" style:font-name-asian="Verdana1" style:font-size-asian="9pt" style:font-weight-asian="normal" style:font-name-complex="Verdana1" style:font-size-complex="9pt" style:font-weight-complex="normal"/>
    </style:style>
    <style:style style:name="P16" style:family="paragraph" style:parent-style-name="Normal_20__28_Web_29_">
      <style:paragraph-properties fo:margin-top="0.1945in" fo:margin-bottom="0.1945in" style:contextual-spacing="false"/>
    </style:style>
    <style:style style:name="P17" style:family="paragraph" style:parent-style-name="Standard">
      <style:paragraph-properties fo:margin-top="0in" fo:margin-bottom="0in" style:contextual-spacing="false" fo:line-height="108%" fo:text-align="start" style:justify-single-word="false"/>
    </style:style>
    <style:style style:name="P18" style:family="paragraph" style:parent-style-name="Standard">
      <style:paragraph-properties fo:margin-left="0in" fo:margin-right="0in" fo:margin-top="0.1665in" fo:margin-bottom="0in" style:contextual-spacing="false" fo:line-height="108%" fo:text-align="start" style:justify-single-word="false" fo:text-indent="0in" style:auto-text-indent="false" style:writing-mode="lr-tb"/>
    </style:style>
    <style:style style:name="P19" style:family="paragraph" style:parent-style-name="Standard">
      <style:paragraph-properties fo:margin-top="0in" fo:margin-bottom="0.111in" style:contextual-spacing="false" fo:line-height="108%"/>
    </style:style>
    <style:style style:name="P20" style:family="paragraph" style:parent-style-name="Standard">
      <style:paragraph-properties fo:margin-left="0in" fo:margin-right="0in" fo:margin-top="0in" fo:margin-bottom="0in" style:contextual-spacing="false" fo:line-height="108%" fo:text-indent="0in" style:auto-text-indent="false"/>
    </style:style>
    <style:style style:name="P21" style:family="paragraph" style:parent-style-name="Standard">
      <style:paragraph-properties fo:margin-top="0in" fo:margin-bottom="0in" style:contextual-spacing="false" fo:line-height="108%"/>
    </style:style>
    <style:style style:name="P22"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style>
    <style:style style:name="P23" style:family="paragraph" style:parent-style-name="Standard">
      <style:paragraph-properties fo:margin-top="0in" fo:margin-bottom="0in" style:contextual-spacing="false" fo:line-height="100%"/>
    </style:style>
    <style:style style:name="P24" style:family="paragraph" style:parent-style-name="Standard">
      <style:paragraph-properties fo:margin-left="0in" fo:margin-right="0in" fo:margin-top="0in" fo:margin-bottom="0in" style:contextual-spacing="false" fo:line-height="100%" fo:text-indent="0in" style:auto-text-indent="false"/>
    </style:style>
    <style:style style:name="P25" style:family="paragraph" style:parent-style-name="Standard">
      <style:paragraph-properties fo:margin-top="0in" fo:margin-bottom="0in" style:contextual-spacing="false" fo:line-height="100%"/>
    </style:style>
    <style:style style:name="P26" style:family="paragraph" style:parent-style-name="Standard">
      <style:paragraph-properties fo:margin-left="0in" fo:margin-right="0in" fo:margin-top="0in" fo:margin-bottom="0.111in" style:contextual-spacing="false" fo:line-height="100%" fo:text-indent="0in" style:auto-text-indent="false"/>
    </style:style>
    <style:style style:name="P27" style:family="paragraph" style:parent-style-name="Standard">
      <style:paragraph-properties fo:margin-left="0in" fo:margin-right="0in" fo:margin-top="0.1945in" fo:margin-bottom="0in" style:contextual-spacing="false" fo:line-height="100%" fo:text-indent="0in" style:auto-text-indent="false"/>
    </style:style>
    <style:style style:name="P28" style:family="paragraph" style:parent-style-name="Standard">
      <style:paragraph-properties fo:margin-top="0.1945in" fo:margin-bottom="0in" style:contextual-spacing="false" fo:line-height="100%"/>
    </style:style>
    <style:style style:name="P29" style:family="paragraph" style:parent-style-name="Standard">
      <loext:graphic-properties draw:fill="solid" draw:fill-color="#ffffff"/>
      <style:paragraph-properties fo:margin-top="0in" fo:margin-bottom="0in" style:contextual-spacing="false" fo:line-height="100%" fo:background-color="#ffffff"/>
    </style:style>
    <style:style style:name="P30" style:family="paragraph" style:parent-style-name="Standard">
      <style:paragraph-properties fo:margin-top="0.1945in" fo:margin-bottom="0.1945in" style:contextual-spacing="false" fo:line-height="100%"/>
    </style:style>
    <style:style style:name="P31"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style:use-window-font-color="true" loext:opacity="0%" style:font-name="Verdana" fo:font-size="9pt" fo:font-weight="normal" style:font-name-asian="Verdana1" style:font-size-asian="9pt" style:font-weight-asian="normal" style:font-name-complex="Verdana1" style:font-size-complex="9pt" style:font-weight-complex="normal"/>
    </style:style>
    <style:style style:name="P32" style:family="paragraph" style:parent-style-name="Standard">
      <style:paragraph-properties fo:margin-top="0in" fo:margin-bottom="0in" style:contextual-spacing="false" fo:line-height="100%"/>
      <style:text-properties style:use-window-font-color="true" loext:opacity="0%" style:font-name="Verdana" fo:font-size="9pt" fo:font-weight="normal" style:font-name-asian="Verdana1" style:font-size-asian="9pt" style:font-weight-asian="normal" style:font-name-complex="Verdana1" style:font-size-complex="9pt" style:font-weight-complex="normal"/>
    </style:style>
    <style:style style:name="P33" style:family="paragraph" style:parent-style-name="Standard">
      <style:paragraph-properties fo:margin-left="0in" fo:margin-right="0in" fo:margin-top="0in" fo:margin-bottom="0in" style:contextual-spacing="false" fo:line-height="100%" fo:text-indent="0in" style:auto-text-indent="false"/>
      <style:text-properties style:use-window-font-color="true" loext:opacity="0%" style:font-name="Verdana" fo:font-size="9pt" fo:language="nl" fo:country="NL" fo:font-weight="normal" style:font-name-asian="Verdana1" style:font-size-asian="9pt" style:font-weight-asian="normal" style:font-name-complex="Verdana1" style:font-size-complex="9pt" style:font-weight-complex="normal"/>
    </style:style>
    <style:style style:name="P34"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Verdana" fo:font-size="9pt" fo:language="nl" fo:country="NL" fo:font-weight="normal" style:font-name-asian="Verdana1" style:font-size-asian="9pt" style:font-weight-asian="normal" style:font-name-complex="Verdana1" style:font-size-complex="9pt" style:font-weight-complex="normal"/>
    </style:style>
    <style:style style:name="P35" style:family="paragraph" style:parent-style-name="Standard">
      <style:paragraph-properties fo:margin-left="0in" fo:margin-right="0in" fo:margin-top="0in" fo:margin-bottom="0.111in" style:contextual-spacing="false" fo:line-height="100%" fo:text-indent="0in" style:auto-text-indent="false"/>
      <style:text-properties style:use-window-font-color="true" loext:opacity="0%" style:font-name="Verdana" fo:font-size="9pt" fo:language="nl" fo:country="NL" fo:font-weight="normal" style:font-name-asian="Verdana1" style:font-size-asian="9pt" style:font-weight-asian="normal" style:font-name-complex="Verdana1" style:font-size-complex="9pt" style:font-weight-complex="normal"/>
    </style:style>
    <style:style style:name="P36" style:family="paragraph" style:parent-style-name="Standard">
      <style:paragraph-properties fo:margin-left="0in" fo:margin-right="0in" fo:margin-top="0.1665in" fo:margin-bottom="0in" style:contextual-spacing="false" fo:line-height="108%" fo:text-align="start" style:justify-single-word="false" fo:text-indent="0in" style:auto-text-indent="false" style:writing-mode="lr-tb"/>
      <style:text-properties style:use-window-font-color="true" loext:opacity="0%" style:font-name="Verdana" fo:font-size="9pt" fo:language="nl" fo:country="NL" fo:font-weight="bold" style:font-name-asian="Verdana1" style:font-size-asian="9pt" style:font-weight-asian="bold" style:font-name-complex="Verdana1" style:font-size-complex="9pt" style:font-weight-complex="bold"/>
    </style:style>
    <style:style style:name="P37" style:family="paragraph" style:parent-style-name="Standard">
      <style:paragraph-properties fo:margin-top="0in" fo:margin-bottom="0in" style:contextual-spacing="false" fo:line-height="108%"/>
      <style:text-properties style:use-window-font-color="true" loext:opacity="0%" style:font-name="Verdana" fo:font-size="9pt" fo:language="nl" fo:country="NL" fo:font-weight="bold" style:font-name-asian="Verdana1" style:font-size-asian="9pt" style:font-weight-asian="bold" style:font-name-complex="Verdana1" style:font-size-complex="9pt" style:font-weight-complex="bold"/>
    </style:style>
    <style:style style:name="P38" style:family="paragraph" style:parent-style-name="Standard">
      <style:paragraph-properties fo:margin-top="0in" fo:margin-bottom="0in" style:contextual-spacing="false" fo:line-height="100%"/>
      <style:text-properties style:use-window-font-color="true" loext:opacity="0%" style:font-name="Verdana" fo:font-size="9pt" fo:language="nl" fo:country="NL" fo:font-weight="bold" style:font-name-asian="Verdana1" style:font-size-asian="9pt" style:font-weight-asian="bold" style:font-name-complex="Verdana1" style:font-size-complex="9pt" style:font-weight-complex="bold"/>
    </style:style>
    <style:style style:name="P39" style:family="paragraph" style:parent-style-name="Standard">
      <style:paragraph-properties fo:margin-top="0in" fo:margin-bottom="0in" style:contextual-spacing="false"/>
      <style:text-properties style:use-window-font-color="true" loext:opacity="0%" style:font-name="Verdana" fo:font-size="9pt" fo:language="nl" fo:country="NL" fo:font-weight="bold" style:font-name-asian="Verdana1" style:font-size-asian="9pt" style:font-weight-asian="bold" style:font-name-complex="Verdana1" style:font-size-complex="9pt" style:font-weight-complex="bold"/>
    </style:style>
    <style:style style:name="P40" style:family="paragraph" style:parent-style-name="Standard">
      <style:paragraph-properties fo:margin-top="0.1945in" fo:margin-bottom="0.1945in" style:contextual-spacing="false" style:line-height-at-least="0.3335in"/>
      <style:text-properties style:use-window-font-color="true" loext:opacity="0%" style:font-name="Verdana" fo:font-size="12pt" fo:language="nl" fo:country="NL" style:font-name-asian="Verdana1" style:font-size-asian="12pt" style:font-name-complex="Verdana1" style:font-size-complex="12pt"/>
    </style:style>
    <style:style style:name="P41" style:family="paragraph" style:parent-style-name="Standard">
      <style:paragraph-properties fo:margin-top="0in" fo:margin-bottom="0in" style:contextual-spacing="false" style:line-height-at-least="0.3335in"/>
      <style:text-properties style:use-window-font-color="true" loext:opacity="0%" style:font-name="Verdana" fo:font-size="12pt" fo:language="nl" fo:country="NL" style:font-name-asian="Verdana1" style:font-size-asian="12pt" style:font-name-complex="Verdana1" style:font-size-complex="12pt"/>
    </style:style>
    <style:style style:name="P42" style:family="paragraph" style:parent-style-name="Standard">
      <style:paragraph-properties fo:margin-top="0in" fo:margin-bottom="0in" style:contextual-spacing="false" fo:line-height="100%"/>
      <style:text-properties style:use-window-font-color="true" loext:opacity="0%" style:font-name="Verdana" fo:font-size="12pt" style:font-name-asian="Verdana1" style:font-size-asian="12pt" style:font-name-complex="Verdana1" style:font-size-complex="12pt"/>
    </style:style>
    <style:style style:name="P43" style:family="paragraph" style:parent-style-name="Standard">
      <loext:graphic-properties draw:fill="solid" draw:fill-color="#ffffff"/>
      <style:paragraph-properties fo:margin-top="0.1945in" fo:margin-bottom="0in" style:contextual-spacing="false" style:line-height-at-least="0.3335in" fo:background-color="#ffffff"/>
      <style:text-properties style:use-window-font-color="true" loext:opacity="0%" style:font-name="Verdana" fo:font-size="12pt" style:font-name-asian="Verdana1" style:font-size-asian="12pt" style:language-asian="nl" style:country-asian="NL" style:font-name-complex="Verdana1" style:font-size-complex="12pt"/>
    </style:style>
    <style:style style:name="P44" style:family="paragraph" style:parent-style-name="Standard">
      <style:paragraph-properties fo:margin-top="0in" fo:margin-bottom="0in" style:contextual-spacing="false" fo:line-height="100%"/>
      <style:text-properties style:use-window-font-color="true" loext:opacity="0%" style:font-name="Times-Roman" fo:font-size="12pt" style:font-size-asian="12pt" style:font-name-complex="Times-Roman1" style:font-size-complex="12pt"/>
    </style:style>
    <style:style style:name="P45" style:family="paragraph" style:parent-style-name="Standard">
      <style:paragraph-properties fo:margin-top="0in" fo:margin-bottom="0in" style:contextual-spacing="false" fo:line-height="100%"/>
      <style:text-properties fo:color="#00b050" loext:opacity="100%" style:font-name="Verdana" fo:font-size="12pt" style:font-name-asian="Verdana1" style:font-size-asian="12pt" style:font-name-complex="Verdana1" style:font-size-complex="12pt"/>
    </style:style>
    <style:style style:name="P46" style:family="paragraph" style:parent-style-name="Standard">
      <style:paragraph-properties fo:margin-left="0in" fo:margin-right="0in" fo:margin-top="0in" fo:margin-bottom="0in" style:contextual-spacing="false" fo:line-height="108%" fo:text-indent="0in" style:auto-text-indent="false"/>
      <style:text-properties fo:color="#00b050" loext:opacity="100%" style:font-name="Verdana" fo:font-size="12pt" fo:language="nl" fo:country="NL" style:font-name-asian="Verdana1" style:font-size-asian="12pt" style:font-name-complex="Verdana1" style:font-size-complex="12pt"/>
    </style:style>
    <style:style style:name="P47" style:family="paragraph" style:parent-style-name="Standard">
      <style:paragraph-properties fo:margin-top="0in" fo:margin-bottom="0in" style:contextual-spacing="false" fo:line-height="108%"/>
      <style:text-properties fo:color="#00b050" loext:opacity="100%" style:font-name="Verdana" fo:font-size="12pt" fo:language="nl" fo:country="NL" style:font-name-asian="Verdana1" style:font-size-asian="12pt" style:font-name-complex="Verdana1" style:font-size-complex="12pt"/>
    </style:style>
    <style:style style:name="P48" style:family="paragraph" style:parent-style-name="Standard">
      <style:paragraph-properties fo:margin-top="0in" fo:margin-bottom="0in" style:contextual-spacing="false" fo:line-height="108%" fo:text-align="start" style:justify-single-word="false"/>
      <style:text-properties fo:color="#00b050" loext:opacity="100%" style:font-name="Verdana" fo:font-size="12pt" fo:language="nl" fo:country="NL" style:font-name-asian="Verdana1" style:font-size-asian="12pt" style:font-name-complex="Verdana1" style:font-size-complex="12pt"/>
    </style:style>
    <style:style style:name="P49" style:family="paragraph" style:parent-style-name="Standard">
      <style:paragraph-properties fo:margin-top="0.1945in" fo:margin-bottom="0in" style:contextual-spacing="false" style:line-height-at-least="0.3335in"/>
      <style:text-properties fo:color="#00b050" loext:opacity="100%" style:font-name="Verdana" fo:font-size="12pt" fo:language="nl" fo:country="NL" style:font-name-asian="Verdana1" style:font-size-asian="12pt" style:font-name-complex="Verdana1" style:font-size-complex="12pt"/>
    </style:style>
    <style:style style:name="P50" style:family="paragraph" style:parent-style-name="Standard">
      <style:paragraph-properties fo:margin-top="0.1945in" fo:margin-bottom="0.1945in" style:contextual-spacing="false" style:line-height-at-least="0.3335in"/>
      <style:text-properties fo:color="#00b050" loext:opacity="100%" style:font-name="Verdana" fo:font-size="12pt" fo:language="nl" fo:country="NL" style:font-name-asian="Verdana1" style:font-size-asian="12pt" style:font-name-complex="Verdana1" style:font-size-complex="12pt"/>
    </style:style>
    <style:style style:name="P51" style:family="paragraph" style:parent-style-name="Standard">
      <style:paragraph-properties fo:margin-top="0.1945in" fo:margin-bottom="0in" style:contextual-spacing="false" fo:line-height="100%"/>
      <style:text-properties fo:color="#00b050" loext:opacity="100%" style:font-name="Verdana" fo:font-size="12pt" fo:language="nl" fo:country="NL" style:font-name-asian="Verdana1" style:font-size-asian="12pt" style:font-name-complex="Verdana1" style:font-size-complex="12pt"/>
    </style:style>
    <style:style style:name="P52" style:family="paragraph" style:parent-style-name="Standard">
      <style:paragraph-properties fo:margin-left="0in" fo:margin-right="0in" fo:margin-top="0in" fo:margin-bottom="0in" style:contextual-spacing="false" fo:line-height="100%" fo:text-indent="0in" style:auto-text-indent="false"/>
      <style:text-properties fo:color="#00b050" loext:opacity="100%" style:font-name="Verdana" fo:font-size="12pt" fo:language="nl" fo:country="NL" style:font-name-asian="Verdana1" style:font-size-asian="12pt" style:font-name-complex="Verdana1" style:font-size-complex="12pt"/>
    </style:style>
    <style:style style:name="P53" style:family="paragraph" style:parent-style-name="Standard">
      <style:paragraph-properties fo:margin-top="0in" fo:margin-bottom="0in" style:contextual-spacing="false" style:line-height-at-least="0.3201in"/>
      <style:text-properties fo:color="#00b050" loext:opacity="100%" style:font-name="Verdana" fo:font-size="12pt" fo:language="nl" fo:country="NL" style:font-name-asian="Verdana1" style:font-size-asian="12pt" style:font-name-complex="Verdana1" style:font-size-complex="12pt"/>
    </style:style>
    <style:style style:name="P54" style:family="paragraph" style:parent-style-name="Standard">
      <style:paragraph-properties fo:margin-top="0in" fo:margin-bottom="0in" style:contextual-spacing="false" fo:line-height="100%"/>
      <style:text-properties fo:color="#00b050" loext:opacity="100%" style:font-name="Times-Roman" fo:font-size="12pt" style:font-size-asian="12pt" style:font-name-complex="Times-Roman1" style:font-size-complex="12pt"/>
    </style:style>
    <style:style style:name="P55" style:family="paragraph" style:parent-style-name="Standard">
      <style:paragraph-properties fo:margin-top="0in" fo:margin-bottom="0in" style:contextual-spacing="false" fo:line-height="100%"/>
      <style:text-properties fo:color="#00b050" loext:opacity="100%" style:font-name="Times-Roman" fo:font-size="12pt" style:font-name-asian="Times-Roman1" style:font-size-asian="12pt" style:font-name-complex="Times-Roman1" style:font-size-complex="12pt"/>
    </style:style>
    <style:style style:name="P56" style:family="paragraph" style:parent-style-name="Standard">
      <style:paragraph-properties fo:margin-top="0.1945in" fo:margin-bottom="0in" style:contextual-spacing="false" style:line-height-at-least="0.3335in"/>
    </style:style>
    <style:style style:name="P57" style:family="paragraph" style:parent-style-name="Standard">
      <style:paragraph-properties fo:margin-top="0.1945in" fo:margin-bottom="0.1945in" style:contextual-spacing="false" style:line-height-at-least="0.3335in"/>
    </style:style>
    <style:style style:name="P58" style:family="paragraph" style:parent-style-name="Standard">
      <loext:graphic-properties draw:fill="solid" draw:fill-color="#ffffff"/>
      <style:paragraph-properties fo:margin-top="0.1945in" fo:margin-bottom="0in" style:contextual-spacing="false" style:line-height-at-least="0.3335in" fo:background-color="#ffffff"/>
    </style:style>
    <style:style style:name="P59" style:family="paragraph" style:parent-style-name="Standard">
      <style:paragraph-properties fo:margin-top="0in" fo:margin-bottom="0in" style:contextual-spacing="false" style:line-height-at-least="0.3335in"/>
    </style:style>
    <style:style style:name="P60" style:family="paragraph" style:parent-style-name="Standard">
      <style:paragraph-properties fo:margin-top="0in" fo:margin-bottom="0in" style:contextual-spacing="false" style:line-height-at-least="0.3201in"/>
    </style:style>
    <style:style style:name="P61" style:family="paragraph" style:parent-style-name="Standard">
      <loext:graphic-properties draw:fill="solid" draw:fill-color="#ffffff"/>
      <style:paragraph-properties fo:margin-top="0.1945in" fo:margin-bottom="0in" style:contextual-spacing="false" style:line-height-at-least="0.3335in" fo:background-color="#ffffff"/>
      <style:text-properties fo:color="#0070c0" loext:opacity="100%" style:font-name="Verdana" fo:font-size="12pt" style:font-name-asian="Verdana1" style:font-size-asian="12pt" style:language-asian="nl" style:country-asian="NL" style:font-name-complex="Verdana1" style:font-size-complex="12pt"/>
    </style:style>
    <style:style style:name="P62" style:family="paragraph" style:parent-style-name="Standard">
      <loext:graphic-properties draw:fill="solid" draw:fill-color="#ffffff"/>
      <style:paragraph-properties fo:margin-top="0.1945in" fo:margin-bottom="0in" style:contextual-spacing="false" style:line-height-at-least="0.3335in" fo:background-color="#ffffff"/>
      <style:text-properties fo:color="#0070c0" loext:opacity="100%" style:font-name="Verdana" fo:font-size="12pt" style:font-name-asian="Verdana1" style:font-size-asian="12pt" style:language-asian="nl" style:country-asian="NL" style:font-name-complex="Verdana1" style:font-size-complex="12pt"/>
    </style:style>
    <style:style style:name="P63" style:family="paragraph" style:parent-style-name="Standard">
      <style:paragraph-properties fo:margin-top="0in" fo:margin-bottom="0in" style:contextual-spacing="false" fo:line-height="100%"/>
      <style:text-properties fo:color="#0070c0" loext:opacity="100%" style:font-name="Verdana" fo:font-size="12pt" style:font-name-asian="Verdana1" style:font-size-asian="12pt" style:font-name-complex="Verdana1" style:font-size-complex="12pt"/>
    </style:style>
    <style:style style:name="P64" style:family="paragraph" style:parent-style-name="Standard">
      <style:paragraph-properties fo:margin-left="0in" fo:margin-right="0in" fo:margin-top="0in" fo:margin-bottom="0in" style:contextual-spacing="false" fo:line-height="100%" fo:text-align="start" style:justify-single-word="false" fo:text-indent="0in" style:auto-text-indent="false" style:writing-mode="lr-tb"/>
      <style:text-properties fo:color="#0070c0" loext:opacity="100%" style:font-name="Verdana" fo:font-size="12pt" style:font-name-asian="Verdana1" style:font-size-asian="12pt" style:font-name-complex="Verdana1" style:font-size-complex="12pt"/>
    </style:style>
    <style:style style:name="P65" style:family="paragraph" style:parent-style-name="Standard">
      <style:paragraph-properties fo:margin-top="0in" fo:margin-bottom="0in" style:contextual-spacing="false" fo:line-height="100%"/>
      <style:text-properties fo:color="#0070c0" loext:opacity="100%" style:font-name="Verdana" fo:font-size="12pt" fo:language="nl" fo:country="NL" style:font-name-asian="Verdana1" style:font-size-asian="12pt" style:font-name-complex="Verdana1" style:font-size-complex="12pt"/>
    </style:style>
    <style:style style:name="P66" style:family="paragraph" style:parent-style-name="Standard">
      <style:paragraph-properties fo:margin-top="0.1945in" fo:margin-bottom="0.1945in" style:contextual-spacing="false" fo:line-height="100%"/>
      <style:text-properties fo:color="#0070c0" loext:opacity="100%" style:font-name="Verdana" fo:font-size="12pt" fo:language="nl" fo:country="NL" style:font-name-asian="Verdana1" style:font-size-asian="12pt" style:font-name-complex="Verdana1" style:font-size-complex="12pt"/>
    </style:style>
    <style:style style:name="P67" style:family="paragraph" style:parent-style-name="Standard">
      <style:paragraph-properties fo:margin-top="0in" fo:margin-bottom="0in" style:contextual-spacing="false" fo:line-height="100%"/>
      <style:text-properties fo:color="#0070c0" loext:opacity="100%" style:font-name="Verdana" style:font-name-asian="Verdana1" style:font-name-complex="Verdana1"/>
    </style:style>
    <style:style style:name="P68" style:family="paragraph" style:parent-style-name="Standard">
      <style:paragraph-properties fo:margin-top="0in" fo:margin-bottom="0in" style:contextual-spacing="false" fo:line-height="100%"/>
      <style:text-properties fo:color="#4471c4" loext:opacity="100%" style:font-name="Verdana" fo:font-size="12pt" style:font-name-asian="Verdana1" style:font-size-asian="12pt" style:font-name-complex="Verdana1" style:font-size-complex="12pt"/>
    </style:style>
    <style:style style:name="P69" style:family="paragraph" style:parent-style-name="Standard">
      <style:paragraph-properties fo:margin-top="0in" fo:margin-bottom="0in" style:contextual-spacing="false" fo:line-height="100%"/>
      <style:text-properties fo:color="#4471c4" loext:opacity="100%" style:font-name="Verdana" fo:font-size="12pt" style:font-name-asian="Verdana1" style:font-size-asian="12pt" style:font-name-complex="Verdana1" style:font-size-complex="12pt"/>
    </style:style>
    <style:style style:name="P70" style:family="paragraph" style:parent-style-name="Standard">
      <style:paragraph-properties fo:margin-top="0in" fo:margin-bottom="0in" style:contextual-spacing="false"/>
    </style:style>
    <style:style style:name="T1" style:family="text">
      <style:text-properties style:use-window-font-color="true" loext:opacity="0%" style:font-name="Verdana" fo:font-size="12pt" fo:font-weight="normal" style:font-name-asian="Verdana1" style:font-size-asian="12pt" style:font-weight-asian="normal" style:font-name-complex="Verdana1" style:font-size-complex="12pt" style:font-weight-complex="normal"/>
    </style:style>
    <style:style style:name="T2" style:family="text">
      <style:text-properties style:use-window-font-color="true" loext:opacity="0%" style:font-name="Verdana" fo:font-size="12pt" style:font-name-asian="Verdana1" style:font-size-asian="12pt" style:font-name-complex="Verdana1" style:font-size-complex="12pt"/>
    </style:style>
    <style:style style:name="T3" style:family="text">
      <style:text-properties style:use-window-font-color="true" loext:opacity="0%" style:font-name="Verdana" fo:font-size="12pt" style:font-name-asian="Verdana1" style:font-size-asian="12pt" style:language-asian="nl" style:country-asian="NL" style:font-name-complex="Verdana1" style:font-size-complex="12pt"/>
    </style:style>
    <style:style style:name="T4" style:family="text">
      <style:text-properties style:use-window-font-color="true" loext:opacity="0%" style:font-name="Verdana" fo:font-size="12pt" fo:language="nl" fo:country="NL" style:font-name-asian="Verdana1" style:font-size-asian="12pt" style:font-name-complex="Verdana1" style:font-size-complex="12pt"/>
    </style:style>
    <style:style style:name="T5" style:family="text">
      <style:text-properties style:use-window-font-color="true" loext:opacity="0%" style:font-name="Verdana" fo:font-size="12pt" fo:language="nl" fo:country="NL" fo:font-weight="normal" style:font-name-asian="Verdana1" style:font-size-asian="12pt" style:font-weight-asian="normal" style:font-name-complex="Verdana1" style:font-size-complex="12pt" style:font-weight-complex="normal"/>
    </style:style>
    <style:style style:name="T6" style:family="text">
      <style:text-properties style:use-window-font-color="true" loext:opacity="0%" style:font-name="Verdana" fo:font-size="9pt" fo:font-weight="normal" style:font-name-asian="Verdana1" style:font-size-asian="9pt" style:font-weight-asian="normal" style:font-name-complex="Verdana1" style:font-size-complex="9pt" style:font-weight-complex="normal"/>
    </style:style>
    <style:style style:name="T7" style:family="text">
      <style:text-properties style:use-window-font-color="true" loext:opacity="0%" style:font-name="Verdana" fo:font-size="9pt" fo:language="nl" fo:country="NL" fo:font-weight="normal" style:font-name-asian="Verdana1" style:font-size-asian="9pt" style:font-weight-asian="normal" style:font-name-complex="Verdana1" style:font-size-complex="9pt" style:font-weight-complex="normal"/>
    </style:style>
    <style:style style:name="T8" style:family="text">
      <style:text-properties style:use-window-font-color="true" loext:opacity="0%" style:font-name="Verdana" fo:font-size="9pt" fo:language="nl" fo:country="NL" fo:font-weight="bold" style:font-name-asian="Verdana1" style:font-size-asian="9pt" style:font-weight-asian="bold" style:font-name-complex="Verdana1" style:font-size-complex="9pt" style:font-weight-complex="bold"/>
    </style:style>
    <style:style style:name="T9" style:family="text">
      <style:text-properties style:use-window-font-color="true" loext:opacity="0%" style:font-name="Verdana" fo:font-size="22pt" fo:font-weight="bold" style:font-name-asian="Verdana1" style:font-size-asian="22pt" style:font-weight-asian="bold" style:font-name-complex="Verdana1" style:font-size-complex="22pt" style:font-weight-complex="bold"/>
    </style:style>
    <style:style style:name="T10" style:family="text">
      <style:text-properties style:use-window-font-color="true" loext:opacity="0%" style:font-name="Verdana" fo:font-size="10pt" style:font-name-asian="Verdana1" style:font-size-asian="10pt" style:font-name-complex="Verdana1" style:font-size-complex="10pt"/>
    </style:style>
    <style:style style:name="T11" style:family="text">
      <style:text-properties style:use-window-font-color="true" loext:opacity="0%" style:font-name="Verdana" fo:font-size="14pt" fo:language="nl" fo:country="NL" fo:font-weight="bold" style:font-name-asian="Verdana1" style:font-size-asian="14pt" style:font-weight-asian="bold" style:font-name-complex="Verdana1" style:font-size-complex="14pt" style:font-weight-complex="bold"/>
    </style:style>
    <style:style style:name="T12" style:family="text">
      <style:text-properties style:use-window-font-color="true" loext:opacity="0%" style:font-name="Verdana" fo:font-size="13pt" fo:language="nl" fo:country="NL" style:font-name-asian="Verdana1" style:font-size-asian="13pt" style:font-name-complex="Verdana1" style:font-size-complex="13pt"/>
    </style:style>
    <style:style style:name="T13" style:family="text">
      <style:text-properties style:use-window-font-color="true" loext:opacity="0%" style:font-name="Times-Roman" fo:font-size="12pt" style:font-size-asian="12pt" style:font-name-complex="Times-Roman1" style:font-size-complex="12pt"/>
    </style:style>
    <style:style style:name="T14" style:family="text">
      <style:text-properties style:use-window-font-color="true" loext:opacity="0%" style:font-name="Merriweather" style:font-name-complex="Arial"/>
    </style:style>
    <style:style style:name="T15" style:family="text">
      <style:text-properties fo:color="#00b050" loext:opacity="100%" style:font-name="Verdana" fo:font-size="12pt" style:font-name-asian="Verdana1" style:font-size-asian="12pt" style:font-name-complex="Verdana1" style:font-size-complex="12pt"/>
    </style:style>
    <style:style style:name="T16" style:family="text">
      <style:text-properties fo:color="#00b050" loext:opacity="100%" style:font-name="Verdana" fo:font-size="12pt" fo:font-weight="normal" style:font-name-asian="Verdana1" style:font-size-asian="12pt" style:font-weight-asian="normal" style:font-name-complex="Verdana1" style:font-size-complex="12pt" style:font-weight-complex="normal"/>
    </style:style>
    <style:style style:name="T17" style:family="text">
      <style:text-properties fo:color="#00b050" loext:opacity="100%" style:font-name="Verdana" fo:font-size="12pt" fo:language="nl" fo:country="NL" fo:font-weight="normal" style:font-name-asian="Verdana1" style:font-size-asian="12pt" style:font-weight-asian="normal" style:font-name-complex="Verdana1" style:font-size-complex="12pt" style:font-weight-complex="normal"/>
    </style:style>
    <style:style style:name="T18" style:family="text">
      <style:text-properties fo:color="#00b050" loext:opacity="100%" style:font-name="Verdana" fo:font-size="12pt" fo:language="nl" fo:country="NL" style:font-name-asian="Verdana1" style:font-size-asian="12pt" style:font-name-complex="Verdana1" style:font-size-complex="12pt"/>
    </style:style>
    <style:style style:name="T19" style:family="text">
      <style:text-properties fo:color="#00b050" loext:opacity="100%" style:font-name="Verdana" fo:font-size="12pt" fo:language="nl" fo:country="NL" fo:font-weight="bold" style:font-name-asian="Verdana1" style:font-size-asian="12pt" style:font-weight-asian="bold" style:font-name-complex="Verdana1" style:font-size-complex="12pt" style:font-weight-complex="bold"/>
    </style:style>
    <style:style style:name="T20" style:family="text">
      <style:text-properties fo:color="#00b050" loext:opacity="100%" style:font-name="Verdana" fo:font-size="20pt" fo:font-weight="bold" style:font-name-asian="Verdana1" style:font-size-asian="20pt" style:font-weight-asian="bold" style:font-name-complex="Verdana1" style:font-size-complex="20pt" style:font-weight-complex="bold"/>
    </style:style>
    <style:style style:name="T21" style:family="text">
      <style:text-properties fo:color="#00b050" loext:opacity="100%" style:font-name="Verdana" fo:font-size="20pt" fo:language="nl" fo:country="NL" fo:font-weight="bold" style:font-name-asian="Verdana1" style:font-size-asian="20pt" style:font-weight-asian="bold" style:font-name-complex="Verdana1" style:font-size-complex="20pt" style:font-weight-complex="bold"/>
    </style:style>
    <style:style style:name="T22" style:family="text">
      <style:text-properties fo:color="#00b050" loext:opacity="100%" style:font-name="Verdana" fo:font-size="18pt" fo:language="nl" fo:country="NL" fo:font-weight="bold" style:font-name-asian="Verdana1" style:font-size-asian="18pt" style:font-weight-asian="bold" style:font-name-complex="Verdana1" style:font-size-complex="18pt" style:font-weight-complex="bold"/>
    </style:style>
    <style:style style:name="T23" style:family="text">
      <style:text-properties fo:color="#00b050" loext:opacity="100%" style:font-name="Verdana" fo:font-size="9pt" fo:language="nl" fo:country="NL" fo:font-weight="normal" style:font-name-asian="Verdana1" style:font-size-asian="9pt" style:font-weight-asian="normal" style:font-name-complex="Verdana1" style:font-size-complex="9pt" style:font-weight-complex="normal"/>
    </style:style>
    <style:style style:name="T24" style:family="text">
      <style:text-properties fo:color="#00b050" loext:opacity="100%" style:font-name="Verdana" fo:font-size="14pt" fo:language="nl" fo:country="NL" fo:font-weight="bold" style:font-name-asian="Verdana1" style:font-size-asian="14pt" style:font-weight-asian="bold" style:font-name-complex="Verdana1" style:font-size-complex="14pt" style:font-weight-complex="bold"/>
    </style:style>
    <style:style style:name="T25" style:family="text">
      <style:text-properties fo:color="#00b050" loext:opacity="100%" style:font-name="Verdana" fo:font-size="14pt" fo:language="nl" fo:country="NL" fo:font-weight="normal" style:font-name-asian="Verdana1" style:font-size-asian="14pt" style:font-weight-asian="normal" style:font-name-complex="Verdana1" style:font-size-complex="14pt" style:font-weight-complex="normal"/>
    </style:style>
    <style:style style:name="T26" style:family="text">
      <style:text-properties fo:color="#00b050" loext:opacity="100%" style:font-name="Verdana" fo:font-size="16pt" fo:language="nl" fo:country="NL" fo:font-weight="bold" style:font-name-asian="Verdana1" style:font-size-asian="16pt" style:font-weight-asian="bold" style:font-name-complex="Verdana1" style:font-size-complex="16pt" style:font-weight-complex="bold"/>
    </style:style>
    <style:style style:name="T27" style:family="text">
      <style:text-properties fo:color="#00b050" loext:opacity="100%" style:font-name="Times-Roman" fo:font-size="12pt" style:font-size-asian="12pt" style:font-name-complex="Times-Roman1" style:font-size-complex="12pt"/>
    </style:style>
    <style:style style:name="T28" style:family="text">
      <style:text-properties fo:color="#00b050" loext:opacity="100%" style:font-name="Times-Bold" fo:font-size="12pt" fo:font-weight="normal" style:font-size-asian="12pt" style:font-weight-asian="normal" style:font-name-complex="Times-Bold1" style:font-size-complex="12pt" style:font-weight-complex="normal"/>
    </style:style>
    <style:style style:name="T29" style:family="text">
      <style:text-properties fo:color="#00b050" loext:opacity="100%" style:font-name="Times-Bold" fo:font-size="20pt" fo:font-weight="bold" style:font-size-asian="20pt" style:font-weight-asian="bold" style:font-name-complex="Times-Bold1" style:font-size-complex="20pt" style:font-weight-complex="bold"/>
    </style:style>
    <style:style style:name="T30" style:family="text">
      <style:text-properties fo:color="#00b050" loext:opacity="100%" style:font-name="Merriweather" style:font-name-complex="Arial"/>
    </style:style>
    <style:style style:name="T31" style:family="text">
      <style:text-properties fo:color="#ff0000" loext:opacity="100%" style:font-name="Verdana" fo:font-size="12pt" style:font-name-asian="Verdana1" style:font-size-asian="12pt" style:font-name-complex="Verdana1" style:font-size-complex="12pt"/>
    </style:style>
    <style:style style:name="T32" style:family="text">
      <style:text-properties fo:color="#ff0000" loext:opacity="100%" style:font-name="Verdana" fo:font-size="12pt" fo:language="nl" fo:country="NL" style:font-name-asian="Verdana1" style:font-size-asian="12pt" style:font-name-complex="Verdana1" style:font-size-complex="12pt"/>
    </style:style>
    <style:style style:name="T33" style:family="text">
      <style:text-properties fo:color="#ff0000" loext:opacity="100%" style:font-name="Verdana" fo:font-size="12pt" fo:language="nl" fo:country="NL" fo:font-weight="normal" style:font-name-asian="Verdana1" style:font-size-asian="12pt" style:font-weight-asian="normal" style:font-name-complex="Verdana1" style:font-size-complex="12pt" style:font-weight-complex="normal"/>
    </style:style>
    <style:style style:name="T34" style:family="text">
      <style:text-properties fo:color="#ff0000" loext:opacity="100%" style:font-name="Verdana" fo:font-size="12pt" fo:font-weight="normal" style:font-name-asian="Verdana1" style:font-size-asian="12pt" style:font-weight-asian="normal" style:font-name-complex="Verdana1" style:font-size-complex="12pt" style:font-weight-complex="normal"/>
    </style:style>
    <style:style style:name="T35" style:family="text">
      <style:text-properties fo:color="#ff0000" loext:opacity="100%" style:font-name="Verdana" style:font-name-asian="Verdana1" style:font-name-complex="Verdana1"/>
    </style:style>
    <style:style style:name="T36" style:family="text">
      <style:text-properties fo:color="#ff0000" loext:opacity="100%" style:font-name="Verdana" fo:font-size="16pt" fo:language="nl" fo:country="NL" fo:font-weight="bold" style:font-name-asian="Verdana1" style:font-size-asian="16pt" style:font-weight-asian="bold" style:font-name-complex="Verdana1" style:font-size-complex="16pt" style:font-weight-complex="bold"/>
    </style:style>
    <style:style style:name="T37" style:family="text">
      <style:text-properties fo:color="#ff0000" loext:opacity="100%" style:font-name="Verdana" fo:font-size="20pt" fo:font-weight="bold" style:font-name-asian="Verdana1" style:font-size-asian="20pt" style:font-weight-asian="bold" style:font-name-complex="Verdana1" style:font-size-complex="20pt" style:font-weight-complex="bold"/>
    </style:style>
    <style:style style:name="T38" style:family="text">
      <style:text-properties fo:color="#ff0000" loext:opacity="100%" style:font-name="Verdana" fo:font-size="14pt" fo:language="nl" fo:country="NL" fo:font-weight="bold" style:font-name-asian="Verdana1" style:font-size-asian="14pt" style:font-weight-asian="bold" style:font-name-complex="Verdana1" style:font-size-complex="14pt" style:font-weight-complex="bold"/>
    </style:style>
    <style:style style:name="T39" style:family="text">
      <style:text-properties fo:color="#ff0000" loext:opacity="100%" style:font-name="Verdana" fo:font-size="18pt" fo:language="nl" fo:country="NL" fo:font-weight="bold" style:font-name-asian="Verdana1" style:font-size-asian="18pt" style:font-weight-asian="bold" style:font-name-complex="Verdana1" style:font-size-complex="18pt" style:font-weight-complex="bold"/>
    </style:style>
    <style:style style:name="T40" style:family="text">
      <style:text-properties fo:color="#ff0000" loext:opacity="100%" style:font-name="Verdana" fo:font-size="13pt" fo:language="nl" fo:country="NL" style:font-name-asian="Verdana1" style:font-size-asian="13pt" style:font-name-complex="Verdana1" style:font-size-complex="13pt"/>
    </style:style>
    <style:style style:name="T41" style:family="text">
      <style:text-properties fo:color="#4471c4" loext:opacity="100%" style:font-name="Verdana" fo:font-size="12pt" style:font-name-asian="Verdana1" style:font-size-asian="12pt" style:font-name-complex="Verdana1" style:font-size-complex="12pt"/>
    </style:style>
    <style:style style:name="T42" style:family="text">
      <style:text-properties fo:color="#4471c4" loext:opacity="100%" style:font-name="Verdana" fo:font-size="12pt" style:font-name-asian="Verdana1" style:font-size-asian="12pt" style:font-name-complex="Verdana1" style:font-size-complex="12pt"/>
    </style:style>
    <style:style style:name="T43" style:family="text">
      <style:text-properties fo:color="#4471c4" loext:opacity="100%" style:font-name="Verdana" fo:font-size="12pt" style:font-name-asian="Verdana1" style:font-size-asian="12pt" style:language-asian="nl" style:country-asian="NL" style:font-name-complex="Verdana1" style:font-size-complex="12pt"/>
    </style:style>
    <style:style style:name="T44" style:family="text">
      <style:text-properties fo:color="#4471c4" loext:opacity="100%" style:font-name="Verdana" fo:font-size="12pt" style:font-name-asian="Verdana1" style:font-size-asian="12pt" style:language-asian="nl" style:country-asian="NL" style:font-name-complex="Verdana1" style:font-size-complex="12pt"/>
    </style:style>
    <style:style style:name="T45" style:family="text">
      <style:text-properties fo:color="#4471c4" loext:opacity="100%" style:font-name="Verdana" fo:font-size="12pt" fo:font-weight="normal" style:font-name-asian="Verdana1" style:font-size-asian="12pt" style:font-weight-asian="normal" style:font-name-complex="Verdana1" style:font-size-complex="12pt" style:font-weight-complex="normal"/>
    </style:style>
    <style:style style:name="T46" style:family="text">
      <style:text-properties fo:color="#4471c4" loext:opacity="100%" style:font-name="Verdana" fo:font-size="12pt" fo:language="nl" fo:country="NL" style:font-name-asian="Verdana1" style:font-size-asian="12pt" style:font-name-complex="Verdana1" style:font-size-complex="12pt"/>
    </style:style>
    <style:style style:name="T47" style:family="text">
      <style:text-properties fo:color="#4471c4" loext:opacity="100%" style:font-name="Verdana" fo:font-size="12pt" fo:language="nl" fo:country="NL" style:font-name-asian="Verdana1" style:font-size-asian="12pt" style:font-name-complex="Verdana1" style:font-size-complex="12pt"/>
    </style:style>
    <style:style style:name="T48" style:family="text">
      <style:text-properties fo:color="#4471c4" loext:opacity="100%" style:font-name="Verdana" fo:font-size="9pt" fo:font-weight="normal" style:font-name-asian="Verdana1" style:font-size-asian="9pt" style:font-weight-asian="normal" style:font-name-complex="Verdana1" style:font-size-complex="9pt" style:font-weight-complex="normal"/>
    </style:style>
    <style:style style:name="T49" style:family="text">
      <style:text-properties fo:color="#4471c4" loext:opacity="100%" style:font-name="Verdana" style:font-name-asian="Verdana1" style:font-name-complex="Verdana1"/>
    </style:style>
    <style:style style:name="T50" style:family="text">
      <style:text-properties fo:color="#4471c4" loext:opacity="100%" style:font-name="Verdana" style:font-name-asian="Verdana1" style:font-name-complex="Verdana1"/>
    </style:style>
    <style:style style:name="T51" style:family="text">
      <style:text-properties fo:color="#5b9ad5" loext:opacity="100%" style:font-name="Verdana" fo:font-size="12pt" style:font-name-asian="Verdana1" style:font-size-asian="12pt" style:font-name-complex="Verdana1" style:font-size-complex="12pt"/>
    </style:style>
    <style:style style:name="T52" style:family="text">
      <style:text-properties fo:color="#5b9ad5" loext:opacity="100%" style:font-name="Verdana" fo:font-size="12pt" style:font-name-asian="Verdana1" style:font-size-asian="12pt" style:font-name-complex="Verdana1" style:font-size-complex="12pt"/>
    </style:style>
    <style:style style:name="T53" style:family="text">
      <style:text-properties fo:color="#0070c0" loext:opacity="100%" style:font-name="Verdana" fo:font-size="12pt" fo:font-weight="normal" style:font-name-asian="Verdana1" style:font-size-asian="12pt" style:font-weight-asian="normal" style:font-name-complex="Verdana1" style:font-size-complex="12pt" style:font-weight-complex="normal"/>
    </style:style>
    <style:style style:name="T54" style:family="text">
      <style:text-properties fo:color="#0070c0" loext:opacity="100%" style:font-name="Verdana" fo:font-size="12pt" style:font-name-asian="Verdana1" style:font-size-asian="12pt" style:language-asian="nl" style:country-asian="NL" style:font-name-complex="Verdana1" style:font-size-complex="12pt"/>
    </style:style>
    <style:style style:name="T55" style:family="text">
      <style:text-properties fo:color="#0070c0" loext:opacity="100%" style:font-name="Verdana" fo:font-size="12pt" style:font-name-asian="Verdana1" style:font-size-asian="12pt" style:language-asian="nl" style:country-asian="NL" style:font-name-complex="Verdana1" style:font-size-complex="12pt"/>
    </style:style>
    <style:style style:name="T56" style:family="text">
      <style:text-properties fo:color="#0070c0" loext:opacity="100%" style:font-name="Verdana" fo:font-size="12pt" style:font-name-asian="Verdana1" style:font-size-asian="12pt" style:font-name-complex="Verdana1" style:font-size-complex="12pt"/>
    </style:style>
    <style:style style:name="T57" style:family="text">
      <style:text-properties fo:color="#0070c0" loext:opacity="100%" style:font-name="Verdana" fo:font-size="12pt" style:font-name-asian="Verdana1" style:font-size-asian="12pt" style:font-name-complex="Verdana1" style:font-size-complex="12pt"/>
    </style:style>
    <style:style style:name="T58" style:family="text">
      <style:text-properties fo:color="#0070c0" loext:opacity="100%" style:font-name="Verdana" fo:font-size="12pt" style:font-name-asian="Verdana1" style:font-size-asian="12pt" style:font-name-complex="Verdana1" style:font-size-complex="12pt"/>
    </style:style>
    <style:style style:name="T59" style:family="text">
      <style:text-properties fo:color="#0070c0" loext:opacity="100%" style:font-name="Verdana" fo:font-size="12pt" fo:language="nl" fo:country="NL" style:font-name-asian="Verdana1" style:font-size-asian="12pt" style:font-name-complex="Verdana1" style:font-size-complex="12pt"/>
    </style:style>
    <style:style style:name="T60" style:family="text">
      <style:text-properties fo:color="#0070c0" loext:opacity="100%" style:font-name="Verdana" fo:font-size="12pt" fo:language="nl" fo:country="NL" style:font-name-asian="Verdana1" style:font-size-asian="12pt" style:font-name-complex="Verdana1" style:font-size-complex="12pt"/>
    </style:style>
    <style:style style:name="T61" style:family="text">
      <style:text-properties fo:color="#0070c0" loext:opacity="100%" style:font-name="Verdana" fo:font-size="12pt" fo:language="nl" fo:country="NL" fo:font-weight="normal" style:font-name-asian="Verdana1" style:font-size-asian="12pt" style:font-weight-asian="normal" style:font-name-complex="Verdana1" style:font-size-complex="12pt" style:font-weight-complex="normal"/>
    </style:style>
    <style:style style:name="T62" style:family="text">
      <style:text-properties fo:color="#0070c0" loext:opacity="100%" style:font-name="Verdana" fo:font-size="12pt" fo:language="nl" fo:country="NL" fo:font-weight="bold" style:font-name-asian="Verdana1" style:font-size-asian="12pt" style:font-weight-asian="bold" style:font-name-complex="Verdana1" style:font-size-complex="12pt" style:font-weight-complex="bold"/>
    </style:style>
    <style:style style:name="T63" style:family="text">
      <style:text-properties fo:color="#0070c0" loext:opacity="100%" style:font-name="Verdana" fo:font-size="14pt" fo:font-weight="bold" style:font-name-asian="Verdana1" style:font-size-asian="14pt" style:font-weight-asian="bold" style:font-name-complex="Verdana1" style:font-size-complex="14pt" style:font-weight-complex="bold"/>
    </style:style>
    <style:style style:name="T64" style:family="text">
      <style:text-properties fo:color="#0070c0" loext:opacity="100%" style:font-name="Verdana" style:font-name-asian="Verdana1" style:font-name-complex="Verdana1"/>
    </style:style>
    <style:style style:name="T65" style:family="text">
      <style:text-properties fo:color="#0070c0" loext:opacity="100%" style:font-name="Verdana" style:font-name-asian="Verdana1" style:font-name-complex="Verdana1"/>
    </style:style>
    <style:style style:name="T66" style:family="text">
      <style:text-properties fo:color="#0070c0" loext:opacity="100%" style:font-name="Verdana" fo:font-size="20pt" fo:language="nl" fo:country="NL" fo:font-weight="bold" style:font-name-asian="Verdana1" style:font-size-asian="20pt" style:font-weight-asian="bold" style:font-name-complex="Verdana1" style:font-size-complex="20pt" style:font-weight-complex="bold"/>
    </style:style>
    <style:style style:name="T67" style:family="text">
      <style:text-properties fo:color="#0070c0" loext:opacity="100%" style:font-name="Verdana" fo:font-size="9pt" fo:language="nl" fo:country="NL" fo:font-weight="normal" style:font-name-asian="Verdana1" style:font-size-asian="9pt" style:font-weight-asian="normal" style:font-name-complex="Verdana1" style:font-size-complex="9pt" style:font-weight-complex="normal"/>
    </style:style>
    <style:style style:name="T68" style:family="text">
      <style:text-properties fo:color="#0070c0" loext:opacity="100%" style:font-name="Verdana" fo:font-size="18pt" fo:language="nl" fo:country="NL" fo:font-weight="bold" style:font-name-asian="Verdana1" style:font-size-asian="18pt" style:font-weight-asian="bold" style:font-name-complex="Verdana1" style:font-size-complex="18pt" style:font-weight-complex="bold"/>
    </style:style>
    <style:style style:name="T69" style:family="text">
      <style:text-properties fo:color="#0070c0" loext:opacity="100%" style:font-name="Times-Bold" fo:font-size="12pt" fo:font-weight="normal" style:font-size-asian="12pt" style:font-weight-asian="normal" style:font-name-complex="Times-Bold1" style:font-size-complex="12pt" style:font-weight-complex="normal"/>
    </style:style>
    <style:style style:name="T70" style:family="text">
      <style:text-properties fo:color="#000000" loext:opacity="100%" style:font-name="Verdana" style:font-name-asian="Verdana1" style:font-name-complex="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e kleur van de tekst is voor <text:s/>het gemak voor ons zelf aangegeven. Uiteraard is dit in braille niet zichtbaar. Het geeft alleen een globaal niveau aan waarin wij vermoeden wat de moeilijkheidsgraad is. Dit is niet wetenschappelijk bepaald, maar eerder “natte vinger” werk.</text:span></text:h>
      <text:h text:style-name="P2" text:outline-level="1"/>
      <text:h text:style-name="P5" text:outline-level="1"><text:span text:style-name="T1">In schuurpapier en punt, komma staat de toelichting van de gebruikte lees- of accenttekens achter in het boek. Dat vinden wij erg onpraktisch en voor de lezer veel gezoek. Idee is om in braille boven ieder verhaal de gebrukte leestekens weer te geven. Eerst komt er een volle braillecel (huisje). Daarna het lees- of accentteken in braille zodat de lezer een indicatie heeft op welke positie het leesteken staat. Na een spatie, in braille welk lees- of accentteken het betreft.</text:span></text:h>
      <text:h text:style-name="P5" text:outline-level="1"><text:span text:style-name="T1">Wij denken ”einde verhaal” dmv een lijn van voelbare punten zoals ook in de oude boeken op gelijke manier aan te geven.</text:span></text:h>
      <text:h text:style-name="P2" text:outline-level="1"/>
      <text:h text:style-name="P5" text:outline-level="1"><text:span text:style-name="T1">De regellengte is kort. Aangepast wat er ongeveer op een regel in braille op papier past.</text:span></text:h>
      <text:h text:style-name="P5" text:outline-level="1"><text:span text:style-name="T1">Er is een opbouw met regels aan elkaar, eerst twee, dan drie enz.</text:span></text:h>
      <text:h text:style-name="P6" text:outline-level="1"/>
      <text:h text:style-name="P5" text:outline-level="1"><text:span text:style-name="T15">Groene teksten: (eenvoudig)</text:span><text:span text:style-name="T31"> </text:span><text:span text:style-name="T15">8 x</text:span></text:h>
      <text:h text:style-name="P5" text:outline-level="1"><text:span text:style-name="T41">Blauwe teksten: (gemiddeld) 8 x</text:span></text:h>
      <text:h text:style-name="P5" text:outline-level="1"><text:span text:style-name="T31">Rode teksten: (moeilijk) 6 x</text:span></text:h>
      <text:h text:style-name="P6" text:outline-level="1"/>
      <text:h text:style-name="P3" text:outline-level="1"/>
      <text:p text:style-name="P22"><text:span text:style-name="T16">1 Fooi <text:s text:c="13"/></text:span><text:span text:style-name="T6">(gebruikte tekes:zonder hoofdletter, met punt, vraagteken)</text:span></text:p>
      <text:p text:style-name="P31"/>
      <text:p text:style-name="P23"><text:span text:style-name="T15">aan de overkant links woonde </text:span></text:p>
      <text:p text:style-name="P45"/>
      <text:p text:style-name="P23"><text:span text:style-name="T15">een oudere heer. slank en </text:span></text:p>
      <text:p text:style-name="P45"/>
      <text:p text:style-name="P23"><text:span text:style-name="T15">wat grijzend aan de slapen.</text:span></text:p>
      <text:p text:style-name="P45"/>
      <text:p text:style-name="P23"><text:span text:style-name="T15">hij reed iedere dag met zijn taxi. </text:span></text:p>
      <text:p text:style-name="P45"/>
      <text:p text:style-name="P23"><text:span text:style-name="T15">ik kwam toevallig een keer in </text:span></text:p>
      <text:p text:style-name="P45"><text:soft-page-break/></text:p>
      <text:p text:style-name="P23"><text:span text:style-name="T15">zijn taxi terecht. </text:span></text:p>
      <text:p text:style-name="P45"/>
      <text:p text:style-name="P23"><text:span text:style-name="T15">we herkenden elkaar van gezicht.</text:span></text:p>
      <text:p text:style-name="P45"/>
      <text:p text:style-name="P23"><text:span text:style-name="T15">ach, u woont toch bij mij in </text:span></text:p>
      <text:p text:style-name="P45"/>
      <text:p text:style-name="P23"><text:span text:style-name="T15">de straat?’ inderdaad, dat ziet </text:span></text:p>
      <text:p text:style-name="P45"/>
      <text:p text:style-name="P23"><text:span text:style-name="T15">u goed. we kwamen op mijn </text:span></text:p>
      <text:p text:style-name="P45"/>
      <text:p text:style-name="P23"><text:span text:style-name="T15">adres aan. ik wist niet wat </text:span></text:p>
      <text:p text:style-name="P45"/>
      <text:p text:style-name="P23"><text:span text:style-name="T15">ik moest doen. zou ik hem </text:span></text:p>
      <text:p text:style-name="P45"/>
      <text:p text:style-name="P23"><text:span text:style-name="T15">een fooi geven? of doe je </text:span></text:p>
      <text:p text:style-name="P45"/>
      <text:p text:style-name="P23"><text:span text:style-name="T15">dat als buren niet? ik heb </text:span></text:p>
      <text:p text:style-name="P45"/>
      <text:p text:style-name="P23"><text:span text:style-name="T15">het maar wel gedaan.</text:span></text:p>
      <text:p text:style-name="P45"/>
      <text:p text:style-name="P23"><text:span text:style-name="T15">sindsdien groeten we alleen </text:span></text:p>
      <text:p text:style-name="P45"/>
      <text:p text:style-name="P23"><text:span text:style-name="T15">op straat. het kwam het nooit </text:span></text:p>
      <text:p text:style-name="P45"/>
      <text:p text:style-name="P23"><text:span text:style-name="T15">meer tot een gesprek. ik heb </text:span></text:p>
      <text:p text:style-name="P45"/>
      <text:p text:style-name="P23"><text:span text:style-name="T15">hem al lange tijd niet meer </text:span></text:p>
      <text:p text:style-name="P45"/>
      <text:p text:style-name="P23"><text:span text:style-name="T15">Gezien. er zit nu een grijzende </text:span></text:p>
      <text:p text:style-name="P45"/>
      <text:p text:style-name="P23"><text:span text:style-name="T15">poes achter het raam. die mij </text:span></text:p>
      <text:p text:style-name="P45"/>
      <text:p text:style-name="P23"><text:span text:style-name="T15">altijd aankijkt of hij mij herkent. </text:span></text:p>
      <text:p text:style-name="P45"/>
      <text:p text:style-name="P23"><text:span text:style-name="T15">Misschien is die oudere heer </text:span></text:p>
      <text:p text:style-name="P45"/>
      <text:p text:style-name="P23"><text:span text:style-name="T15">verhuisd. </text:span></text:p>
      <text:p text:style-name="P23"><text:span text:style-name="T2">…..............................................................................................</text:span></text:p>
      <text:p text:style-name="P54"/>
      <text:p text:style-name="P24"><text:span text:style-name="T17">2 de oerknal</text:span><text:span text:style-name="T22"> <text:s text:c="9"/></text:span><text:span text:style-name="T7">(gebruikte tekens:zonder hoofdletters, afbreekstreepje, punt, komma)</text:span></text:p>
      <text:p text:style-name="P33"/>
      <text:p text:style-name="P20"><text:span text:style-name="T18">de oerknal is de explosie </text:span></text:p>
      <text:p text:style-name="P46"/>
      <text:p text:style-name="P21"><text:span text:style-name="T18">waardoor het heelal is ontstaan. </text:span></text:p>
      <text:p text:style-name="P47"/>
      <text:p text:style-name="P21"><text:span text:style-name="T18">ongeveer 14 miljard jaar geleden </text:span></text:p>
      <text:p text:style-name="P47"><text:soft-page-break/></text:p>
      <text:p text:style-name="P21"><text:span text:style-name="T18">explodeerde een hete,</text:span></text:p>
      <text:p text:style-name="P47"/>
      <text:p text:style-name="P21"><text:span text:style-name="T18">in elkaar geperste bol, kleiner </text:span></text:p>
      <text:p text:style-name="P47"/>
      <text:p text:style-name="P21"><text:span text:style-name="T18">dan een speldenknop.</text:span></text:p>
      <text:p text:style-name="P47"/>
      <text:p text:style-name="P21"><text:span text:style-name="T18">hierdoor ontstond het heelal.</text:span></text:p>
      <text:p text:style-name="P47"/>
      <text:p text:style-name="P21"><text:span text:style-name="T18">het groeide tot het groter was </text:span></text:p>
      <text:p text:style-name="P47"/>
      <text:p text:style-name="P21"><text:span text:style-name="T18">dan een sterrenstelsel</text:span></text:p>
      <text:p text:style-name="P47"/>
      <text:p text:style-name="P21"><text:span text:style-name="T18">en bleef daarna uitdijen.</text:span></text:p>
      <text:p text:style-name="P47"/>
      <text:p text:style-name="P21"><text:span text:style-name="T18">het begon langzaam af te koelen, </text:span></text:p>
      <text:p text:style-name="P47"/>
      <text:p text:style-name="P21"><text:span text:style-name="T18">waardoor kleine deeltjes </text:span></text:p>
      <text:p text:style-name="P47"/>
      <text:p text:style-name="P21"><text:span text:style-name="T18">met elkaar versmolten.</text:span></text:p>
      <text:p text:style-name="P47"/>
      <text:p text:style-name="P21"><text:span text:style-name="T18">uit die deeltjes ontstonden </text:span></text:p>
      <text:p text:style-name="P47"/>
      <text:p text:style-name="P21"><text:span text:style-name="T18">de sterren en planeten.</text:span></text:p>
      <text:p text:style-name="P47"/>
      <text:p text:style-name="P21"><text:span text:style-name="T18">de eerste sterren verschenen </text:span></text:p>
      <text:p text:style-name="P47"/>
      <text:p text:style-name="P21"><text:span text:style-name="T18">300 miljoen jaar na de oerknal.</text:span></text:p>
      <text:p text:style-name="P47"/>
      <text:p text:style-name="P21"><text:span text:style-name="T18">deeltjes klonterden samen </text:span></text:p>
      <text:p text:style-name="P47"/>
      <text:p text:style-name="P21"><text:span text:style-name="T18">en vormden gaswolken.</text:span></text:p>
      <text:p text:style-name="P47"/>
      <text:p text:style-name="P21"><text:span text:style-name="T18">die werden steeds groter </text:span></text:p>
      <text:p text:style-name="P47"/>
      <text:p text:style-name="P21"><text:span text:style-name="T18">en steeds heter. Uiteindelijk</text:span></text:p>
      <text:p text:style-name="P21"><text:span text:style-name="T18"><text:s/></text:span></text:p>
      <text:p text:style-name="P21"><text:span text:style-name="T18">werd de kern van deze wolken </text:span></text:p>
      <text:p text:style-name="P47"/>
      <text:p text:style-name="P21"><text:span text:style-name="T18">zo heet dat ze ontploften.</text:span></text:p>
      <text:p text:style-name="P47"/>
      <text:p text:style-name="P21"><text:span text:style-name="T18">de vuurballen die zo ontstonden, </text:span></text:p>
      <text:p text:style-name="P47"/>
      <text:p text:style-name="P21"><text:span text:style-name="T18">noemen wij sterren.</text:span></text:p>
      <text:p text:style-name="P47"><text:soft-page-break/></text:p>
      <text:p text:style-name="P21"><text:span text:style-name="T18">elke dag ontstaan er nieuwe </text:span></text:p>
      <text:p text:style-name="P47"/>
      <text:p text:style-name="P21"><text:span text:style-name="T18">sterren en verdwijnen oude.</text:span></text:p>
      <text:p text:style-name="P47"/>
      <text:p text:style-name="P21"><text:span text:style-name="T18">er zijn meer dan 100 miljard </text:span></text:p>
      <text:p text:style-name="P47"/>
      <text:p text:style-name="P21"><text:span text:style-name="T18">sterrenstelsels in het heelal.</text:span></text:p>
      <text:p text:style-name="P47"/>
      <text:p text:style-name="P21"><text:span text:style-name="T18">een sterrenstelsel is een grote </text:span></text:p>
      <text:p text:style-name="P47"/>
      <text:p text:style-name="P21"><text:span text:style-name="T18">verzameling sterren, stof,</text:span></text:p>
      <text:p text:style-name="P21"><text:span text:style-name="T18"><text:s/></text:span></text:p>
      <text:p text:style-name="P21"><text:span text:style-name="T18">gas, gesteente en planeten.</text:span></text:p>
      <text:p text:style-name="P47"/>
      <text:p text:style-name="P21"><text:span text:style-name="T18">de meeste sterren horen </text:span></text:p>
      <text:p text:style-name="P47"/>
      <text:p text:style-name="P21"><text:span text:style-name="T18">bij een stelsel. de zon en </text:span></text:p>
      <text:p text:style-name="P47"/>
      <text:p text:style-name="P21"><text:span text:style-name="T18">onze aarde horen bij ons </text:span></text:p>
      <text:p text:style-name="P47"/>
      <text:p text:style-name="P21"><text:span text:style-name="T18">sterrenstelsel, de melkweg.</text:span></text:p>
      <text:p text:style-name="P47"/>
      <text:p text:style-name="P21"><text:span text:style-name="T18">het heelal groeit nog steeds </text:span></text:p>
      <text:p text:style-name="P47"/>
      <text:p text:style-name="P21"><text:span text:style-name="T18">en het dijt uit. sommige weten-</text:span></text:p>
      <text:p text:style-name="P47"/>
      <text:p text:style-name="P21"><text:span text:style-name="T18">schappers geloven dat het </text:span></text:p>
      <text:p text:style-name="P47"/>
      <text:p text:style-name="P21"><text:span text:style-name="T18">steeds verder zal uitdijen. </text:span></text:p>
      <text:p text:style-name="P47"/>
      <text:p text:style-name="P21"><text:span text:style-name="T18">anderen denken dat die groei </text:span></text:p>
      <text:p text:style-name="P47"/>
      <text:p text:style-name="P21"><text:span text:style-name="T18">minder zal worden en dan zal </text:span></text:p>
      <text:p text:style-name="P47"/>
      <text:p text:style-name="P21"><text:span text:style-name="T18">stoppen. zij denken dat </text:span></text:p>
      <text:p text:style-name="P47"/>
      <text:p text:style-name="P21"><text:span text:style-name="T18">het heelal daarna weer gaat </text:span></text:p>
      <text:p text:style-name="P47"/>
      <text:p text:style-name="P21"><text:span text:style-name="T18">krimpen en alles weer in el-</text:span></text:p>
      <text:p text:style-name="P47"/>
      <text:p text:style-name="P21"><text:span text:style-name="T18">kaar geperst wordt tot dat </text:span></text:p>
      <text:p text:style-name="P47"/>
      <text:p text:style-name="P21"><text:span text:style-name="T18">het weer explodeert. een </text:span></text:p>
      <text:p text:style-name="P47"><text:soft-page-break/></text:p>
      <text:p text:style-name="P21"><text:span text:style-name="T18">nieuwe oerknal.</text:span></text:p>
      <text:p text:style-name="P23"><text:span text:style-name="T13">…..............................................................................................................................</text:span></text:p>
      <text:p text:style-name="P44"/>
      <text:p text:style-name="P54"/>
      <text:p text:style-name="P24"><text:span text:style-name="T17">3 Vuilniszak</text:span><text:span text:style-name="T19"> <text:s text:c="14"/></text:span><text:span text:style-name="T7">(gebruikte tekens: zonder hoofdletters, punt, afbreekstreepje, komma)</text:span></text:p>
      <text:p text:style-name="P33"/>
      <text:p text:style-name="P56"><text:span text:style-name="T18">in de morgen ging de wekker om </text:span></text:p>
      <text:p text:style-name="P49"/>
      <text:p text:style-name="P56"><text:span text:style-name="T18">half zeven. meneer tulmans kwam</text:span></text:p>
      <text:p text:style-name="P56"><text:span text:style-name="T18"><text:s/></text:span></text:p>
      <text:p text:style-name="P56"><text:span text:style-name="T18">met tegenzin uit bed. </text:span></text:p>
      <text:p text:style-name="P49"/>
      <text:p text:style-name="P56"><text:span text:style-name="T18">hij liep naar het raam, schoof </text:span></text:p>
      <text:p text:style-name="P49"/>
      <text:p text:style-name="P56"><text:span text:style-name="T18">het gordijn opzij en keek naar </text:span></text:p>
      <text:p text:style-name="P49"/>
      <text:p text:style-name="P56"><text:span text:style-name="T18">buiten. er was natte sneeuw </text:span></text:p>
      <text:p text:style-name="P49"/>
      <text:p text:style-name="P56"><text:span text:style-name="T18">gevallen. veel was het niet.</text:span></text:p>
      <text:p text:style-name="P56"><text:span text:style-name="T18"><text:s/></text:span></text:p>
      <text:p text:style-name="P56"><text:span text:style-name="T18">alleen op het midden van</text:span></text:p>
      <text:p text:style-name="P56"><text:soft-page-break/><text:span text:style-name="T18"><text:s/></text:span></text:p>
      <text:p text:style-name="P56"><text:span text:style-name="T18">de weg lag een grijze laag. </text:span></text:p>
      <text:p text:style-name="P49"/>
      <text:p text:style-name="P56"><text:span text:style-name="T18">vroege fietsers hadden er spo-</text:span></text:p>
      <text:p text:style-name="P49"/>
      <text:p text:style-name="P56"><text:span text:style-name="T18">ren doorheen getrokken. hij </text:span></text:p>
      <text:p text:style-name="P49"/>
      <text:p text:style-name="P56"><text:span text:style-name="T18">kleedde zich aan. een jogging-</text:span></text:p>
      <text:p text:style-name="P49"/>
      <text:p text:style-name="P56"><text:span text:style-name="T18">broek, een groene trui. sokken </text:span></text:p>
      <text:p text:style-name="P49"/>
      <text:p text:style-name="P56"><text:span text:style-name="T18">met een gat in de teen en pan-</text:span></text:p>
      <text:p text:style-name="P49"/>
      <text:p text:style-name="P56"><text:span text:style-name="T18">toffels. een open vuilniszak</text:span></text:p>
      <text:p text:style-name="P56"><text:span text:style-name="T18"><text:s/></text:span></text:p>
      <text:p text:style-name="P56"><text:span text:style-name="T18">stond bij de voordeur van het </text:span></text:p>
      <text:p text:style-name="P49"/>
      <text:p text:style-name="P56"><text:span text:style-name="T18">traphuis. de helft van de in-</text:span></text:p>
      <text:p text:style-name="P49"><text:soft-page-break/></text:p>
      <text:p text:style-name="P56"><text:span text:style-name="T18">houd lag op de vloer. hij mop-</text:span></text:p>
      <text:p text:style-name="P49"/>
      <text:p text:style-name="P56"><text:span text:style-name="T18">perde. wie kan er niet eens een </text:span></text:p>
      <text:p text:style-name="P49"/>
      <text:p text:style-name="P56"><text:span text:style-name="T18">knoop leggen, dacht hij.</text:span></text:p>
      <text:p text:style-name="P49"/>
      <text:p text:style-name="P56"><text:span text:style-name="T18">hij pakte stoffer en blik en </text:span></text:p>
      <text:p text:style-name="P49"/>
      <text:p text:style-name="P56"><text:span text:style-name="T18">veegde alle troep zo goed </text:span></text:p>
      <text:p text:style-name="P49"/>
      <text:p text:style-name="P56"><text:span text:style-name="T18">mogelijk bij elkaar. </text:span></text:p>
      <text:p text:style-name="P49"/>
      <text:p text:style-name="P56"><text:span text:style-name="T18">daarna schepte hij het terug </text:span></text:p>
      <text:p text:style-name="P49"/>
      <text:p text:style-name="P56"><text:span text:style-name="T18">in de vuilniszak. hij maakte </text:span></text:p>
      <text:p text:style-name="P49"/>
      <text:p text:style-name="P56"><text:span text:style-name="T18">hem dicht, nam hem mee </text:span></text:p>
      <text:p text:style-name="P49"><text:soft-page-break/></text:p>
      <text:p text:style-name="P56"><text:span text:style-name="T18">de trap af en deed de voor-</text:span></text:p>
      <text:p text:style-name="P49"/>
      <text:p text:style-name="P56"><text:span text:style-name="T18">deur open. hij keek beide kan-</text:span></text:p>
      <text:p text:style-name="P49"/>
      <text:p text:style-name="P56"><text:span text:style-name="T18">ten op de straat in. al bij de </text:span></text:p>
      <text:p text:style-name="P49"/>
      <text:p text:style-name="P56"><text:span text:style-name="T18">eerste stap op de stoep raak-</text:span></text:p>
      <text:p text:style-name="P49"/>
      <text:p text:style-name="P56"><text:span text:style-name="T18">ten zijn voeten koud en doorweekt. </text:span></text:p>
      <text:p text:style-name="P49"/>
      <text:p text:style-name="P56"><text:span text:style-name="T18">mopperend bracht hij de vuilniszak </text:span></text:p>
      <text:p text:style-name="P49"/>
      <text:p text:style-name="P56"><text:span text:style-name="T18">naar de overkant. hij zette hem bij </text:span></text:p>
      <text:p text:style-name="P49"/>
      <text:p text:style-name="P56"><text:span text:style-name="T18">de andere zakken vuilnis en ging </text:span></text:p>
      <text:p text:style-name="P49"/>
      <text:p text:style-name="P56"><text:span text:style-name="T18">snel naar binnen. boven trok hij </text:span></text:p>
      <text:p text:style-name="P49"><text:soft-page-break/></text:p>
      <text:p text:style-name="P56"><text:span text:style-name="T18">de natte sloffen uit. met de thee-</text:span></text:p>
      <text:p text:style-name="P49"/>
      <text:p text:style-name="P56"><text:span text:style-name="T18">doek droogde hij zijn voeten af. </text:span></text:p>
      <text:p text:style-name="P49"/>
      <text:p text:style-name="P56"><text:span text:style-name="T18">diegene die dat gedaan heeft, ligt </text:span></text:p>
      <text:p text:style-name="P49"/>
      <text:p text:style-name="P56"><text:span text:style-name="T18">vast nog te snurken, dacht hij.</text:span></text:p>
      <text:p text:style-name="P49"/>
      <text:p text:style-name="P56"><text:span text:style-name="T18">hij zette een stoel bij het raam </text:span></text:p>
      <text:p text:style-name="P49"/>
      <text:p text:style-name="P56"><text:span text:style-name="T18">en wachtte. eindelijk zag hij de </text:span></text:p>
      <text:p text:style-name="P49"/>
      <text:p text:style-name="P56"><text:span text:style-name="T18">vuilniswagen de hoek omkomen.</text:span></text:p>
      <text:p text:style-name="P56"><text:span text:style-name="T18"><text:s/></text:span></text:p>
      <text:p text:style-name="P56"><text:span text:style-name="T18">oranje zwaailichten, mannen in </text:span></text:p>
      <text:p text:style-name="P49"/>
      <text:p text:style-name="P56"><text:span text:style-name="T18">fluor gekleurde pakken. de vering </text:span></text:p>
      <text:p text:style-name="P49"><text:soft-page-break/></text:p>
      <text:p text:style-name="P56"><text:span text:style-name="T18">kreunde iedere keer bij het afremmen, </text:span></text:p>
      <text:p text:style-name="P49"/>
      <text:p text:style-name="P56"><text:span text:style-name="T18">de remmen sisten. de wagen bereik-</text:span></text:p>
      <text:p text:style-name="P49"/>
      <text:p text:style-name="P56"><text:span text:style-name="T18">te zijn huis. de werkschoenen van </text:span></text:p>
      <text:p text:style-name="P49"/>
      <text:p text:style-name="P56"><text:span text:style-name="T18">de bijrijders maakten afdrukken in </text:span></text:p>
      <text:p text:style-name="P49"/>
      <text:p text:style-name="P56"><text:span text:style-name="T18">de grijze sneeuw. meneer tulmans </text:span></text:p>
      <text:p text:style-name="P49"/>
      <text:p text:style-name="P56"><text:span text:style-name="T18">stond op om het beter te zien. </text:span></text:p>
      <text:p text:style-name="P49"/>
      <text:p text:style-name="P56"><text:span text:style-name="T18">hij zag hoe de vuilniszakken een </text:span></text:p>
      <text:p text:style-name="P49"/>
      <text:p text:style-name="P56"><text:span text:style-name="T18">voor een werden opgetild en met </text:span></text:p>
      <text:p text:style-name="P49"/>
      <text:p text:style-name="P56"><text:span text:style-name="T18">een boog in de wagen werden </text:span></text:p>
      <text:p text:style-name="P49"><text:soft-page-break/></text:p>
      <text:p text:style-name="P56"><text:span text:style-name="T18">gegooid. die van hem als laatste. </text:span></text:p>
      <text:p text:style-name="P49"/>
      <text:p text:style-name="P56"><text:span text:style-name="T18">de bijrijders sprongen weer achterop, </text:span></text:p>
      <text:p text:style-name="P49"/>
      <text:p text:style-name="P56"><text:span text:style-name="T18">een van hen sloeg tweemaal op </text:span></text:p>
      <text:p text:style-name="P49"/>
      <text:p text:style-name="P56"><text:span text:style-name="T18">de zijkant, de wagen zette zich in</text:span></text:p>
      <text:p text:style-name="P56"><text:span text:style-name="T18"><text:s/></text:span></text:p>
      <text:p text:style-name="P56"><text:span text:style-name="T18">beweging en verdween de straat uit. </text:span></text:p>
      <text:p text:style-name="P49"/>
      <text:p text:style-name="P56"><text:span text:style-name="T18">meneer tulmans kon eindelijk naar de wc.</text:span></text:p>
      <text:p text:style-name="P23"><text:span text:style-name="T13">…..................................................................................................................................</text:span></text:p>
      <text:p text:style-name="P54"/>
      <text:p text:style-name="P26"><text:span text:style-name="T28">4 uitzicht </text:span><text:span text:style-name="T29"><text:s text:c="12"/></text:span><text:span text:style-name="T7">(gebruikte tekens: zonder hoofdletters, afbreekstreepje, cijferteken/cijfers, punt, komma)</text:span></text:p>
      <text:p text:style-name="P23"><text:span text:style-name="T15">ons huis zakt een halve </text:span></text:p>
      <text:p text:style-name="P45"/>
      <text:p text:style-name="P23"><text:span text:style-name="T15">centimeter per jaar de grond in. </text:span></text:p>
      <text:p text:style-name="P45"/>
      <text:p text:style-name="P23"><text:span text:style-name="T15">dit werd onlangs verteld door een ex-</text:span></text:p>
      <text:p text:style-name="P45"/>
      <text:p text:style-name="P23"><text:span text:style-name="T15">Pert. ik woon nu vijftien centimeter </text:span></text:p>
      <text:p text:style-name="P45"/>
      <text:p text:style-name="P23"><text:span text:style-name="T15">Lager dan toen we hier kwamen. </text:span></text:p>
      <text:p text:style-name="P45"/>
      <text:p text:style-name="P23"><text:span text:style-name="T15">ik dacht dat ik zelf door ouderdom </text:span></text:p>
      <text:p text:style-name="P45"/>
      <text:p text:style-name="P23"><text:span text:style-name="T15">kleiner werd, maar dat valt dus mee.</text:span></text:p>
      <text:p text:style-name="P23"><text:soft-page-break/><text:span text:style-name="T15"><text:s/></text:span></text:p>
      <text:p text:style-name="P23"><text:span text:style-name="T15">ons huis staat in een oude buurt in </text:span></text:p>
      <text:p text:style-name="P45"/>
      <text:p text:style-name="P23"><text:span text:style-name="T15">amsterdam. een rijtje van twintig </text:span></text:p>
      <text:p text:style-name="P45"/>
      <text:p text:style-name="P23"><text:span text:style-name="T15">lage huizen uit 1898. </text:span></text:p>
      <text:p text:style-name="P45"/>
      <text:p text:style-name="P23"><text:span text:style-name="T15">een rijtje “geluk huisjes”. </text:span></text:p>
      <text:p text:style-name="P45"/>
      <text:p text:style-name="P23"><text:span text:style-name="T15">huisjes voor kleine hechte families </text:span></text:p>
      <text:p text:style-name="P45"/>
      <text:p text:style-name="P23"><text:span text:style-name="T15">die geen bovenburen wilden hebben.</text:span></text:p>
      <text:p text:style-name="P23"><text:span text:style-name="T15"><text:s/></text:span></text:p>
      <text:p text:style-name="P23"><text:span text:style-name="T15">hooguit een zolderkamertje voor de </text:span></text:p>
      <text:p text:style-name="P45"/>
      <text:p text:style-name="P23"><text:span text:style-name="T15">keukenmeid. de huisjes zijn leuk om </text:span></text:p>
      <text:p text:style-name="P45"/>
      <text:p text:style-name="P23"><text:span text:style-name="T15">naar te kijken vanaf de overkant.</text:span></text:p>
      <text:p text:style-name="P23"><text:span text:style-name="T15"><text:s/></text:span></text:p>
      <text:p text:style-name="P23"><text:span text:style-name="T15">ze hebben iets dorps. onze over-</text:span></text:p>
      <text:p text:style-name="P45"/>
      <text:p text:style-name="P23"><text:span text:style-name="T15">buren hebben dus en aardig uitzicht. </text:span></text:p>
      <text:p text:style-name="P45"/>
      <text:p text:style-name="P23"><text:span text:style-name="T15">maar daar hebben wij niets aan. </text:span></text:p>
      <text:p text:style-name="P45"/>
      <text:p text:style-name="P23"><text:span text:style-name="T15">wij kijken naar hun woningen. </text:span></text:p>
      <text:p text:style-name="P45"/>
      <text:p text:style-name="P23"><text:span text:style-name="T15">en die zijn hoog en doelmatig. twee </text:span></text:p>
      <text:p text:style-name="P45"/>
      <text:p text:style-name="P23"><text:span text:style-name="T15">gezinnen boven elkaar gestapeld. </text:span></text:p>
      <text:p text:style-name="P45"/>
      <text:p text:style-name="P23"><text:span text:style-name="T15">misschien zakken zij door het gro-</text:span></text:p>
      <text:p text:style-name="P45"/>
      <text:p text:style-name="P23"><text:span text:style-name="T15">tere gewicht wat sneller de grond in </text:span></text:p>
      <text:p text:style-name="P45"/>
      <text:p text:style-name="P23"><text:span text:style-name="T15">dan wij. dan wordt het uitzicht over </text:span></text:p>
      <text:p text:style-name="P45"/>
      <text:p text:style-name="P23"><text:span text:style-name="T15">een paar honderd jaar anders. </text:span></text:p>
      <text:p text:style-name="P45"/>
      <text:p text:style-name="P23"><text:span text:style-name="T15">dan staat het gras voor de ramen </text:span></text:p>
      <text:p text:style-name="P45"/>
      <text:p text:style-name="P23"><text:span text:style-name="T15">van de eerste etage. maar nu is </text:span></text:p>
      <text:p text:style-name="P45"/>
      <text:p text:style-name="P23"><text:span text:style-name="T15">er nog weinig aan te beleven. </text:span></text:p>
      <text:p text:style-name="P45"/>
      <text:p text:style-name="P23"><text:span text:style-name="T15">voorlopig blijft het gras dus ge-</text:span></text:p>
      <text:p text:style-name="P45"/>
      <text:p text:style-name="P23"><text:span text:style-name="T15">woon tussen je tenen.</text:span></text:p>
      <text:p text:style-name="P23"><text:soft-page-break/><text:span text:style-name="T2">…............................................................................................</text:span></text:p>
      <text:p text:style-name="P55"/>
      <text:p text:style-name="P24"><text:span text:style-name="T17">5 banden tussen landen </text:span><text:span text:style-name="T7">(gebruikte tekens: zonder hoofdletters, met punt, komma, afbreekstreepje, cijferteken)</text:span></text:p>
      <text:p text:style-name="P33"/>
      <text:p text:style-name="P21"><text:span text:style-name="T18">landen zijn verbonden door de han-</text:span></text:p>
      <text:p text:style-name="P47"/>
      <text:p text:style-name="P21"><text:span text:style-name="T18">del. in de tropische gebieden is het </text:span></text:p>
      <text:p text:style-name="P47"/>
      <text:p text:style-name="P21"><text:span text:style-name="T18">klimaat geschikt voor het telen</text:span></text:p>
      <text:p text:style-name="P47"/>
      <text:p text:style-name="P21"><text:span text:style-name="T18">van bananen. het klimaat van eu-</text:span></text:p>
      <text:p text:style-name="P47"/>
      <text:p text:style-name="P21"><text:span text:style-name="T18">ropa en noord-amerika is hiervoor</text:span></text:p>
      <text:p text:style-name="P47"/>
      <text:p text:style-name="P21"><text:span text:style-name="T18">niet geschikt. de boeren uit de tro-</text:span></text:p>
      <text:p text:style-name="P47"/>
      <text:p text:style-name="P21"><text:span text:style-name="T18">pische gebieden hebben de landen</text:span></text:p>
      <text:p text:style-name="P47"/>
      <text:p text:style-name="P21"><text:span text:style-name="T18">nodig die de bananen afnemen.</text:span></text:p>
      <text:p text:style-name="P47"/>
      <text:p text:style-name="P21"><text:span text:style-name="T18">door dit inkomen hebben zij elkaar </text:span></text:p>
      <text:p text:style-name="P47"/>
      <text:p text:style-name="P21"><text:span text:style-name="T18">nodig om van te kunnen leven.</text:span></text:p>
      <text:p text:style-name="P47"/>
      <text:p text:style-name="P21"><text:span text:style-name="T18">een bedrijf dat goederen verkoopt</text:span></text:p>
      <text:p text:style-name="P47"/>
      <text:p text:style-name="P21"><text:span text:style-name="T18">aan mensen in een ander land,</text:span></text:p>
      <text:p text:style-name="P47"/>
      <text:p text:style-name="P21"><text:span text:style-name="T18">doet aan export. het land dat de</text:span></text:p>
      <text:p text:style-name="P47"/>
      <text:p text:style-name="P21"><text:span text:style-name="T18">spullen koopt, doet aan import.</text:span></text:p>
      <text:p text:style-name="P47"/>
      <text:p text:style-name="P21"><text:span text:style-name="T18">fabrieken en boerderijen maken</text:span></text:p>
      <text:p text:style-name="P47"/>
      <text:p text:style-name="P21"><text:span text:style-name="T18">Goederen die overal in de wereld</text:span></text:p>
      <text:p text:style-name="P47"/>
      <text:p text:style-name="P21"><text:span text:style-name="T18">worden gekocht. er ontstaat inter-</text:span></text:p>
      <text:p text:style-name="P47"/>
      <text:p text:style-name="P21"><text:span text:style-name="T18">nationale eerlijke handel. Een</text:span></text:p>
      <text:p text:style-name="P47"/>
      <text:p text:style-name="P21"><text:span text:style-name="T18">ander woord voor eerlijke han-</text:span></text:p>
      <text:p text:style-name="P47"/>
      <text:p text:style-name="P17"><text:span text:style-name="T18">del is fairtrade. het betekent dat</text:span></text:p>
      <text:p text:style-name="P48"/>
      <text:p text:style-name="P17"><text:soft-page-break/><text:span text:style-name="T18">de mensen die goederen maken</text:span></text:p>
      <text:p text:style-name="P48"/>
      <text:p text:style-name="P17"><text:span text:style-name="T18">voor de export er voldoende voor</text:span></text:p>
      <text:p text:style-name="P48"/>
      <text:p text:style-name="P17"><text:span text:style-name="T18">krijgen betaald. de afspraak is dat</text:span></text:p>
      <text:p text:style-name="P48"/>
      <text:p text:style-name="P17"><text:span text:style-name="T18">fairtrade bedrijven goed voor hun</text:span></text:p>
      <text:p text:style-name="P48"/>
      <text:p text:style-name="P17"><text:span text:style-name="T18">werknemers zorgen zodat zij een</text:span></text:p>
      <text:p text:style-name="P48"/>
      <text:p text:style-name="P17"><text:span text:style-name="T18">veilige werk plek hebben en niet</text:span></text:p>
      <text:p text:style-name="P48"/>
      <text:p text:style-name="P17"><text:span text:style-name="T18">te lange werktijden. veel eten wat</text:span></text:p>
      <text:p text:style-name="P48"/>
      <text:p text:style-name="P17"><text:span text:style-name="T18">op ons bord ligt, is tussen de</text:span></text:p>
      <text:p text:style-name="P48"/>
      <text:p text:style-name="P17"><text:span text:style-name="T18">2400 kilometer en 4000 kilometer</text:span></text:p>
      <text:p text:style-name="P48"/>
      <text:p text:style-name="P17"><text:span text:style-name="T18">verderop verbouwd.</text:span></text:p>
      <text:p text:style-name="P17"><text:span text:style-name="T4">…........................................................................................</text:span></text:p>
      <text:p text:style-name="P55"/>
      <text:p text:style-name="P27"><text:span text:style-name="T17">6 de erfenis</text:span><text:span text:style-name="T24"> <text:s/></text:span><text:span text:style-name="T7">(gebruikte tekens: zonder hoofdletterteken, met punt, komma, uitroepteken, dubbele punt, accent e, vraagteken)</text:span></text:p>
      <text:p text:style-name="P34"/>
      <text:p text:style-name="P28"><text:span text:style-name="T18">de deurbel klingelt. </text:span></text:p>
      <text:p text:style-name="P51"/>
      <text:p text:style-name="P28"><text:span text:style-name="T18">dora loopt naar de voordeur. </text:span></text:p>
      <text:p text:style-name="P51"/>
      <text:p text:style-name="P28"><text:span text:style-name="T18">er staat een postbode voor de deur. </text:span></text:p>
      <text:p text:style-name="P51"/>
      <text:p text:style-name="P28"><text:span text:style-name="T18">hij heeft een dikke brief in zijn hand. </text:span></text:p>
      <text:p text:style-name="P51"/>
      <text:p text:style-name="P28"><text:span text:style-name="T18">dora moet een handtekening zetten. </text:span></text:p>
      <text:p text:style-name="P51"/>
      <text:p text:style-name="P28"><text:soft-page-break/><text:span text:style-name="T18">de brief komt van een notaris. </text:span></text:p>
      <text:p text:style-name="P51"/>
      <text:p text:style-name="P28"><text:span text:style-name="T18">snel maakt dora de brief open. </text:span></text:p>
      <text:p text:style-name="P51"/>
      <text:p text:style-name="P28"><text:span text:style-name="T18">ze wordt morgen op het kantoor </text:span></text:p>
      <text:p text:style-name="P51"/>
      <text:p text:style-name="P28"><text:span text:style-name="T18">van de notaris verwacht. Een ver </text:span></text:p>
      <text:p text:style-name="P51"/>
      <text:p text:style-name="P28"><text:span text:style-name="T18">familielid is overleden, een oud-</text:span></text:p>
      <text:p text:style-name="P51"/>
      <text:p text:style-name="P28"><text:span text:style-name="T18">tante. dora kende haar niet eens. </text:span></text:p>
      <text:p text:style-name="P51"/>
      <text:p text:style-name="P28"><text:span text:style-name="T18">ze is de enige nabestaande </text:span></text:p>
      <text:p text:style-name="P51"/>
      <text:p text:style-name="P28"><text:span text:style-name="T18">en heeft recht op de erfenis. </text:span></text:p>
      <text:p text:style-name="P51"/>
      <text:p text:style-name="P28"><text:span text:style-name="T18">dora rekent zich al helemaal rijk. </text:span></text:p>
      <text:p text:style-name="P51"/>
      <text:p text:style-name="P28"><text:span text:style-name="T18">een leuk reisje, mooie sieraden </text:span></text:p>
      <text:p text:style-name="P51"/>
      <text:p text:style-name="P28"><text:span text:style-name="T18">of elke dag uit eten gaan.</text:span></text:p>
      <text:p text:style-name="P51"/>
      <text:p text:style-name="P28"><text:span text:style-name="T18">ze voelt zich nu al als de koningin. </text:span></text:p>
      <text:p text:style-name="P51"/>
      <text:p text:style-name="P28"><text:soft-page-break/><text:span text:style-name="T18">de volgende morgen zit </text:span></text:p>
      <text:p text:style-name="P51"/>
      <text:p text:style-name="P28"><text:span text:style-name="T18">dora bij de notaris. als hij uitge-</text:span></text:p>
      <text:p text:style-name="P51"/>
      <text:p text:style-name="P28"><text:span text:style-name="T18">praat is, is haar gezicht spierwit. </text:span></text:p>
      <text:p text:style-name="P51"/>
      <text:p text:style-name="P28"><text:span text:style-name="T18">wat een geld! ze droomt dat </text:span></text:p>
      <text:p text:style-name="P51"/>
      <text:p text:style-name="P28"><text:span text:style-name="T18">ze kan doen wat ze wil. </text:span></text:p>
      <text:p text:style-name="P51"/>
      <text:p text:style-name="P28"><text:span text:style-name="T18">zoveel geld, dat maakt andere </text:span></text:p>
      <text:p text:style-name="P51"/>
      <text:p text:style-name="P28"><text:span text:style-name="T18">mensen jaloers. ze ziet zichzelf </text:span></text:p>
      <text:p text:style-name="P51"/>
      <text:p text:style-name="P28"><text:span text:style-name="T18">al verstopt in een groot huis, </text:span></text:p>
      <text:p text:style-name="P51"/>
      <text:p text:style-name="P28"><text:span text:style-name="T18">achter een heel hoog hek,</text:span></text:p>
      <text:p text:style-name="P51"/>
      <text:p text:style-name="P28"><text:span text:style-name="T18">met een beveiliging. dat is </text:span></text:p>
      <text:p text:style-name="P51"/>
      <text:p text:style-name="P28"><text:span text:style-name="T18">niets voor haar. ze moet </text:span></text:p>
      <text:p text:style-name="P51"/>
      <text:p text:style-name="P28"><text:span text:style-name="T18">er niet aan denken. de no-</text:span></text:p>
      <text:p text:style-name="P51"/>
      <text:p text:style-name="P28"><text:soft-page-break/><text:span text:style-name="T18">taris stelt dora gerust: uw </text:span></text:p>
      <text:p text:style-name="P51"/>
      <text:p text:style-name="P28"><text:span text:style-name="T18">tante woonde ook gewoon </text:span></text:p>
      <text:p text:style-name="P51"/>
      <text:p text:style-name="P28"><text:span text:style-name="T18">in een flat. ze ging op vakantie </text:span></text:p>
      <text:p text:style-name="P51"/>
      <text:p text:style-name="P28"><text:span text:style-name="T18">naar texel. Ze ging één keer </text:span></text:p>
      <text:p text:style-name="P51"/>
      <text:p text:style-name="P28"><text:span text:style-name="T18">per maand uit eten. niemand </text:span></text:p>
      <text:p text:style-name="P51"/>
      <text:p text:style-name="P28"><text:span text:style-name="T18">wist dat ze rijk was. tja, denkt </text:span></text:p>
      <text:p text:style-name="P51"/>
      <text:p text:style-name="P28"><text:span text:style-name="T18">dora, maakt geld dan gelukkig?</text:span></text:p>
      <text:p text:style-name="P28"><text:span text:style-name="T14">…..................................................................................................................................</text:span></text:p>
      <text:p text:style-name="P54"/>
      <text:p text:style-name="P24"><text:span text:style-name="T17">7 Valse tanden</text:span><text:span text:style-name="T21"> </text:span><text:span text:style-name="T7">(gebruikte tekens: zonder hoofdletters, met punt, komma, vraagteken en de é)</text:span></text:p>
      <text:p text:style-name="P33"/>
      <text:p text:style-name="P24"><text:span text:style-name="T18">ik wilde graag een ernstig boek </text:span></text:p>
      <text:p text:style-name="P52"/>
      <text:p text:style-name="P60"><text:span text:style-name="T18">schrijven. het boek ging over de </text:span></text:p>
      <text:p text:style-name="P53"/>
      <text:p text:style-name="P60"><text:span text:style-name="T18">ellende van mijn schoonvader. </text:span></text:p>
      <text:p text:style-name="P53"/>
      <text:p text:style-name="P60"><text:span text:style-name="T18">zijn nieuwe valse tanden waren </text:span></text:p>
      <text:p text:style-name="P53"/>
      <text:p text:style-name="P60"><text:span text:style-name="T18">vijf maten te groot. </text:span></text:p>
      <text:p text:style-name="P53"/>
      <text:p text:style-name="P60"><text:span text:style-name="T18">sprak mijn schoonvader de letter f uit? </text:span></text:p>
      <text:p text:style-name="P53"/>
      <text:p text:style-name="P60"><text:soft-page-break/><text:span text:style-name="T18">dan viel het gebit uit zijn mond.</text:span></text:p>
      <text:p text:style-name="P60"><text:span text:style-name="T18"><text:s/></text:span></text:p>
      <text:p text:style-name="P60"><text:span text:style-name="T18">de buren lachten hem daarom uit. </text:span></text:p>
      <text:p text:style-name="P53"/>
      <text:p text:style-name="P60"><text:span text:style-name="T18">ze stelden hem vragen met </text:span></text:p>
      <text:p text:style-name="P53"/>
      <text:p text:style-name="P60"><text:span text:style-name="T18">in het antwoord minstens één f. </text:span></text:p>
      <text:p text:style-name="P53"/>
      <text:p text:style-name="P60"><text:span text:style-name="T18">dan vroegen ze bijvoorbeeld: </text:span></text:p>
      <text:p text:style-name="P53"/>
      <text:p text:style-name="P60"><text:span text:style-name="T18">zeg eens fred, wat voor</text:span></text:p>
      <text:p text:style-name="P60"><text:span text:style-name="T18"><text:s/></text:span></text:p>
      <text:p text:style-name="P60"><text:span text:style-name="T18">auto heb jij ook alweer?</text:span></text:p>
      <text:p text:style-name="P53"/>
      <text:p text:style-name="P60"><text:span text:style-name="T18">dan sliste hij erg en </text:span></text:p>
      <text:p text:style-name="P53"/>
      <text:p text:style-name="P60"><text:span text:style-name="T18">vertelde dat hij een fiat had.</text:span></text:p>
      <text:p text:style-name="P53"/>
      <text:p text:style-name="P60"><text:span text:style-name="T18">zijn tanden vielen er dan uit. </text:span></text:p>
      <text:p text:style-name="P53"/>
      <text:p text:style-name="P60"><text:span text:style-name="T18">en de buren moesten hard lachen. </text:span></text:p>
      <text:p text:style-name="P53"/>
      <text:p text:style-name="P60"><text:span text:style-name="T18">mijn schoonvader heeft daarom </text:span></text:p>
      <text:p text:style-name="P53"/>
      <text:p text:style-name="P60"><text:span text:style-name="T18">een andere auto gekocht. </text:span></text:p>
      <text:p text:style-name="P53"/>
      <text:p text:style-name="P60"><text:span text:style-name="T18">maar dat heeft hem veel geld gekost. </text:span></text:p>
      <text:p text:style-name="P53"/>
      <text:p text:style-name="P60"><text:span text:style-name="T18">want hij wilde een gif zwarte </text:span></text:p>
      <text:p text:style-name="P53"/>
      <text:p text:style-name="P60"><text:soft-page-break/><text:span text:style-name="T18">ford focus. we hebben daarom </text:span></text:p>
      <text:p text:style-name="P53"/>
      <text:p text:style-name="P60"><text:span text:style-name="T18">zijn bril maar goed vastgemaakt. </text:span></text:p>
      <text:p text:style-name="P53"/>
      <text:p text:style-name="P60"><text:span text:style-name="T18">aan de zijkant van zijn valse tanden. </text:span></text:p>
      <text:p text:style-name="P53"/>
      <text:p text:style-name="P60"><text:span text:style-name="T18">en inderdaad, alles bleef in zijn </text:span></text:p>
      <text:p text:style-name="P53"/>
      <text:p text:style-name="P60"><text:span text:style-name="T18">mond zitten. maar nu zag hij </text:span></text:p>
      <text:p text:style-name="P53"/>
      <text:p text:style-name="P60"><text:span text:style-name="T18">helemaal niks meer. toen is hij </text:span></text:p>
      <text:p text:style-name="P53"/>
      <text:p text:style-name="P60"><text:span text:style-name="T18">met zijn ford focus een huis </text:span></text:p>
      <text:p text:style-name="P53"/>
      <text:p text:style-name="P60"><text:span text:style-name="T18">binnen gereden. </text:span></text:p>
      <text:p text:style-name="P53"/>
      <text:p text:style-name="P60"><text:span text:style-name="T18">toevallig zijn eigen huis.</text:span></text:p>
      <text:p text:style-name="P53"/>
      <text:p text:style-name="P21"><text:span text:style-name="T4">…................................................................................................</text:span></text:p>
      <text:p text:style-name="P47"/>
      <text:p text:style-name="P26"><text:span text:style-name="T17">8 Malle loopjes</text:span><text:span text:style-name="T26"> </text:span><text:span text:style-name="T7">(gebruikte tekens: zonder hoofdletter, punt ,komma, dubbele punt, vraagteken, uitroepteken, extra oefening van de letter x, afbreekstreepje)</text:span></text:p>
      <text:p text:style-name="P57"><text:span text:style-name="T18">de premier van brexitland zit aan tafel </text:span></text:p>
      <text:p text:style-name="P50"/>
      <text:p text:style-name="P57"><text:span text:style-name="T18">met de minister van malle loopjes.</text:span></text:p>
      <text:p text:style-name="P50"/>
      <text:p text:style-name="P57"><text:span text:style-name="T18">weet je nog, vraagt de premier </text:span></text:p>
      <text:p text:style-name="P50"><text:soft-page-break/></text:p>
      <text:p text:style-name="P57"><text:span text:style-name="T18">van brexitland, hoe we pakweg </text:span></text:p>
      <text:p text:style-name="P50"/>
      <text:p text:style-name="P57"><text:span text:style-name="T18">drie jaar geleden liepen?</text:span></text:p>
      <text:p text:style-name="P50"/>
      <text:p text:style-name="P57"><text:span text:style-name="T18">ach ja, mijmert de minister van </text:span></text:p>
      <text:p text:style-name="P50"/>
      <text:p text:style-name="P57"><text:span text:style-name="T18">malle loopjes, ik weet het nog goed: </text:span></text:p>
      <text:p text:style-name="P50"/>
      <text:p text:style-name="P57"><text:span text:style-name="T18">de rug recht, borst vooruit, </text:span></text:p>
      <text:p text:style-name="P50"/>
      <text:p text:style-name="P57"><text:span text:style-name="T18">het hoofd omhoog.</text:span></text:p>
      <text:p text:style-name="P50"/>
      <text:p text:style-name="P57"><text:span text:style-name="T18">die tijden liggen ver achter ons, </text:span></text:p>
      <text:p text:style-name="P50"/>
      <text:p text:style-name="P57"><text:span text:style-name="T18">zegt de premier van brexitland.</text:span></text:p>
      <text:p text:style-name="P50"/>
      <text:p text:style-name="P57"><text:span text:style-name="T18">zeg dat wel. hoeveel malle loopjes </text:span></text:p>
      <text:p text:style-name="P50"><text:soft-page-break/></text:p>
      <text:p text:style-name="P57"><text:span text:style-name="T18">hebben we inmiddels niet gehad?</text:span></text:p>
      <text:p text:style-name="P50"/>
      <text:p text:style-name="P57"><text:span text:style-name="T18">de premier van brexitland denkt </text:span></text:p>
      <text:p text:style-name="P50"/>
      <text:p text:style-name="P57"><text:span text:style-name="T18">even na en zucht. te veel om op </text:span></text:p>
      <text:p text:style-name="P50"/>
      <text:p text:style-name="P57"><text:span text:style-name="T18">te noemen, waarde minister. </text:span></text:p>
      <text:p text:style-name="P50"/>
      <text:p text:style-name="P57"><text:span text:style-name="T18">de kromme kraai, de dronken neus-</text:span></text:p>
      <text:p text:style-name="P50"/>
      <text:p text:style-name="P57"><text:span text:style-name="T18">hoorn, de gebroken stelt, de schui-</text:span></text:p>
      <text:p text:style-name="P50"/>
      <text:p text:style-name="P57"><text:span text:style-name="T18">felaar en zo kan ik nog even doorgaan.</text:span></text:p>
      <text:p text:style-name="P50"/>
      <text:p text:style-name="P57"><text:span text:style-name="T18">alles goed en wel, minister van mal-</text:span></text:p>
      <text:p text:style-name="P50"/>
      <text:p text:style-name="P57"><text:span text:style-name="T18">le loopjes, ik heb u niet laten komen </text:span></text:p>
      <text:p text:style-name="P50"><text:soft-page-break/></text:p>
      <text:p text:style-name="P57"><text:span text:style-name="T18">om over het verleden te mijmeren. </text:span></text:p>
      <text:p text:style-name="P50"/>
      <text:p text:style-name="P57"><text:span text:style-name="T18">ik wil met u over de toekomst praten. </text:span></text:p>
      <text:p text:style-name="P50"/>
      <text:p text:style-name="P57"><text:span text:style-name="T18">en ik zeg u: ik wil meer malle loopjes!</text:span></text:p>
      <text:p text:style-name="P50"/>
      <text:p text:style-name="P57"><text:span text:style-name="T18">de minister van malle loopjes valt </text:span></text:p>
      <text:p text:style-name="P50"/>
      <text:p text:style-name="P57"><text:span text:style-name="T18">bijna van zijn stoel. maar premier </text:span></text:p>
      <text:p text:style-name="P50"/>
      <text:p text:style-name="P57"><text:span text:style-name="T18">van brexitland, stamelt hij, de </text:span></text:p>
      <text:p text:style-name="P50"/>
      <text:p text:style-name="P57"><text:span text:style-name="T18">malle loopjes zijn op! onmogelijk, </text:span></text:p>
      <text:p text:style-name="P50"/>
      <text:p text:style-name="P57"><text:span text:style-name="T18">briest de premier van brexitland, </text:span></text:p>
      <text:p text:style-name="P50"/>
      <text:p text:style-name="P57"><text:span text:style-name="T18">ik eis meer malle loopjes. anders </text:span></text:p>
      <text:p text:style-name="P50"><text:soft-page-break/></text:p>
      <text:p text:style-name="P57"><text:span text:style-name="T18">kost het u de kop! dit pikt de mi-</text:span></text:p>
      <text:p text:style-name="P50"/>
      <text:p text:style-name="P57"><text:span text:style-name="T18">nister van malle loopjes niet. </text:span></text:p>
      <text:p text:style-name="P50"/>
      <text:p text:style-name="P57"><text:span text:style-name="T18">met gebalde vuisten vliegt hij overeind </text:span></text:p>
      <text:p text:style-name="P50"/>
      <text:p text:style-name="P57"><text:span text:style-name="T18">en valt de premier van brexitland aan. </text:span></text:p>
      <text:p text:style-name="P50"/>
      <text:p text:style-name="P57"><text:span text:style-name="T18">in een stofwolk van vuistslagen </text:span></text:p>
      <text:p text:style-name="P50"/>
      <text:p text:style-name="P57"><text:span text:style-name="T18">rollen ze door de deuropening, </text:span></text:p>
      <text:p text:style-name="P50"/>
      <text:p text:style-name="P57"><text:span text:style-name="T18">de gang over, de trap af, de straat op. </text:span></text:p>
      <text:p text:style-name="P50"/>
      <text:p text:style-name="P57"><text:span text:style-name="T18">liggend op de stoep voelt de premier </text:span></text:p>
      <text:p text:style-name="P50"/>
      <text:p text:style-name="P57"><text:span text:style-name="T18">van brexitland dat ze beide benen </text:span></text:p>
      <text:p text:style-name="P50"><text:soft-page-break/></text:p>
      <text:p text:style-name="P57"><text:span text:style-name="T18">heeft gebroken. de minister van malle </text:span></text:p>
      <text:p text:style-name="P50"/>
      <text:p text:style-name="P57"><text:span text:style-name="T18">loopjes maakt van de verwarring </text:span></text:p>
      <text:p text:style-name="P50"/>
      <text:p text:style-name="P57"><text:span text:style-name="T18">gebruik en rent er snel vandoor. </text:span></text:p>
      <text:p text:style-name="P50"/>
      <text:p text:style-name="P57"><text:span text:style-name="T18">zonder aarzeling gaat de premier </text:span></text:p>
      <text:p text:style-name="P50"/>
      <text:p text:style-name="P57"><text:span text:style-name="T18">van brexitland op haar handen staan </text:span></text:p>
      <text:p text:style-name="P50"/>
      <text:p text:style-name="P57"><text:span text:style-name="T18">en zet de achtervolging in. </text:span></text:p>
      <text:p text:style-name="P50"/>
      <text:p text:style-name="P57"><text:span text:style-name="T18">haar rok zakt omlaag en onthult </text:span></text:p>
      <text:p text:style-name="P50"/>
      <text:p text:style-name="P57"><text:span text:style-name="T18">een roodblauwe onderbroek </text:span></text:p>
      <text:p text:style-name="P50"/>
      <text:p text:style-name="P57"><text:span text:style-name="T18">met witte strepen. op de straten </text:span></text:p>
      <text:p text:style-name="P50"><text:soft-page-break/></text:p>
      <text:p text:style-name="P57"><text:span text:style-name="T18">en pleinen van londen klinkt gejuich </text:span></text:p>
      <text:p text:style-name="P50"/>
      <text:p text:style-name="P57"><text:span text:style-name="T18">dat ook gejoel zou kunnen zijn.</text:span></text:p>
      <text:p text:style-name="P50"/>
      <text:p text:style-name="P57"><text:span text:style-name="T4">…............................................................................................</text:span></text:p>
      <text:p text:style-name="P50"/>
      <text:p text:style-name="P23"><text:span text:style-name="T53">9 Lief ik heb je...</text:span><text:span text:style-name="T6">(</text:span><text:span text:style-name="T7">gebruikte tekens: </text:span><text:span text:style-name="T6">komma, punt, hoofdletter, haakje, uitroepteken, accent a)</text:span></text:p>
      <text:p text:style-name="P32"/>
      <text:p text:style-name="P58"><text:span text:style-name="T54">Ik zit aan de keukentafel, (zachtjes </text:span></text:p>
      <text:p text:style-name="P61"/>
      <text:p text:style-name="P58"><text:span text:style-name="T54">klinkt Sky Radio).</text:span></text:p>
      <text:p text:style-name="P61"/>
      <text:p text:style-name="P58"><text:span text:style-name="T54">Ik heb thee voor mezelf </text:span></text:p>
      <text:p text:style-name="P61"/>
      <text:p text:style-name="P58"><text:span text:style-name="T54">ingeschonken. Mijn telefoon</text:span></text:p>
      <text:p text:style-name="P58"><text:span text:style-name="T54"><text:s/></text:span></text:p>
      <text:p text:style-name="P58"><text:span text:style-name="T54">staat uit. Het lampje dat ze </text:span></text:p>
      <text:p text:style-name="P61"/>
      <text:p text:style-name="P58"><text:soft-page-break/><text:span text:style-name="T54">ook in de bibliotheek hebben, </text:span></text:p>
      <text:p text:style-name="P61"/>
      <text:p text:style-name="P58"><text:span text:style-name="T54">staat aan. Ik moet iets schrijven </text:span></text:p>
      <text:p text:style-name="P61"/>
      <text:p text:style-name="P58"><text:span text:style-name="T54">voor jou. Een gedicht. Want </text:span></text:p>
      <text:p text:style-name="P61"/>
      <text:p text:style-name="P58"><text:span text:style-name="T54">dat is wat prinsen op witte </text:span></text:p>
      <text:p text:style-name="P61"/>
      <text:p text:style-name="P58"><text:span text:style-name="T54">paarden doen! </text:span></text:p>
      <text:p text:style-name="P61"/>
      <text:p text:style-name="P58"><text:span text:style-name="T54">Die schrijven. En niet omdat </text:span></text:p>
      <text:p text:style-name="P61"/>
      <text:p text:style-name="P58"><text:span text:style-name="T54">anderen dat ook doen. </text:span></text:p>
      <text:p text:style-name="P61"/>
      <text:p text:style-name="P58"><text:span text:style-name="T54">Nee, ze doen het uit liefde!</text:span></text:p>
      <text:p text:style-name="P61"/>
      <text:p text:style-name="P58"><text:span text:style-name="T54">Ik schrijf je geen gedicht </text:span></text:p>
      <text:p text:style-name="P61"/>
      <text:p text:style-name="P58"><text:soft-page-break/><text:span text:style-name="T54">vanwege de gedichtendag. </text:span></text:p>
      <text:p text:style-name="P61"/>
      <text:p text:style-name="P58"><text:span text:style-name="T54">Ik schrijf je een gedicht omdat </text:span></text:p>
      <text:p text:style-name="P61"/>
      <text:p text:style-name="P58"><text:span text:style-name="T54">ik van je hou. Ik heb een leeg </text:span></text:p>
      <text:p text:style-name="P61"/>
      <text:p text:style-name="P58"><text:span text:style-name="T54">boekje gekocht. Zo’n boekje </text:span></text:p>
      <text:p text:style-name="P61"/>
      <text:p text:style-name="P58"><text:span text:style-name="T54">waar schrijvers in schrijven. </text:span></text:p>
      <text:p text:style-name="P61"/>
      <text:p text:style-name="P58"><text:span text:style-name="T54">Waar ontwerpers in ontwerpen.</text:span></text:p>
      <text:p text:style-name="P61"/>
      <text:p text:style-name="P58"><text:span text:style-name="T54">Waar tekenaars in tekenen. </text:span></text:p>
      <text:p text:style-name="P61"/>
      <text:p text:style-name="P58"><text:span text:style-name="T54">Ik ben maar een simpele </text:span></text:p>
      <text:p text:style-name="P61"/>
      <text:p text:style-name="P58"><text:span text:style-name="T54">Boekhouder. Maar ik weet wel </text:span></text:p>
      <text:p text:style-name="P61"/>
      <text:p text:style-name="P58"><text:soft-page-break/><text:span text:style-name="T54">wat jij voor mij betekent. </text:span></text:p>
      <text:p text:style-name="P61"/>
      <text:p text:style-name="P58"><text:span text:style-name="T54">Dus ik denk dat ik dát maar </text:span></text:p>
      <text:p text:style-name="P61"/>
      <text:p text:style-name="P58"><text:span text:style-name="T54">op moet schrijven. Ik staar </text:span></text:p>
      <text:p text:style-name="P61"/>
      <text:p text:style-name="P58"><text:span text:style-name="T54">uit het raam en schrijf niets op. </text:span></text:p>
      <text:p text:style-name="P61"/>
      <text:p text:style-name="P58"><text:span text:style-name="T54">De tijd verstrijkt. </text:span></text:p>
      <text:p text:style-name="P61"/>
      <text:p text:style-name="P58"><text:span text:style-name="T54">Het nieuws is op de radio. </text:span></text:p>
      <text:p text:style-name="P61"/>
      <text:p text:style-name="P58"><text:span text:style-name="T54">(Ik heb het net ook al gehoord).</text:span></text:p>
      <text:p text:style-name="P58"><text:span text:style-name="T54"><text:s/></text:span></text:p>
      <text:p text:style-name="P58"><text:span text:style-name="T54">Mijn papier is nog steeds leeg </text:span></text:p>
      <text:p text:style-name="P61"/>
      <text:p text:style-name="P58"><text:span text:style-name="T54">(mijn theeglas inmiddels ook). </text:span></text:p>
      <text:p text:style-name="P61"/>
      <text:p text:style-name="P58"><text:soft-page-break/><text:span text:style-name="T54">Was dichten maar net zo </text:span></text:p>
      <text:p text:style-name="P61"/>
      <text:p text:style-name="P58"><text:span text:style-name="T54">eenvoudig als boekhouden.</text:span></text:p>
      <text:p text:style-name="P61"/>
      <text:p text:style-name="P58"><text:span text:style-name="T54">Was schrijven maar net zo </text:span></text:p>
      <text:p text:style-name="P61"/>
      <text:p text:style-name="P58"><text:span text:style-name="T54">makkelijk als van jou houden. </text:span></text:p>
      <text:p text:style-name="P61"/>
      <text:p text:style-name="P58"><text:span text:style-name="T54">Ik ben een prins van niks! </text:span></text:p>
      <text:p text:style-name="P61"/>
      <text:p text:style-name="P58"><text:span text:style-name="T54">Er komen maar geen zinnen. </text:span></text:p>
      <text:p text:style-name="P61"/>
      <text:p text:style-name="P58"><text:span text:style-name="T54">Wel een paar woorden, </text:span></text:p>
      <text:p text:style-name="P61"/>
      <text:p text:style-name="P58"><text:span text:style-name="T54">maar ze staan niet in de </text:span></text:p>
      <text:p text:style-name="P61"/>
      <text:p text:style-name="P58"><text:span text:style-name="T54">goede volgorde. Lief ik heb je....</text:span></text:p>
      <text:p text:style-name="P61"/>
      <text:p text:style-name="P58"><text:soft-page-break/><text:span text:style-name="T54">Dan hoor ik hoe jij de sleutel </text:span></text:p>
      <text:p text:style-name="P61"/>
      <text:p text:style-name="P58"><text:span text:style-name="T54">in de voordeur steekt. </text:span></text:p>
      <text:p text:style-name="P61"/>
      <text:p text:style-name="P58"><text:span text:style-name="T54">Geschrokken kijk ik naar de klok. </text:span></text:p>
      <text:p text:style-name="P61"/>
      <text:p text:style-name="P58"><text:span text:style-name="T54">Ik sla het boekje dicht en </text:span></text:p>
      <text:p text:style-name="P61"/>
      <text:p text:style-name="P58"><text:span text:style-name="T54">schuif het onder een krant. </text:span></text:p>
      <text:p text:style-name="P61"/>
      <text:p text:style-name="P58"><text:span text:style-name="T54">Jammer. Ik geloof dat </text:span></text:p>
      <text:p text:style-name="P61"/>
      <text:p text:style-name="P58"><text:span text:style-name="T54">ik er bijna was.</text:span></text:p>
      <text:p text:style-name="P57"><text:span text:style-name="T4">…...........................................................................................</text:span></text:p>
      <text:p text:style-name="P40"/>
      <text:p text:style-name="P26"><text:span text:style-name="T45">10 Qin</text:span><text:span text:style-name="T9"> </text:span><text:span text:style-name="T7">(gebruikte tekens: hoofdletterteken, met punt, komma, apostrof, extra oefening letter q en y, afbreekstreepje)</text:span></text:p>
      <text:p text:style-name="P23"><text:span text:style-name="T41">Als kind woonde ik naast een Chi-</text:span></text:p>
      <text:p text:style-name="P68"/>
      <text:p text:style-name="P23"><text:span text:style-name="T41">nees restaurant. het restaurant </text:span></text:p>
      <text:p text:style-name="P68"/>
      <text:p text:style-name="P23"><text:span text:style-name="T41">had geen tuin. In de zomerva-</text:span></text:p>
      <text:p text:style-name="P68"/>
      <text:p text:style-name="P23"><text:soft-page-break/><text:span text:style-name="T41">kantie zat Qin daarom altijd bij </text:span></text:p>
      <text:p text:style-name="P68"/>
      <text:p text:style-name="P23"><text:span text:style-name="T41">ons in de tuin. Qin was het zoontje </text:span></text:p>
      <text:p text:style-name="P68"/>
      <text:p text:style-name="P23"><text:span text:style-name="T41">van de eigenaar van het Chinese </text:span></text:p>
      <text:p text:style-name="P68"/>
      <text:p text:style-name="P23"><text:span text:style-name="T41">Restaurant. We waren even oud, </text:span></text:p>
      <text:p text:style-name="P68"/>
      <text:p text:style-name="P23"><text:span text:style-name="T41">maar we zaten niet bij elkaar op </text:span></text:p>
      <text:p text:style-name="P68"/>
      <text:p text:style-name="P23"><text:span text:style-name="T41">school. n de zomer was Qin mijn </text:span></text:p>
      <text:p text:style-name="P68"/>
      <text:p text:style-name="P23"><text:span text:style-name="T41">beste vriend. Samen waren wij </text:span></text:p>
      <text:p text:style-name="P68"/>
      <text:p text:style-name="P23"><text:span text:style-name="T41">een schattig plaatje. Ik blond en </text:span></text:p>
      <text:p text:style-name="P68"/>
      <text:p text:style-name="P23"><text:span text:style-name="T41">Qin met zijn zwarte haren, samen </text:span></text:p>
      <text:p text:style-name="P68"/>
      <text:p text:style-name="P23"><text:span text:style-name="T41">in de kruiwagen. De tuin stond in </text:span></text:p>
      <text:p text:style-name="P68"/>
      <text:p text:style-name="P23"><text:span text:style-name="T41">bloei, de zon die scheen. Ik kan </text:span></text:p>
      <text:p text:style-name="P68"/>
      <text:p text:style-name="P23"><text:span text:style-name="T41">me nog herinneren dat die foto </text:span></text:p>
      <text:p text:style-name="P68"/>
      <text:p text:style-name="P23"><text:span text:style-name="T41">gemaakt werd. Ik kan me alles </text:span></text:p>
      <text:p text:style-name="P68"/>
      <text:p text:style-name="P23"><text:span text:style-name="T41">nog herinneren. Hoe zijn stem klonk. </text:span></text:p>
      <text:p text:style-name="P68"/>
      <text:p text:style-name="P23"><text:span text:style-name="T41">De geur van de keuken. Die geur </text:span></text:p>
      <text:p text:style-name="P68"/>
      <text:p text:style-name="P23"><text:span text:style-name="T41">van de keuken ruik ik af en toe </text:span></text:p>
      <text:p text:style-name="P68"/>
      <text:p text:style-name="P23"><text:span text:style-name="T41">nog wel eens. De geur van ge-</text:span></text:p>
      <text:p text:style-name="P68"/>
      <text:p text:style-name="P23"><text:span text:style-name="T41">schroeid vlees, prei en olie. Soms </text:span></text:p>
      <text:p text:style-name="P68"/>
      <text:p text:style-name="P23"><text:span text:style-name="T41">stonden we in de open deur van de </text:span></text:p>
      <text:p text:style-name="P68"/>
      <text:p text:style-name="P23"><text:span text:style-name="T41">Keuken. In onze korte broeken, shirt-</text:span></text:p>
      <text:p text:style-name="P68"/>
      <text:p text:style-name="P23"><text:span text:style-name="T41">jes en sandalen. Dan keken we </text:span></text:p>
      <text:p text:style-name="P68"/>
      <text:p text:style-name="P23"><text:span text:style-name="T41">naar de koks die aan het werk waren. </text:span></text:p>
      <text:p text:style-name="P23"><text:span text:style-name="T41"><text:s/></text:span></text:p>
      <text:p text:style-name="P23"><text:span text:style-name="T41">Op een dag zag ik hem tussen de mid-</text:span></text:p>
      <text:p text:style-name="P68"/>
      <text:p text:style-name="P23"><text:span text:style-name="T41">dag soep met stokjes eten. Hij vertel-</text:span></text:p>
      <text:p text:style-name="P68"><text:soft-page-break/></text:p>
      <text:p text:style-name="P23"><text:span text:style-name="T41">de me dat ze geen brood aten. Ik </text:span></text:p>
      <text:p text:style-name="P68"/>
      <text:p text:style-name="P23"><text:span text:style-name="T41">weet nog dat ik daar helemaal </text:span></text:p>
      <text:p text:style-name="P68"/>
      <text:p text:style-name="P23"><text:span text:style-name="T41">niets van begreep. Soep met stokjes, </text:span></text:p>
      <text:p text:style-name="P68"/>
      <text:p text:style-name="P23"><text:span text:style-name="T41">de hele dag. Voor een bakkersdochter </text:span></text:p>
      <text:p text:style-name="P68"/>
      <text:p text:style-name="P23"><text:span text:style-name="T41">is dat onbegrijpelijk. Vooral een bak-</text:span></text:p>
      <text:p text:style-name="P68"/>
      <text:p text:style-name="P23"><text:span text:style-name="T41">kersdochter van vijf. Soms dan lig </text:span></text:p>
      <text:p text:style-name="P68"/>
      <text:p text:style-name="P23"><text:span text:style-name="T41">ik ’s nachts in bed en dan denk ik</text:span></text:p>
      <text:p text:style-name="P23"><text:span text:style-name="T41"><text:s/></text:span></text:p>
      <text:p text:style-name="P23"><text:span text:style-name="T41">aan Qin. Ik google hem wel eens, </text:span></text:p>
      <text:p text:style-name="P68"/>
      <text:p text:style-name="P23"><text:span text:style-name="T41">maar heb hem nog niet kunnen vinden.</text:span></text:p>
      <text:p text:style-name="P68"/>
      <text:p text:style-name="P23"><text:span text:style-name="T41">Ik heb het vermoeden dat hij hele-</text:span></text:p>
      <text:p text:style-name="P68"/>
      <text:p text:style-name="P23"><text:span text:style-name="T41">maal geen Qin heette. Zijn pasgeboren </text:span></text:p>
      <text:p text:style-name="P68"/>
      <text:p text:style-name="P23"><text:span text:style-name="T41">zusje noemden we ook anders dan </text:span></text:p>
      <text:p text:style-name="P68"/>
      <text:p text:style-name="P23"><text:span text:style-name="T41">dat zij heette. die noemden we Ly. </text:span></text:p>
      <text:p text:style-name="P68"/>
      <text:p text:style-name="P23"><text:span text:style-name="T41">Mijn moeder heet ook Ly, ik vond </text:span></text:p>
      <text:p text:style-name="P68"/>
      <text:p text:style-name="P23"><text:span text:style-name="T41">dat leuk. Brood, tofu, soep, koks, </text:span></text:p>
      <text:p text:style-name="P68"/>
      <text:p text:style-name="P23"><text:span text:style-name="T41">de bakker, de chinees. Mijn moeder </text:span></text:p>
      <text:p text:style-name="P68"/>
      <text:p text:style-name="P23"><text:span text:style-name="T41">en zijn zusje met dezelfde naam Ly. </text:span></text:p>
      <text:p text:style-name="P68"/>
      <text:p text:style-name="P23"><text:span text:style-name="T41">De laad- en losplaats waar we voet-</text:span></text:p>
      <text:p text:style-name="P68"/>
      <text:p text:style-name="P23"><text:span text:style-name="T41">balden, de regen. Ik, Qin. De zomer.</text:span></text:p>
      <text:p text:style-name="P23"><text:span text:style-name="T41"><text:s/></text:span></text:p>
      <text:p text:style-name="P23"><text:span text:style-name="T41">Op een dag waren ze verhuisd.</text:span></text:p>
      <text:p text:style-name="P23"><text:span text:style-name="T41"><text:s/></text:span></text:p>
      <text:p text:style-name="P23"><text:span text:style-name="T41">Ik weet niet waar ze heen zijn ge-</text:span></text:p>
      <text:p text:style-name="P68"/>
      <text:p text:style-name="P23"><text:span text:style-name="T41">Gaan. Er kwamen nieuwe kinderen</text:span></text:p>
      <text:p text:style-name="P23"><text:span text:style-name="T41"><text:s/></text:span></text:p>
      <text:p text:style-name="P23"><text:span text:style-name="T41">in het Chinese restaurant. Maar het </text:span></text:p>
      <text:p text:style-name="P68"/>
      <text:p text:style-name="P23"><text:span text:style-name="T41">werd nooit meer hetzelfde als met Qin.</text:span></text:p>
      <text:h text:style-name="P7" text:outline-level="1"><text:soft-page-break/><text:span text:style-name="T1">….................................................................................................</text:span></text:h>
      <text:h text:style-name="P3" text:outline-level="1"/>
      <text:h text:style-name="P3" text:outline-level="1"/>
      <text:p text:style-name="P26"><text:span text:style-name="T53">11 Kaarsje</text:span><text:span text:style-name="T69"> </text:span><text:span text:style-name="T7">(gebruikte tekens: hoofdletterteken, punt, komma, punt komma, aanhalingsteken openen/sluiten, apostrofe, koppelteken, extra oefening letter y, uitroepteken)</text:span></text:p>
      <text:p text:style-name="P35"/>
      <text:p text:style-name="P23"><text:span text:style-name="T56">Ik had geen flauw idee hoe </text:span></text:p>
      <text:p text:style-name="P23"><text:span text:style-name="T56">een mens zich kan ontspannen. </text:span></text:p>
      <text:p text:style-name="P63"/>
      <text:p text:style-name="P23"><text:span text:style-name="T56">Ik ging met mijn man mee naar yoga. </text:span></text:p>
      <text:p text:style-name="P23"><text:span text:style-name="T56">Daar zou ik wel leren hoe dat moest. </text:span></text:p>
      <text:p text:style-name="P63"/>
      <text:p text:style-name="P23"><text:span text:style-name="T56">Jezelf in een staat van opperste </text:span></text:p>
      <text:p text:style-name="P23"><text:span text:style-name="T56">rust brengen. De yoga juf was </text:span></text:p>
      <text:p text:style-name="P63"/>
      <text:p text:style-name="P23"><text:span text:style-name="T56">een wat oudere vrouw. Zij sprak </text:span></text:p>
      <text:p text:style-name="P23"><text:span text:style-name="T56">met een rollende ‘r’. Zij begon </text:span></text:p>
      <text:p text:style-name="P63"/>
      <text:p text:style-name="P23"><text:span text:style-name="T56">met het opsommen van lichaamsdelen; </text:span></text:p>
      <text:p text:style-name="P23"><text:span text:style-name="T56">die moesten we ontspannen. We </text:span></text:p>
      <text:p text:style-name="P63"/>
      <text:p text:style-name="P23"><text:span text:style-name="T56">lagen op ons yoga-matje. </text:span></text:p>
      <text:p text:style-name="P23"><text:span text:style-name="T56">Het begon bij de tenen en zo </text:span></text:p>
      <text:p text:style-name="P63"/>
      <text:p text:style-name="P23"><text:span text:style-name="T56">langzaam richting hoofd.</text:span></text:p>
      <text:p text:style-name="P23"><text:span text:style-name="T56">'Ontspan nu je voorhoofd'. </text:span></text:p>
      <text:p text:style-name="P63"/>
      <text:p text:style-name="P23"><text:span text:style-name="T56">Dat was het laatste wat zij noemde. </text:span></text:p>
      <text:p text:style-name="P23"><text:span text:style-name="T56">Ik lag er voor mijn doen aangenaam </text:span></text:p>
      <text:p text:style-name="P63"/>
      <text:p text:style-name="P23"><text:span text:style-name="T56">ontspannen bij. Dat yoga beviel goed.</text:span></text:p>
      <text:p text:style-name="P23"><text:span text:style-name="T56">'En denk nu aan een plek die je </text:span></text:p>
      <text:p text:style-name="P63"/>
      <text:p text:style-name="P23"><text:span text:style-name="T56">aangenaam vindt,' zei de stem.</text:span></text:p>
      <text:p text:style-name="P23"><text:span text:style-name="T56">'Een tuin, een sauna, een strand. </text:span></text:p>
      <text:p text:style-name="P63"/>
      <text:p text:style-name="P23"><text:span text:style-name="T56">Ergens waar je lekker gaat zitten.'</text:span></text:p>
      <text:p text:style-name="P23"><text:span text:style-name="T56">Ik dacht meteen aan een plaats</text:span></text:p>
      <text:p text:style-name="P23"><text:span text:style-name="T56"><text:s/></text:span></text:p>
      <text:p text:style-name="P23"><text:span text:style-name="T56">op Oost-Java. Ik zat daar voor </text:span></text:p>
      <text:p text:style-name="P23"><text:span text:style-name="T56">onze bungalow op het strand. </text:span></text:p>
      <text:p text:style-name="P63"/>
      <text:p text:style-name="P23"><text:span text:style-name="T56">Strandstoel, tafeltje met glaasje </text:span></text:p>
      <text:p text:style-name="P23"><text:span text:style-name="T56">fris bij de hand. 'De avond valt en </text:span></text:p>
      <text:p text:style-name="P63"><text:soft-page-break/></text:p>
      <text:p text:style-name="P23"><text:span text:style-name="T56">nu steek je een kaarsje aan,' zei de stem. </text:span></text:p>
      <text:p text:style-name="P23"><text:span text:style-name="T56">Er stond gelukkig een kleine kaars</text:span></text:p>
      <text:p text:style-name="P23"><text:span text:style-name="T56"><text:s/></text:span></text:p>
      <text:p text:style-name="P23"><text:span text:style-name="T56">mijn tafeltje. Een doosje lucifers lag </text:span></text:p>
      <text:p text:style-name="P23"><text:span text:style-name="T56">ernaast. 'En dan kijk je naar het </text:span></text:p>
      <text:p text:style-name="P63"/>
      <text:p text:style-name="P23"><text:span text:style-name="T56">vlammetje van dat kaarsje'. Het kaarsje </text:span></text:p>
      <text:p text:style-name="P23"><text:span text:style-name="T56">kreeg ik zonder moeite aan. Ik keek </text:span></text:p>
      <text:p text:style-name="P63"/>
      <text:p text:style-name="P22"><text:span text:style-name="T56">in het vlammetje. Ik begon zowaar </text:span></text:p>
      <text:p text:style-name="P22"><text:span text:style-name="T56">bijna te mediteren! Maar toen </text:span></text:p>
      <text:p text:style-name="P64"/>
      <text:p text:style-name="P22"><text:span text:style-name="T56">waaide het vlammetje uit! </text:span></text:p>
      <text:p text:style-name="P23"><text:span text:style-name="T56">Wat wil je, ik zat aan het strand.</text:span></text:p>
      <text:p text:style-name="P23"><text:span text:style-name="T56"><text:s/></text:span></text:p>
      <text:p text:style-name="P23"><text:span text:style-name="T56">Wind is op Oost-Java zeldzaam. </text:span></text:p>
      <text:p text:style-name="P23"><text:span text:style-name="T56">Maar aan het strand komt een </text:span></text:p>
      <text:p text:style-name="P63"/>
      <text:p text:style-name="P23"><text:span text:style-name="T56">briesje toch wel voor. </text:span></text:p>
      <text:p text:style-name="P23"><text:span text:style-name="T56">Kaarsje in gedachten weer aangestoken. </text:span></text:p>
      <text:p text:style-name="P63"/>
      <text:p text:style-name="P23"><text:span text:style-name="T56">Nét toen ik weg begon te dromen, </text:span></text:p>
      <text:p text:style-name="P23"><text:span text:style-name="T56">volgde weer een kleine windvlaag. </text:span></text:p>
      <text:p text:style-name="P63"/>
      <text:p text:style-name="P23"><text:span text:style-name="T56">En zo nog een paar keer. </text:span></text:p>
      <text:p text:style-name="P23"><text:span text:style-name="T56">Ik ben nooit meer met mijn man </text:span></text:p>
      <text:p text:style-name="P63"/>
      <text:p text:style-name="P23"><text:span text:style-name="T56">meegegaan naar yoga. Dat had </text:span></text:p>
      <text:p text:style-name="P23"><text:span text:style-name="T56">alleen zin als ik het kaarsje </text:span></text:p>
      <text:p text:style-name="P63"/>
      <text:p text:style-name="P23"><text:span text:style-name="T56">brandende zou kunnen houden. </text:span></text:p>
      <text:p text:style-name="P23"><text:span text:style-name="T56">En ik wist héél zeker: dat lukt me </text:span></text:p>
      <text:p text:style-name="P63"/>
      <text:p text:style-name="P23"><text:span text:style-name="T56">niet in ontspannen toestand.</text:span></text:p>
      <text:p text:style-name="P23"><text:span text:style-name="T56">Daarvoor moet je waakzaam zijn.</text:span></text:p>
      <text:p text:style-name="P63"/>
      <text:p text:style-name="P23"><text:span text:style-name="T56">En dat kon ik al zonder yoga.</text:span></text:p>
      <text:p text:style-name="P23"><text:span text:style-name="T2">…...............................................................................................</text:span></text:p>
      <text:p text:style-name="P42"/>
      <text:p text:style-name="P63"/>
      <text:p text:style-name="P22"><text:span text:style-name="T53">12 Aanlopertje <text:s text:c="5"/></text:span><text:span text:style-name="T6">(</text:span><text:span text:style-name="T7">gebruikte tekens: </text:span><text:span text:style-name="T6">punt, komma, accent u, punt komma, accent e, accent o, haakje, uitroepteken, vraagteken)</text:span></text:p>
      <text:p text:style-name="P31"/>
      <text:p text:style-name="P58"><text:span text:style-name="T54">Op een dag kwam hij zómaar </text:span></text:p>
      <text:p text:style-name="P58"><text:soft-page-break/><text:span text:style-name="T54">door het kattenluikje. </text:span></text:p>
      <text:p text:style-name="P58"><text:span text:style-name="T54">Ik had dat luikje nog van </text:span></text:p>
      <text:p text:style-name="P61"/>
      <text:p text:style-name="P58"><text:span text:style-name="T54">mijn vorige kat. Dit nieuwe </text:span></text:p>
      <text:p text:style-name="P58"><text:span text:style-name="T54">beestje voelde zich direct thuis! </text:span></text:p>
      <text:p text:style-name="P58"><text:span text:style-name="T54">Hij gaf mij een paar kopjes.</text:span></text:p>
      <text:p text:style-name="P61"/>
      <text:p text:style-name="P58"><text:span text:style-name="T54">Daarna liep hij vrolijk door naar </text:span></text:p>
      <text:p text:style-name="P58"><text:span text:style-name="T54">de woonkamer. Languit ging </text:span></text:p>
      <text:p text:style-name="P58"><text:span text:style-name="T54">hij op het kleed liggen. </text:span></text:p>
      <text:p text:style-name="P61"/>
      <text:p text:style-name="P58"><text:span text:style-name="T54">Ik aaide; hij knorde. <text:s/></text:span></text:p>
      <text:p text:style-name="P58"><text:span text:style-name="T54">Een poosje later snúrkte </text:span></text:p>
      <text:p text:style-name="P58"><text:span text:style-name="T54">hij zelfs op de bank! Ineens </text:span></text:p>
      <text:p text:style-name="P61"/>
      <text:p text:style-name="P58"><text:span text:style-name="T54">vond hij het wel weer mooi </text:span></text:p>
      <text:p text:style-name="P58"><text:span text:style-name="T54">geweest. Poes vertrok op </text:span></text:p>
      <text:p text:style-name="P58"><text:span text:style-name="T54">dezelfde manier als hij was gekomen. </text:span></text:p>
      <text:p text:style-name="P61"><text:soft-page-break/></text:p>
      <text:p text:style-name="P58"><text:span text:style-name="T54">Door het kattenluikje. </text:span></text:p>
      <text:p text:style-name="P58"><text:span text:style-name="T54">Ik gaf het dier geen eten.</text:span></text:p>
      <text:p text:style-name="P58"><text:span text:style-name="T54">Hij zag er immers gezond uit. </text:span></text:p>
      <text:p text:style-name="P61"/>
      <text:p text:style-name="P58"><text:span text:style-name="T54">Nat neusje, glanzende vacht, </text:span></text:p>
      <text:p text:style-name="P58"><text:span text:style-name="T54">goed gewicht.  Hij zal wel</text:span></text:p>
      <text:p text:style-name="P58"><text:span text:style-name="T54">wegblijven als hij geen eten </text:span></text:p>
      <text:p text:style-name="P61"/>
      <text:p text:style-name="P58"><text:span text:style-name="T54">krijgt, dacht ik. Maar hij blééf komen. </text:span></text:p>
      <text:p text:style-name="P58"><text:span text:style-name="T54">Elke dag. Ik vroeg alle buren </text:span></text:p>
      <text:p text:style-name="P58"><text:span text:style-name="T54">of zij toevallig een nieuwe kat hadden. </text:span></text:p>
      <text:p text:style-name="P61"/>
      <text:p text:style-name="P58"><text:span text:style-name="T54">Of dat ze ook wel eens </text:span></text:p>
      <text:p text:style-name="P58"><text:span text:style-name="T54">bezoek kregen van deze poes. </text:span></text:p>
      <text:p text:style-name="P58"><text:span text:style-name="T54">Maar niemand wist van zijn bestaan af. </text:span></text:p>
      <text:p text:style-name="P61"/>
      <text:p text:style-name="P58"><text:span text:style-name="T54">Deze mysterie-kat leek alleen </text:span></text:p>
      <text:p text:style-name="P58"><text:soft-page-break/><text:span text:style-name="T54">bij mij op visite te komen. </text:span></text:p>
      <text:p text:style-name="P58"><text:span text:style-name="T54">En zo werden we maatjes. </text:span></text:p>
      <text:p text:style-name="P61"/>
      <text:p text:style-name="P58"><text:span text:style-name="T54">Elke keer als ik het luikje </text:span></text:p>
      <text:p text:style-name="P58"><text:span text:style-name="T54">hoorde klepperen, riep ik blij: ‘Poes!’ </text:span></text:p>
      <text:p text:style-name="P61"/>
      <text:p text:style-name="P58"><text:span text:style-name="T54">Dan kwam hij vrolijk de kamer </text:span></text:p>
      <text:p text:style-name="P58"><text:span text:style-name="T54">binnen trippelen. Dat werd </text:span></text:p>
      <text:p text:style-name="P58"><text:span text:style-name="T54">uiteindelijk dan ook zijn naam: Poes. </text:span></text:p>
      <text:p text:style-name="P61"/>
      <text:p text:style-name="P58"><text:span text:style-name="T54">Poes en ik hadden de grootste lol. </text:span></text:p>
      <text:p text:style-name="P58"><text:span text:style-name="T54">Terwijl Poes zich uitgebreid </text:span></text:p>
      <text:p text:style-name="P58"><text:span text:style-name="T54">waste, vertelde ik over mijn dag. </text:span></text:p>
      <text:p text:style-name="P61"/>
      <text:p text:style-name="P58"><text:span text:style-name="T54">Af en toe deden we tikkertje </text:span></text:p>
      <text:p text:style-name="P58"><text:span text:style-name="T54">door de kamer. Met een stukje touw. </text:span></text:p>
      <text:p text:style-name="P58"><text:span text:style-name="T54">Daar rende hij graag achteraan. </text:span></text:p>
      <text:p text:style-name="P61"/>
      <text:p text:style-name="P58"><text:soft-page-break/><text:span text:style-name="T54">Hij vond het heerlijk als ik </text:span></text:p>
      <text:p text:style-name="P58"><text:span text:style-name="T54">over zijn buik aaide. Hij wist dat </text:span></text:p>
      <text:p text:style-name="P58"><text:span text:style-name="T54">ik wel wat gezelschap kon gebruiken.</text:span></text:p>
      <text:p text:style-name="P58"><text:span text:style-name="T54"><text:s/></text:span></text:p>
      <text:p text:style-name="P58"><text:span text:style-name="T54">Op een keer kwam hij midden </text:span></text:p>
      <text:p text:style-name="P58"><text:span text:style-name="T54">in de nacht binnen. Het gekletter </text:span></text:p>
      <text:p text:style-name="P58"><text:span text:style-name="T54">van het luikje maakte mij wakker. </text:span></text:p>
      <text:p text:style-name="P61"/>
      <text:p text:style-name="P58"><text:span text:style-name="T54">‘Poes?’ riep ik slaperig.</text:span></text:p>
      <text:p text:style-name="P58"><text:span text:style-name="T54">Maar direct daarna was </text:span></text:p>
      <text:p text:style-name="P58"><text:span text:style-name="T54">ik weer in slaap gevallen. </text:span></text:p>
      <text:p text:style-name="P61"/>
      <text:p text:style-name="P58"><text:span text:style-name="T54">De volgende ochtend was hij </text:span></text:p>
      <text:p text:style-name="P58"><text:span text:style-name="T54">weer weg. Ik wist niet zeker </text:span></text:p>
      <text:p text:style-name="P58"><text:span text:style-name="T54">of ik het nou gedroomd had of niet. </text:span></text:p>
      <text:p text:style-name="P61"/>
      <text:p text:style-name="P58"><text:span text:style-name="T54">De laatste keer dat ik Poes zag, </text:span></text:p>
      <text:p text:style-name="P58"><text:span text:style-name="T54">was zo’n twee weken geleden. </text:span></text:p>
      <text:p text:style-name="P58"><text:soft-page-break/><text:span text:style-name="T54">Sindsdien is hij niet meer </text:span></text:p>
      <text:p text:style-name="P61"/>
      <text:p text:style-name="P58"><text:span text:style-name="T54">langs gekomen. Af en toe </text:span></text:p>
      <text:p text:style-name="P58"><text:span text:style-name="T54">hoor ik iets van gekletter.</text:span></text:p>
      <text:p text:style-name="P58"><text:span text:style-name="T54">Dan ren ik blij naar het katten-</text:span></text:p>
      <text:p text:style-name="P61"/>
      <text:p text:style-name="P58"><text:span text:style-name="T54">luikje. ‘Poes?!’ roep ik vol ver-</text:span></text:p>
      <text:p text:style-name="P58"><text:span text:style-name="T54">Wachting. Maar dan was het een </text:span></text:p>
      <text:p text:style-name="P58"><text:span text:style-name="T54">windvlaag, of een verdwaalde duif. </text:span></text:p>
      <text:p text:style-name="P58"><text:span text:style-name="T54">Poes. Ik mis je!</text:span></text:p>
      <text:p text:style-name="P58"><text:span text:style-name="T10">…..................................................................................................................</text:span></text:p>
      <text:p text:style-name="P67"/>
      <text:p text:style-name="P22"><text:span text:style-name="T53">13 Warm weer <text:s text:c="3"/></text:span><text:span text:style-name="T6">(</text:span><text:span text:style-name="T7">gebruikte tekens: </text:span><text:span text:style-name="T6">punt, komma, hoofdletterteken, haakje, afbreek-streepje, uitroepteken, accent a, accent e)</text:span></text:p>
      <text:p text:style-name="P31"/>
      <text:p text:style-name="P29"><text:span text:style-name="T56">Ik keek naar een groepje mannen </text:span></text:p>
      <text:p text:style-name="P29"><text:span text:style-name="T56">naast mij in het buurthuis.</text:span></text:p>
      <text:p text:style-name="P29"><text:span text:style-name="T56">Het waren de stamgasten.</text:span></text:p>
      <text:p text:style-name="P8"><text:span text:style-name="T64">Blonde Arie kwam binnen </text:span></text:p>
      <text:p text:style-name="P9"/>
      <text:p text:style-name="P8"><text:span text:style-name="T64">en ging op zijn vaste plek zitten.</text:span></text:p>
      <text:p text:style-name="P8"><text:span text:style-name="T64">Verveeld keek hij hen aan </text:span></text:p>
      <text:p text:style-name="P8"><text:span text:style-name="T64">en begon het gesprek.</text:span></text:p>
      <text:p text:style-name="P8"><text:soft-page-break/><text:span text:style-name="T64">‘Het is gewoon een kwestie </text:span></text:p>
      <text:p text:style-name="P9"/>
      <text:p text:style-name="P8"><text:span text:style-name="T64">van tijd voordat het gaat stormen.’</text:span></text:p>
      <text:p text:style-name="P8"><text:span text:style-name="T64">‘Het gaat het áltijd zo. </text:span></text:p>
      <text:p text:style-name="P8"><text:span text:style-name="T64">Let op mijn woorden.</text:span></text:p>
      <text:p text:style-name="P8"><text:span text:style-name="T64">Nèt als met die hittegolf van </text:span></text:p>
      <text:p text:style-name="P9"/>
      <text:p text:style-name="P8"><text:span text:style-name="T64">vorige zomer.’ Ineens begon het </text:span></text:p>
      <text:p text:style-name="P8"><text:span text:style-name="T64">te waaien en te spetteren.</text:span></text:p>
      <text:p text:style-name="P8"><text:span text:style-name="T64">Zij draaiden het hoofd weer om. </text:span></text:p>
      <text:p text:style-name="P8"><text:span text:style-name="T64">De kin in de handen gesteund.</text:span></text:p>
      <text:p text:style-name="P9"/>
      <text:p text:style-name="P8"><text:span text:style-name="T64">Ze keken door het glas-in-lood </text:span></text:p>
      <text:p text:style-name="P8"><text:span text:style-name="T64">raam naar buiten. </text:span></text:p>
      <text:p text:style-name="P8"><text:span text:style-name="T64">De mensen spoedden zich naar huis. </text:span></text:p>
      <text:p text:style-name="P8"><text:span text:style-name="T64">De paraplu’s raakten omgeklapt. </text:span></text:p>
      <text:p text:style-name="P9"/>
      <text:p text:style-name="P8"><text:span text:style-name="T64">Een vrouw liep met opgebolde </text:span></text:p>
      <text:p text:style-name="P8"><text:soft-page-break/><text:span text:style-name="T64">jas tegen de wind in.</text:span></text:p>
      <text:p text:style-name="P8"><text:span text:style-name="T64">Een vrachtwagen reed door een </text:span></text:p>
      <text:p text:style-name="P8"><text:span text:style-name="T64">grote plas. Een fietser kreeg </text:span></text:p>
      <text:p text:style-name="P9"/>
      <text:p text:style-name="P8"><text:span text:style-name="T64">de volle laag. De mannen </text:span></text:p>
      <text:p text:style-name="P8"><text:span text:style-name="T64">moesten lachen. Zij bestelden </text:span></text:p>
      <text:p text:style-name="P8"><text:span text:style-name="T64">nog maar eens een cola. </text:span></text:p>
      <text:p text:style-name="P8"><text:span text:style-name="T64">Ik weet niet hoe het komt dat </text:span></text:p>
      <text:p text:style-name="P9"/>
      <text:p text:style-name="P8"><text:span text:style-name="T64">de mannen zo hechten aan routine. </text:span></text:p>
      <text:p text:style-name="P8"><text:span text:style-name="T64">Iedere dag hetzelfde doen. </text:span></text:p>
      <text:p text:style-name="P8"><text:span text:style-name="T64">Iedere dag hetzelfde glas </text:span></text:p>
      <text:p text:style-name="P8"><text:span text:style-name="T64">met hetzelfde erin. </text:span></text:p>
      <text:p text:style-name="P9"/>
      <text:p text:style-name="P8"><text:span text:style-name="T64">Pas als het begint te stormen, </text:span></text:p>
      <text:p text:style-name="P8"><text:span text:style-name="T64">lijkt het toeval dat ze in </text:span></text:p>
      <text:p text:style-name="P8"><text:span text:style-name="T64">het buurthuis zitten! </text:span></text:p>
      <text:p text:style-name="P8"><text:span text:style-name="T70">…...................................................................................................</text:span></text:p>
      <text:p text:style-name="P11"><text:soft-page-break/></text:p>
      <text:p text:style-name="P12"><text:span text:style-name="T61">14 Traag goud </text:span><text:span text:style-name="T66"><text:s/></text:span><text:span text:style-name="T7">(gebruikte tekens: komma, uitroepteken, haakje, punt, afbreekstreepje, aanhalingsteken, hoofdletterteken)</text:span></text:p>
      <text:p text:style-name="P14"/>
      <text:p text:style-name="P12"><text:span text:style-name="T59">De eerste dag was voor mij, als </text:span></text:p>
      <text:p text:style-name="P12"><text:span text:style-name="T59">opgroeiende boom absoluut de </text:span></text:p>
      <text:p text:style-name="P12"><text:span text:style-name="T59">zwaarste! De eerste dagen, </text:span></text:p>
      <text:p text:style-name="P12"><text:span text:style-name="T59">eigenlijk. Weken. De kiem, </text:span></text:p>
      <text:p text:style-name="P12"><text:span text:style-name="T59">die was veel werk. De bolster </text:span></text:p>
      <text:p text:style-name="P10"/>
      <text:p text:style-name="P12"><text:span text:style-name="T59">open, de spruit eruit en omhoog. </text:span></text:p>
      <text:p text:style-name="P12"><text:span text:style-name="T59">Het eerste stuk van onder de </text:span></text:p>
      <text:p text:style-name="P12"><text:span text:style-name="T59">grond naar precies over het randje, </text:span></text:p>
      <text:p text:style-name="P12"><text:span text:style-name="T59">bladeren naar buiten.</text:span><text:line-break/><text:span text:style-name="T59">Vanaf daar (eerlijk is eerlijk), </text:span></text:p>
      <text:p text:style-name="P10"/>
      <text:p text:style-name="P12"><text:span text:style-name="T59">was het een kwestie van geluk. </text:span></text:p>
      <text:p text:style-name="P12"><text:span text:style-name="T59">Niet te weinig regen in augustus, </text:span></text:p>
      <text:p text:style-name="P12"><text:span text:style-name="T59">niet te veel in september, geen </text:span></text:p>
      <text:p text:style-name="P12"><text:span text:style-name="T59">ijsnachten in oktober, geen haas </text:span></text:p>
      <text:p text:style-name="P12"><text:span text:style-name="T59">met honger, geen kind dat speelde</text:span></text:p>
      <text:p text:style-name="P12"><text:span text:style-name="T59"><text:s/></text:span></text:p>
      <text:p text:style-name="P12"><text:span text:style-name="T59">in de regen en mij daarbij per </text:span></text:p>
      <text:p text:style-name="P12"><text:span text:style-name="T59">ongeluk vertrapte. Geen gra-</text:span></text:p>
      <text:p text:style-name="P12"><text:span text:style-name="T59">vende hond. Ik hoefde alleen </text:span></text:p>
      <text:p text:style-name="P12"><text:soft-page-break/><text:span text:style-name="T59">maar te staan. (Waaien, wachten). </text:span></text:p>
      <text:p text:style-name="P12"><text:span text:style-name="T59">Ademen. Kooldioxide in, zuurstof uit.</text:span></text:p>
      <text:p text:style-name="P12"><text:line-break/><text:span text:style-name="T59">In het begin ging het heel hard. </text:span></text:p>
      <text:p text:style-name="P12"><text:span text:style-name="T59">Centimeters per maand, zowel </text:span></text:p>
      <text:p text:style-name="P12"><text:span text:style-name="T59">in de breedte als omhoog. </text:span></text:p>
      <text:p text:style-name="P12"><text:span text:style-name="T59">Als een mensenkind klom ik </text:span></text:p>
      <text:p text:style-name="P12"><text:span text:style-name="T59">mezelf jaar na jaar voorbij.</text:span></text:p>
      <text:p text:style-name="P12"><text:span text:style-name="T59"><text:s/></text:span></text:p>
      <text:p text:style-name="P12"><text:span text:style-name="T59">‘Die is jong, laat hem met rust’. </text:span></text:p>
      <text:p text:style-name="P12"><text:span text:style-name="T59">Zo’n beetje na mijn puberteit </text:span></text:p>
      <text:p text:style-name="P12"><text:span text:style-name="T59">werd het echt leuk. Lekker dicht </text:span></text:p>
      <text:p text:style-name="P12"><text:span text:style-name="T59">aan het pad sta ik en waar dat </text:span></text:p>
      <text:p text:style-name="P12"><text:span text:style-name="T59">als kleintje eng was, is het nu </text:span></text:p>
      <text:p text:style-name="P10"/>
      <text:p text:style-name="P12"><text:span text:style-name="T59">een voordeel. Ik ben groot </text:span></text:p>
      <text:p text:style-name="P12"><text:span text:style-name="T59">genoeg om in te klimmen. </text:span></text:p>
      <text:p text:style-name="P12"><text:span text:style-name="T59">Er heeft eens iemand een poes </text:span></text:p>
      <text:p text:style-name="P12"><text:span text:style-name="T59">aan mijn voeten begraven. </text:span></text:p>
      <text:p text:style-name="P12"><text:span text:style-name="T59">Hij zette een kruis neer maar </text:span></text:p>
      <text:p text:style-name="P10"/>
      <text:p text:style-name="P12"><text:span text:style-name="T59">na een paar maanden was </text:span></text:p>
      <text:p text:style-name="P12"><text:span text:style-name="T59">dat verdwenen. Laatst trouwden </text:span></text:p>
      <text:p text:style-name="P12"><text:span text:style-name="T59">er mensen. Ze krasten de </text:span></text:p>
      <text:p text:style-name="P12"><text:span text:style-name="T59">letter T, een hartje in het midden, </text:span></text:p>
      <text:p text:style-name="P12"><text:soft-page-break/><text:span text:style-name="T59">en rechts de letter M, op hun eigen </text:span></text:p>
      <text:p text:style-name="P10"/>
      <text:p text:style-name="P12"><text:span text:style-name="T59">ooghoogte. Niet zo diep dat het </text:span></text:p>
      <text:p text:style-name="P12"><text:span text:style-name="T59">voor altijd leesbaar blijft, </text:span></text:p>
      <text:p text:style-name="P12"><text:span text:style-name="T59">waarschijnlijk wel zo lang het </text:span></text:p>
      <text:p text:style-name="P12"><text:span text:style-name="T59">hartje duurt. Ik zie het aan, </text:span></text:p>
      <text:p text:style-name="P12"><text:span text:style-name="T59">dat is wat ik doe. Oud, bruiner, </text:span></text:p>
      <text:p text:style-name="P10"/>
      <text:p text:style-name="P12"><text:span text:style-name="T59">ruwer, groei ik vooral in de breedte. </text:span></text:p>
      <text:p text:style-name="P12"><text:span text:style-name="T59">En ik sta. (Waai, wacht, ik adem). </text:span></text:p>
      <text:p text:style-name="P12"><text:span text:style-name="T59">Kooldioxide in, zuurstof uit.</text:span></text:p>
      <text:p text:style-name="P58"><text:span text:style-name="T3">…..............................................................................................</text:span></text:p>
      <text:p text:style-name="P43"/>
      <text:p text:style-name="P61"/>
      <text:p text:style-name="P24"><text:span text:style-name="T61">15 Gek op voetbal <text:s text:c="2"/></text:span><text:span text:style-name="T7">(gebruikte tekens: hoofdletterteken, punt, komma, uitroepteken, dubbel aanhalingsteken openen/sluiten, apostrof, e-accent aigu)</text:span></text:p>
      <text:p text:style-name="P33"/>
      <text:p text:style-name="P24"><text:span text:style-name="T59">Ajax komt! Dat wil </text:span></text:p>
      <text:p text:style-name="P23"><text:span text:style-name="T59">Sem graag meemaken. </text:span></text:p>
      <text:p text:style-name="P23"><text:span text:style-name="T59">Hij doet zijn best om aan </text:span></text:p>
      <text:p text:style-name="P23"><text:span text:style-name="T59">kaartjes te komen. </text:span></text:p>
      <text:p text:style-name="P23"><text:span text:style-name="T59">Hij heeft geen geluk, </text:span></text:p>
      <text:p text:style-name="P23"><text:span text:style-name="T59">alle kaartjes zijn uitverkocht. </text:span></text:p>
      <text:p text:style-name="P65"/>
      <text:p text:style-name="P23"><text:span text:style-name="T59">Wat een pech! </text:span></text:p>
      <text:p text:style-name="P23"><text:span text:style-name="T59">Hij heeft ook geen voetbal</text:span></text:p>
      <text:p text:style-name="P23"><text:span text:style-name="T59">kanaal op zijn tv. </text:span></text:p>
      <text:p text:style-name="P23"><text:span text:style-name="T59">Straks ziet hij alleen de </text:span></text:p>
      <text:p text:style-name="P23"><text:span text:style-name="T59">samenvattingen. </text:span></text:p>
      <text:p text:style-name="P23"><text:span text:style-name="T59">In de kantine moppert hij</text:span></text:p>
      <text:p text:style-name="P23"><text:span text:style-name="T59"><text:s/></text:span></text:p>
      <text:p text:style-name="P23"><text:span text:style-name="T59">tegen zijn collega's: </text:span></text:p>
      <text:p text:style-name="P23"><text:span text:style-name="T59">"Oh nee, nou komt Ajax en </text:span></text:p>
      <text:p text:style-name="P23"><text:soft-page-break/><text:span text:style-name="T59">kan ik geen kaartjes krijgen!" </text:span></text:p>
      <text:p text:style-name="P23"><text:span text:style-name="T59">Eén van zijn collega's heeft </text:span></text:p>
      <text:p text:style-name="P23"><text:span text:style-name="T59">ook geprobeerd een kaartje te krijgen. </text:span></text:p>
      <text:p text:style-name="P23"><text:span text:style-name="T59">Dat is ook niet gelukt. </text:span></text:p>
      <text:p text:style-name="P65"/>
      <text:p text:style-name="P23"><text:span text:style-name="T59">"Maar," zegt hij tegen Sem, </text:span></text:p>
      <text:p text:style-name="P23"><text:span text:style-name="T59">"dan kom je toch gewoon </text:span></text:p>
      <text:p text:style-name="P23"><text:span text:style-name="T59">bij mij kijken." </text:span></text:p>
      <text:p text:style-name="P23"><text:span text:style-name="T59">"Ik heb een grote televisie </text:span></text:p>
      <text:p text:style-name="P23"><text:span text:style-name="T59">mét voetbalkanaal." </text:span></text:p>
      <text:p text:style-name="P23"><text:span text:style-name="T59">"Als je zin hebt: jullie zijn welkom!" </text:span></text:p>
      <text:p text:style-name="P65"/>
      <text:p text:style-name="P23"><text:span text:style-name="T59">Zondags zitten ze allemaal voor de tv. </text:span></text:p>
      <text:p text:style-name="P23"><text:span text:style-name="T59">Ze genieten van de wedstrijd. </text:span></text:p>
      <text:p text:style-name="P23"><text:span text:style-name="T59">De vrouw van de collega </text:span></text:p>
      <text:p text:style-name="P23"><text:span text:style-name="T59">serveert een drankje en een hapje. </text:span></text:p>
      <text:p text:style-name="P23"><text:span text:style-name="T59">Het is hartstikke gezellig. </text:span></text:p>
      <text:p text:style-name="P23"><text:span text:style-name="T59">"Nou," zegt Sem, "zo goed zitten </text:span></text:p>
      <text:p text:style-name="P65"/>
      <text:p text:style-name="P23"><text:span text:style-name="T59">ze in het stadion niet!” </text:span></text:p>
      <text:p text:style-name="P23"><text:span text:style-name="T59">Daar is iedereen het mee eens. </text:span></text:p>
      <text:p text:style-name="P23"><text:span text:style-name="T59">Als dan ook nog hun eigen club </text:span></text:p>
      <text:p text:style-name="P23"><text:span text:style-name="T59">wint, is het helemaal feest.</text:span></text:p>
      <text:p text:style-name="P30"><text:span text:style-name="T4">…..............................................................................................</text:span><text:span text:style-name="T59"> </text:span></text:p>
      <text:p text:style-name="P66"/>
      <text:p text:style-name="P13"><text:span text:style-name="T61">16 Sunderums</text:span><text:span text:style-name="T5"> <text:s text:c="4"/></text:span><text:span text:style-name="T7">(gebruikte tekens: hoofdletters, komma, uitroepteken, punt, vraagteken, afbreekstreepje, cijfers, accent grave, cijferteken)</text:span></text:p>
      <text:p text:style-name="P15"/>
      <text:p text:style-name="P12"><text:span text:style-name="T59">Anders dan gisternacht en alle </text:span></text:p>
      <text:p text:style-name="P12"><text:span text:style-name="T59">nachten daarvoor, dreef er </text:span></text:p>
      <text:p text:style-name="P12"><text:span text:style-name="T59">géén regelmatige lichtbundel </text:span></text:p>
      <text:p text:style-name="P12"><text:span text:style-name="T59">langs mijn raam. Bijna vergat </text:span></text:p>
      <text:p text:style-name="P12"><text:span text:style-name="T59">ik dat ik op een eiland was, </text:span></text:p>
      <text:p text:style-name="P12"><text:span text:style-name="T59">maar toen ik het raam open-</text:span></text:p>
      <text:p text:style-name="P12"><text:span text:style-name="T59">deed wist ik het weer: zeewind! </text:span></text:p>
      <text:p text:style-name="P10"/>
      <text:p text:style-name="P12"><text:soft-page-break/><text:span text:style-name="T59">Maar waarom was de vuurtoren uit? </text:span></text:p>
      <text:p text:style-name="P12"><text:span text:style-name="T59">Ik liep naar beneden naar de </text:span></text:p>
      <text:p text:style-name="P12"><text:span text:style-name="T59">huiskamer van het pension. </text:span></text:p>
      <text:p text:style-name="P12"><text:span text:style-name="T59">De eigenaresse legde mij uit </text:span></text:p>
      <text:p text:style-name="P12"><text:span text:style-name="T59">dat het Sunderums was. </text:span></text:p>
      <text:p text:style-name="P12"><text:span text:style-name="T59">Een oud volksgebruik dat ieder </text:span></text:p>
      <text:p text:style-name="P12"><text:span text:style-name="T59">jaar op 6 december gevierd </text:span></text:p>
      <text:p text:style-name="P10"/>
      <text:p text:style-name="P12"><text:span text:style-name="T59">wordt op Terschelling. Zo heeft </text:span></text:p>
      <text:p text:style-name="P12"><text:span text:style-name="T59">ieder Waddeneiland zijn eigen </text:span></text:p>
      <text:p text:style-name="P12"><text:span text:style-name="T59">feest. Nu ben ik een beetje </text:span></text:p>
      <text:p text:style-name="P12"><text:span text:style-name="T59">bekend met oud-Hollandse </text:span></text:p>
      <text:p text:style-name="P12"><text:span text:style-name="T59">gebruiken, maar deze kende ik nog niet. </text:span></text:p>
      <text:p text:style-name="P12"><text:span text:style-name="T59">Sunderums proberen onherken-</text:span></text:p>
      <text:p text:style-name="P12"><text:span text:style-name="T59">baar te blijven en dragen daarbij </text:span></text:p>
      <text:p text:style-name="P10"/>
      <text:p text:style-name="P12"><text:span text:style-name="T59">maskers. Voor de pakken worden veelal </text:span></text:p>
      <text:p text:style-name="P12"><text:span text:style-name="T59">materialen uit de natuur gebruikt. </text:span></text:p>
      <text:p text:style-name="P12"><text:span text:style-name="T59">Ze spreken weinig of </text:span></text:p>
      <text:p text:style-name="P12"><text:span text:style-name="T59">met verdraaide stemmen over </text:span></text:p>
      <text:p text:style-name="P12"><text:span text:style-name="T59">gebeurtenissen uit het afgelopen </text:span></text:p>
      <text:p text:style-name="P12"><text:span text:style-name="T59">jaar. Vrouwen moeten dan raden </text:span></text:p>
      <text:p text:style-name="P10"/>
      <text:p text:style-name="P12"><text:span text:style-name="T59">wie ze zijn en wat ze uitbeelden. </text:span></text:p>
      <text:p text:style-name="P12"><text:soft-page-break/><text:span text:style-name="T59">Op de dag van het Sunderum </text:span></text:p>
      <text:p text:style-name="P12"><text:span text:style-name="T59">feest mogen vrouwen en kinderen </text:span></text:p>
      <text:p text:style-name="P12"><text:span text:style-name="T59">vanaf het moment dat het donker </text:span></text:p>
      <text:p text:style-name="P12"><text:span text:style-name="T59">wordt niet meer buiten komen. </text:span></text:p>
      <text:p text:style-name="P12"><text:span text:style-name="T59">Doen ze dit wel dan worden ze </text:span></text:p>
      <text:p text:style-name="P12"><text:span text:style-name="T59">achter na gezeten. De Sunderums </text:span></text:p>
      <text:p text:style-name="P10"/>
      <text:p text:style-name="P12"><text:span text:style-name="T59">trekken door de straten en </text:span></text:p>
      <text:p text:style-name="P12"><text:span text:style-name="T59">dringen huizen binnen, daar </text:span></text:p>
      <text:p text:style-name="P12"><text:span text:style-name="T59">waar de deur open staat. Je lamp </text:span></text:p>
      <text:p text:style-name="P12"><text:span text:style-name="T59">laten branden is een teken voor </text:span></text:p>
      <text:p text:style-name="P12"><text:span text:style-name="T59">Sunderums dat ze welkom zijn. </text:span></text:p>
      <text:p text:style-name="P12"><text:span text:style-name="T59">Uiteindelijk is er rond 22.30 uur </text:span></text:p>
      <text:p text:style-name="P12"><text:span text:style-name="T59">een ontmaskering in een plaat-</text:span></text:p>
      <text:p text:style-name="P10"/>
      <text:p text:style-name="P12"><text:span text:style-name="T59">selijk café, waar de vrouwen en </text:span></text:p>
      <text:p text:style-name="P12"><text:span text:style-name="T59">kinderen ook welkom zijn op </text:span></text:p>
      <text:p text:style-name="P12"><text:span text:style-name="T59">het dansfeest. Misschien dat </text:span></text:p>
      <text:p text:style-name="P12"><text:span text:style-name="T59">daarom de vuurtoren niet brandt. </text:span></text:p>
      <text:p text:style-name="P12"><text:span text:style-name="T59">Misschien heeft de vuurtoren-</text:span></text:p>
      <text:p text:style-name="P12"><text:span text:style-name="T59">wachter haar deur open laten staan. </text:span></text:p>
      <text:p text:style-name="P12"><text:span text:style-name="T59">Misschien zijn de Sunderums naar </text:span></text:p>
      <text:p text:style-name="P10"/>
      <text:p text:style-name="P12"><text:span text:style-name="T59">boven geklommen, en hebben ze </text:span></text:p>
      <text:p text:style-name="P12"><text:soft-page-break/><text:span text:style-name="T59">daar de lampen gedoofd. Toch </text:span></text:p>
      <text:p text:style-name="P12"><text:span text:style-name="T59">vind ik het een beetje vreemd. </text:span></text:p>
      <text:p text:style-name="P12"><text:span text:style-name="T59">De boten varen volgens een dienst-</text:span></text:p>
      <text:p text:style-name="P12"><text:span text:style-name="T59">regeling. Deze avond zou geen kapitein </text:span></text:p>
      <text:p text:style-name="P12"><text:span text:style-name="T59">dankzij de gedoofde vuurtoren de </text:span></text:p>
      <text:p text:style-name="P12"><text:span text:style-name="T59">weg naar het eiland vinden. Natuur- </text:span></text:p>
      <text:p text:style-name="P10"/>
      <text:p text:style-name="P12"><text:span text:style-name="T59">lijk, de Sunderums waren zeeman </text:span></text:p>
      <text:p text:style-name="P12"><text:span text:style-name="T59">genoeg om te weten dat de boten </text:span></text:p>
      <text:p text:style-name="P12"><text:span text:style-name="T59">zich ook zonder vuurtoren best redden. </text:span></text:p>
      <text:p text:style-name="P12"><text:span text:style-name="T59">Ze wisten heus wel dat schepen tegen-</text:span></text:p>
      <text:p text:style-name="P12"><text:span text:style-name="T59">woordig zijn uitgerust met Radar. Met </text:span></text:p>
      <text:p text:style-name="P12"><text:span text:style-name="T59">digitale waterkaarten en anders altijd </text:span></text:p>
      <text:p text:style-name="P12"><text:span text:style-name="T59">nog met sonar. En ach, het vindt één </text:span></text:p>
      <text:p text:style-name="P10"/>
      <text:p text:style-name="P12"><text:span text:style-name="T59">keer per jaar plaats, dan mag het </text:span></text:p>
      <text:p text:style-name="P12"><text:span text:style-name="T59">licht van de vuurtoren best wel </text:span></text:p>
      <text:p text:style-name="P12"><text:span text:style-name="T59">eens een keertje wijken. </text:span></text:p>
      <text:p text:style-name="P12"><text:span text:style-name="T4">…................................................................................................</text:span></text:p>
      <text:h text:style-name="P5" text:outline-level="1"><text:span text:style-name="T34">17 Ziekenhuis</text:span><text:span text:style-name="T35"> </text:span><text:span text:style-name="T8">(</text:span><text:span text:style-name="T7">gebruikte tekens:</text:span><text:span text:style-name="T8"> </text:span><text:span text:style-name="T7">variatie van zo veel mogelijk als logisch in tekst)</text:span></text:h>
      <text:h text:style-name="P4" text:outline-level="1"/>
      <text:h text:style-name="P5" text:outline-level="1"><text:span text:style-name="T34">‘Ben jij een goochelaar?’</text:span><text:line-break/><text:span text:style-name="T34">De man lag rechts tegenover </text:span></text:h>
      <text:h text:style-name="P5" text:outline-level="1"><text:span text:style-name="T34">mij op de kamer. </text:span></text:h>
      <text:p text:style-name="P16"><text:span text:style-name="T35">Hij begon voor het eerst tegen </text:span></text:p>
      <text:p text:style-name="P16"><text:soft-page-break/><text:span text:style-name="T35">mij te praten. Hij was licht in </text:span></text:p>
      <text:p text:style-name="P16"><text:span text:style-name="T35">de war, had ik van zijn familie </text:span></text:p>
      <text:p text:style-name="P16"><text:span text:style-name="T35">begrepen. Hij was teruggekeerd </text:span></text:p>
      <text:p text:style-name="P16"><text:span text:style-name="T35">tot het Katwijkse dialect van </text:span></text:p>
      <text:p text:style-name="P16"><text:span text:style-name="T35">zijn jeugd. Een visserman! Hij sliep </text:span></text:p>
      <text:p text:style-name="P16"><text:span text:style-name="T35">het liefst het héle etmaal door. </text:span></text:p>
      <text:p text:style-name="P16"><text:span text:style-name="T35">Maar opgepept door de fysio-</text:span></text:p>
      <text:p text:style-name="P16"><text:span text:style-name="T35">therapeute en een verpleegster </text:span></text:p>
      <text:p text:style-name="P16"><text:span text:style-name="T35">was hij toch af en toe recht-</text:span></text:p>
      <text:p text:style-name="P16"><text:span text:style-name="T35">op gaan zitten. Hij keek wat uilig </text:span></text:p>
      <text:p text:style-name="P16"><text:span text:style-name="T35">voor zich uit. Richtte zich tot zijn </text:span></text:p>
      <text:p text:style-name="P16"><text:span text:style-name="T35">meest nabije buren met onver-</text:span></text:p>
      <text:p text:style-name="P16"><text:span text:style-name="T35">staanbare zinnetjes (ze knikten </text:span></text:p>
      <text:p text:style-name="P16"><text:span text:style-name="T35">maar wat terug). Al was de ver-</text:span></text:p>
      <text:p text:style-name="P16"><text:span text:style-name="T35">ste buurman; juist mij koos hij </text:span></text:p>
      <text:p text:style-name="P16"><text:span text:style-name="T35">voor een verstaanbare vraag: </text:span></text:p>
      <text:p text:style-name="P16"><text:span text:style-name="T35">‘Ben jij goochelaar?’ Wat had </text:span></text:p>
      <text:p text:style-name="P16"><text:span text:style-name="T35">ik er veel voor over gehad om </text:span></text:p>
      <text:p text:style-name="P16"><text:span text:style-name="T35">hier voor 100% ‘Ja’ op te kun-</text:span></text:p>
      <text:p text:style-name="P16"><text:span text:style-name="T35">nen zeggen! Wat is mooier</text:span></text:p>
      <text:p text:style-name="P16"><text:span text:style-name="T35">dan te kunnen goochelen? Al kan </text:span></text:p>
      <text:p text:style-name="P16"><text:span text:style-name="T35">je maar op elk gewenst moment </text:span></text:p>
      <text:p text:style-name="P16"><text:span text:style-name="T35">een euro uit iemands oor halen, </text:span></text:p>
      <text:p text:style-name="P16"><text:span text:style-name="T35">dat geeft toch een </text:span></text:p>
      <text:p text:style-name="P16"><text:soft-page-break/><text:span text:style-name="T35">bijzonder genoegen? En status. </text:span></text:p>
      <text:p text:style-name="P16"><text:span text:style-name="T35">En euro’s! Als ik ‘Jazeker, dat </text:span></text:p>
      <text:p text:style-name="P16"><text:span text:style-name="T35">ziet u goed!’ had geantwoord, </text:span></text:p>
      <text:p text:style-name="P16"><text:span text:style-name="T35">zou de Katwijker er </text:span></text:p>
      <text:p text:style-name="P16"><text:span text:style-name="T35">ongetwijfeld genoegen mee heb-</text:span></text:p>
      <text:p text:style-name="P16"><text:span text:style-name="T35">ben genomen. Hij kon maximaal </text:span></text:p>
      <text:p text:style-name="P16"><text:span text:style-name="T35">10 seconden zijn aandacht vast-</text:span></text:p>
      <text:p text:style-name="P16"><text:span text:style-name="T35">houden. Daarna was hij zeker even </text:span></text:p>
      <text:p text:style-name="P16"><text:span text:style-name="T35">later weer in slaap gevallen. </text:span></text:p>
      <text:p text:style-name="P16"><text:span text:style-name="T35">En dan was ik toch 10 seconden </text:span></text:p>
      <text:p text:style-name="P16"><text:span text:style-name="T35">in iemands hoofd een goochelaar </text:span></text:p>
      <text:p text:style-name="P16"><text:span text:style-name="T35">geweest. Maar de 2 andere pa-</text:span></text:p>
      <text:p text:style-name="P16"><text:span text:style-name="T35">tiënten, een man en een vrouw, </text:span></text:p>
      <text:p text:style-name="P16"><text:span text:style-name="T35">beide in herstel-modus, keken mij </text:span></text:p>
      <text:p text:style-name="P16"><text:span text:style-name="T35">oplettend aan. Ze zouden ongetwij-</text:span></text:p>
      <text:p text:style-name="P16"><text:span text:style-name="T35">feld wat meer willen weten over </text:span></text:p>
      <text:p text:style-name="P16"><text:span text:style-name="T35">mijn kwaliteiten als goochelaar.</text:span></text:p>
      <text:p text:style-name="P16"><text:span text:style-name="T35">Misschien zouden ze zelfs een proeve </text:span></text:p>
      <text:p text:style-name="P16"><text:span text:style-name="T35">van vaardigheid vragen. ‘Nee, ik ben </text:span></text:p>
      <text:p text:style-name="P16"><text:span text:style-name="T35">geen goochelaar,’ zei ik dus luid </text:span></text:p>
      <text:p text:style-name="P16"><text:span text:style-name="T35">en duidelijk. Wel met spijt in </text:span></text:p>
      <text:p text:style-name="P16"><text:span text:style-name="T35">de stem. De Katwijker draaide </text:span></text:p>
      <text:p text:style-name="P16"><text:span text:style-name="T35">zich om en viel metéén in slaap.</text:span></text:p>
      <text:p text:style-name="P23"><text:span text:style-name="T2">…................................................................................................</text:span></text:p>
      <text:p text:style-name="P23"><text:span text:style-name="T34">18 Hier en daar</text:span><text:span text:style-name="T37"> <text:s text:c="4"/></text:span><text:span text:style-name="T8">(</text:span><text:span text:style-name="T7">gebruikte tekens:</text:span><text:span text:style-name="T8"> </text:span><text:span text:style-name="T7">variatie van zo veel mogelijk als logisch in tekst)</text:span><text:span text:style-name="T8"> </text:span></text:p>
      <text:p text:style-name="P38"><text:soft-page-break/></text:p>
      <text:p text:style-name="P23"><text:span text:style-name="T31">Als ik mijn man roep en </text:span></text:p>
      <text:p text:style-name="P23"><text:span text:style-name="T31">vraag: 'Waar ben je?'</text:span></text:p>
      <text:p text:style-name="P23"><text:span text:style-name="T31">Geeft hij als antwoord: 'Híer!'.</text:span></text:p>
      <text:p text:style-name="P23"><text:span text:style-name="T31">En daar kan ik niets mee. </text:span></text:p>
      <text:p text:style-name="P23"><text:span text:style-name="T31">Want op de plek 'hier' </text:span></text:p>
      <text:p text:style-name="P23"><text:span text:style-name="T31">ben ík op dat moment.</text:span></text:p>
      <text:p text:style-name="P23"><text:span text:style-name="T31">Als hij ergens is, dan is </text:span></text:p>
      <text:p text:style-name="P23"><text:span text:style-name="T31">het wel 'dáár'. In deze situatie</text:span></text:p>
      <text:p text:style-name="P23"><text:span text:style-name="T31">is 'hier' voor mij een duidelijke plek. </text:span></text:p>
      <text:p text:style-name="P23"><text:span text:style-name="T31">Het is waar ik ben. </text:span></text:p>
      <text:p text:style-name="P23"><text:span text:style-name="T31">Maar 'daar' is een heel vaag be-</text:span></text:p>
      <text:p text:style-name="P23"><text:span text:style-name="T31">grip. Het houdt eigenlijk alles </text:span></text:p>
      <text:p text:style-name="P23"><text:span text:style-name="T31">in wat niet hier is. Mijn man </text:span></text:p>
      <text:p text:style-name="P23"><text:span text:style-name="T31">kan overal zijn. Er is één oplos-</text:span></text:p>
      <text:p text:style-name="P23"><text:span text:style-name="T31">sing voor dit probleem. Hij moet </text:span></text:p>
      <text:p text:style-name="P23"><text:span text:style-name="T31">wat duidelijker uitleggen waar hij </text:span></text:p>
      <text:p text:style-name="P23"><text:span text:style-name="T31">Is. Zoals 'in de keuken' of 'op zolder'. </text:span></text:p>
      <text:p text:style-name="P23"><text:span text:style-name="T31">Probeer hem dat maar eens dui-</text:span></text:p>
      <text:p text:style-name="P23"><text:span text:style-name="T31">delijk te maken. Hij antwoordt </text:span></text:p>
      <text:p text:style-name="P23"><text:span text:style-name="T31">al zijn hele leven: ‘Hier’.</text:span></text:p>
      <text:p text:style-name="P23"><text:span text:style-name="T31">Ik begin er niet meer aan. </text:span></text:p>
      <text:p text:style-name="P23"><text:span text:style-name="T31">Het zal mijn tijd wel duren.</text:span></text:p>
      <text:p text:style-name="P12"><text:span text:style-name="T4">…............................................................................................</text:span></text:p>
      <text:p text:style-name="P18"><text:span text:style-name="T33">19 Frisse start</text:span><text:span text:style-name="T36"> <text:s text:c="6"/></text:span><text:span text:style-name="T8">(</text:span><text:span text:style-name="T7">gebruikte tekens:</text:span><text:span text:style-name="T8"> </text:span><text:span text:style-name="T7">variatie van zo veel mogelijk als logisch in tekst)</text:span><text:span text:style-name="T8"> </text:span></text:p>
      <text:p text:style-name="P36"/>
      <text:p text:style-name="P59"><text:span text:style-name="T32">Als 14-jarig jochie werd ik ge-</text:span></text:p>
      <text:p text:style-name="P59"><text:span text:style-name="T32">scout voor Ajax. De trainer zei: </text:span></text:p>
      <text:p text:style-name="P59"><text:span text:style-name="T32">‘Jij bent een rechtsbuiten in </text:span></text:p>
      <text:p text:style-name="P59"><text:span text:style-name="T32">de traditie van Sjaak Swart en </text:span></text:p>
      <text:p text:style-name="P59"><text:span text:style-name="T32">Tscheu la Ling. Aan jou gaan </text:span></text:p>
      <text:p text:style-name="P59"><text:span text:style-name="T32">we hier nog een hoop plezier </text:span></text:p>
      <text:p text:style-name="P59"><text:span text:style-name="T32">Beleven.’ ‘Net als Finidi George?’ </text:span></text:p>
      <text:p text:style-name="P59"><text:span text:style-name="T32">vroeg ik gretig. ‘Net als </text:span></text:p>
      <text:p text:style-name="P59"><text:span text:style-name="T32">Finidi,’ zei de trainer.</text:span><text:line-break/><text:span text:style-name="T32">Trots trok ik het rood-witte shirt over </text:span></text:p>
      <text:p text:style-name="P59"><text:span text:style-name="T32">mijn schouders en speelde mijn </text:span></text:p>
      <text:p text:style-name="P59"><text:soft-page-break/><text:span text:style-name="T32">wedstrijdjes in de jeugdelftallen. </text:span></text:p>
      <text:p text:style-name="P59"><text:span text:style-name="T32">Drie jaar later zei de trainer: </text:span></text:p>
      <text:p text:style-name="P59"><text:span text:style-name="T32">‘Ik zie in jou de ideale rechts achter. </text:span></text:p>
      <text:p text:style-name="P59"><text:span text:style-name="T32">Wist je dat er bij Ajax veel verde-</text:span></text:p>
      <text:p text:style-name="P59"><text:span text:style-name="T32">digers als aanvaller zijn begonnen?’</text:span><text:line-break/><text:span text:style-name="T32">‘Zoals Michael Reiziger?’ vroeg ik </text:span></text:p>
      <text:p text:style-name="P59"><text:span text:style-name="T32">hoopvol. ‘Zoals Reiziger,’ zei de </text:span></text:p>
      <text:p text:style-name="P59"><text:span text:style-name="T32">Trainer. Ik werd geselecteerd </text:span></text:p>
      <text:p text:style-name="P59"><text:span text:style-name="T32">voor Nederland onder de 16. </text:span></text:p>
      <text:p text:style-name="P59"><text:span text:style-name="T32">Niet veel later kreeg ik in </text:span></text:p>
      <text:p text:style-name="P59"><text:span text:style-name="T32">Amsterdam een eenjarig contract. </text:span></text:p>
      <text:p text:style-name="P59"><text:span text:style-name="T32">Volgens mijn agent was het goed </text:span></text:p>
      <text:p text:style-name="P59"><text:span text:style-name="T32">mijn opties open te houden. Ik </text:span></text:p>
      <text:p text:style-name="P59"><text:span text:style-name="T32">speelde voor Jong Ajax in de </text:span></text:p>
      <text:p text:style-name="P59"><text:span text:style-name="T32">eerste divisie. Het ging best goed, </text:span></text:p>
      <text:p text:style-name="P59"><text:span text:style-name="T32">maar halverwege het seizoen </text:span></text:p>
      <text:p text:style-name="P59"><text:span text:style-name="T32">was er een mindere wed-</text:span></text:p>
      <text:p text:style-name="P59"><text:span text:style-name="T32">strijd tegen de Graafschap. </text:span></text:p>
      <text:p text:style-name="P59"><text:span text:style-name="T32">In de 57e minuut maakte ik </text:span></text:p>
      <text:p text:style-name="P59"><text:span text:style-name="T32">een overtreding. Ik kreeg </text:span></text:p>
      <text:p text:style-name="P59"><text:span text:style-name="T32">rood en de ploeg kreeg een </text:span></text:p>
      <text:p text:style-name="P59"><text:span text:style-name="T32">penalty tegen. We verloren de </text:span></text:p>
      <text:p text:style-name="P59"><text:span text:style-name="T32">wedstrijd met 2-1. ‘Dit mag </text:span></text:p>
      <text:p text:style-name="P59"><text:span text:style-name="T32">nooit meer gebeuren,’ zei de </text:span></text:p>
      <text:p text:style-name="P59"><text:span text:style-name="T32">trainer na afloop. ‘Hier móet </text:span></text:p>
      <text:p text:style-name="P59"><text:span text:style-name="T32">je van leren.’ ‘Net als Frank </text:span></text:p>
      <text:p text:style-name="P59"><text:span text:style-name="T32">Rijkaard tegen Duitsland in </text:span></text:p>
      <text:p text:style-name="P59"><text:span text:style-name="T32">1990?’ vroeg ik met tranen </text:span></text:p>
      <text:p text:style-name="P59"><text:span text:style-name="T32">in mijn ogen. Maar de trai-</text:span></text:p>
      <text:p text:style-name="P59"><text:soft-page-break/><text:span text:style-name="T32">ner antwoordde niet meer.</text:span></text:p>
      <text:p text:style-name="P59"><text:span text:style-name="T32">Aan het einde van het seizoen </text:span></text:p>
      <text:p text:style-name="P59"><text:span text:style-name="T32">las ik op de officiële website </text:span></text:p>
      <text:p text:style-name="P59"><text:span text:style-name="T32">van de club dat mijn contract </text:span></text:p>
      <text:p text:style-name="P59"><text:span text:style-name="T32">niet werd verlengd.</text:span><text:line-break/><text:span text:style-name="T32">Die zomer vertrok ik transfer-</text:span></text:p>
      <text:p text:style-name="P59"><text:span text:style-name="T32">vrij naar een voetbalclub in </text:span></text:p>
      <text:p text:style-name="P59"><text:span text:style-name="T32">Waalwijk. Door blessures speel-</text:span></text:p>
      <text:p text:style-name="P59"><text:span text:style-name="T32">de ik daar slechts een handje-</text:span></text:p>
      <text:p text:style-name="P59"><text:span text:style-name="T32">vol wedstrijden. Voor het Neder-</text:span></text:p>
      <text:p text:style-name="P59"><text:span text:style-name="T32">lands elftal werd ik ook niet gese-</text:span></text:p>
      <text:p text:style-name="P59"><text:span text:style-name="T32">Lecteerd. Wel kreeg ik een </text:span></text:p>
      <text:p text:style-name="P59"><text:span text:style-name="T32">uitnodiging voor het elftal van </text:span></text:p>
      <text:p text:style-name="P59"><text:span text:style-name="T32">Curaçao. Ik twijfelde, maar mijn </text:span></text:p>
      <text:p text:style-name="P59"><text:span text:style-name="T32">agent haalde me over omdat </text:span></text:p>
      <text:p text:style-name="P59"><text:span text:style-name="T32">er volgens hem muziek in die </text:span></text:p>
      <text:p text:style-name="P59"><text:span text:style-name="T32">ploeg zou zitten. Daar bleek hij </text:span></text:p>
      <text:p text:style-name="P59"><text:span text:style-name="T32">achteraf alleen mee te bedoelen </text:span></text:p>
      <text:p text:style-name="P59"><text:span text:style-name="T32">dat veel spelers naast het voet-</text:span></text:p>
      <text:p text:style-name="P59"><text:span text:style-name="T32">ballen ook een instrument be-</text:span></text:p>
      <text:p text:style-name="P59"><text:span text:style-name="T32">speelden. Dit seizoen speel ik </text:span></text:p>
      <text:p text:style-name="P59"><text:span text:style-name="T32">voor Atlantis FC, een laagvlieger </text:span></text:p>
      <text:p text:style-name="P59"><text:span text:style-name="T32">in de derde divisie van Finland. </text:span></text:p>
      <text:p text:style-name="P59"><text:span text:style-name="T32">Volgens mijn agent had ik be-</text:span></text:p>
      <text:p text:style-name="P59"><text:span text:style-name="T32">hoefte aan een frisse start. </text:span></text:p>
      <text:p text:style-name="P59"><text:span text:style-name="T32">‘En waar kan dat beter dan in </text:span></text:p>
      <text:p text:style-name="P59"><text:span text:style-name="T32">Scandinavië,’ zei hij, terwijl </text:span></text:p>
      <text:p text:style-name="P59"><text:span text:style-name="T32">hij mij op het vliegtuig zette.</text:span></text:p>
      <text:p text:style-name="P19"><text:span text:style-name="T11">…................................................................................</text:span><text:span text:style-name="T38"> </text:span></text:p>
      <text:p text:style-name="P21"><text:soft-page-break/><text:span text:style-name="T33">20 De Utrechtse Dom</text:span><text:span text:style-name="T39"> <text:s text:c="6"/></text:span><text:span text:style-name="T8">(</text:span><text:span text:style-name="T7">gebruikte tekens:</text:span><text:span text:style-name="T8"> </text:span><text:span text:style-name="T7">variatie van zo veel mogelijk als logisch in tekst)</text:span><text:span text:style-name="T8"> </text:span></text:p>
      <text:p text:style-name="P37"/>
      <text:p text:style-name="P21"><text:span text:style-name="T32">Hier sta ik. Nog steeds. Ik heb al </text:span></text:p>
      <text:p text:style-name="P21"><text:span text:style-name="T32">lang geen besef van tijd meer. </text:span></text:p>
      <text:p text:style-name="P21"><text:span text:style-name="T32">Jaren tikken als secondes voorbij. </text:span></text:p>
      <text:p text:style-name="P21"><text:span text:style-name="T32">Soms vraag ik me af of ik</text:span></text:p>
      <text:p text:style-name="P21"><text:span text:style-name="T32">onsterfelijk ben. Niet dat ik </text:span></text:p>
      <text:p text:style-name="P21"><text:span text:style-name="T32">Geen pijn, verdriet of spijt ken. </text:span></text:p>
      <text:p text:style-name="P21"><text:span text:style-name="T32">Laten we eerlijk zijn: het is </text:span></text:p>
      <text:p text:style-name="P21"><text:span text:style-name="T32">vaak kantje boord geweest. </text:span></text:p>
      <text:p text:style-name="P59"><text:span text:style-name="T32">Maar hoe dikwijls ik ook af-</text:span></text:p>
      <text:p text:style-name="P59"><text:span text:style-name="T32">brokkelde, tot ik niet meer </text:span></text:p>
      <text:p text:style-name="P59"><text:span text:style-name="T32">dacht te bestaan, och werd </text:span></text:p>
      <text:p text:style-name="P59"><text:span text:style-name="T32">ik steeds weer opgebouwd. </text:span></text:p>
      <text:p text:style-name="P59"><text:span text:style-name="T32">Steen voor steen werd ik een </text:span></text:p>
      <text:p text:style-name="P59"><text:span text:style-name="T32">beetje beter, een beetje sterker, </text:span></text:p>
      <text:p text:style-name="P59"><text:span text:style-name="T32">een beetje mooier, een beetje </text:span></text:p>
      <text:p text:style-name="P59"><text:span text:style-name="T32">anders, een beetje meer mijzelf. </text:span></text:p>
      <text:p text:style-name="P59"><text:span text:style-name="T32">Hier sta ik. Ik ben 763 jaar oud, </text:span></text:p>
      <text:p text:style-name="P59"><text:span text:style-name="T32">112 meter hoog, ik werd katholiek </text:span></text:p>
      <text:p text:style-name="P59"><text:span text:style-name="T32">gedoopt maar onder lichte dwang </text:span></text:p>
      <text:p text:style-name="P59"><text:span text:style-name="T32">tot protestant geslagen. Ik werd </text:span></text:p>
      <text:p text:style-name="P59"><text:span text:style-name="T32">bestormd, stond in vuur en vlam, </text:span></text:p>
      <text:p text:style-name="P59"><text:span text:style-name="T32">en de wind waaide harder dan ik </text:span></text:p>
      <text:p text:style-name="P59"><text:span text:style-name="T32">hebben kon, soms sloeg zelfs </text:span></text:p>
      <text:p text:style-name="P59"><text:span text:style-name="T32">de bliksem in. Hier sta ik. Oud </text:span></text:p>
      <text:p text:style-name="P59"><text:span text:style-name="T32">en hoog, niet wetend wat ik pre-</text:span></text:p>
      <text:p text:style-name="P59"><text:span text:style-name="T32">cies geloof maar sterk genoeg. </text:span></text:p>
      <text:p text:style-name="P59"><text:span text:style-name="T32">Ik ben nog steeds sterk genoeg. </text:span></text:p>
      <text:p text:style-name="P59"><text:span text:style-name="T32">Kom maar, voel maar. Ik zal je </text:span></text:p>
      <text:p text:style-name="P59"><text:span text:style-name="T32">dragen, tree voor tree, ik houd </text:span></text:p>
      <text:p text:style-name="P59"><text:span text:style-name="T32">je droog. Kijk. Zie je dat uit-</text:span></text:p>
      <text:p text:style-name="P59"><text:soft-page-break/><text:span text:style-name="T32">zicht? Dit is Utrecht, mijn stad. </text:span></text:p>
      <text:p text:style-name="P59"><text:span text:style-name="T32">En ík, ik zie álles. Ik zie de </text:span></text:p>
      <text:p text:style-name="P59"><text:span text:style-name="T32">eerste mensen op de terrassen. </text:span></text:p>
      <text:p text:style-name="P59"><text:span text:style-name="T32">Ik zie meisjes elkaar vooruitdu-</text:span></text:p>
      <text:p text:style-name="P59"><text:span text:style-name="T32">wen, winkel in, winkel uit. Ik zie </text:span></text:p>
      <text:p text:style-name="P59"><text:span text:style-name="T32">twee pubers een ijsje eten op een </text:span></text:p>
      <text:p text:style-name="P59"><text:span text:style-name="T32">bankje aan de gracht. ‘En?’ vraagt </text:span></text:p>
      <text:p text:style-name="P59"><text:span text:style-name="T32">de één. ‘Aardbei!’ roept de ander, </text:span></text:p>
      <text:p text:style-name="P59"><text:span text:style-name="T32">waarop ze schaterlachen. </text:span></text:p>
      <text:p text:style-name="P59"><text:span text:style-name="T32">Ik zie vijf jongens met voetbal-</text:span></text:p>
      <text:p text:style-name="P59"><text:span text:style-name="T32">shirtjes aan, die één voor één </text:span></text:p>
      <text:p text:style-name="P59"><text:span text:style-name="T32">in een gezinswagen worden ge-</text:span></text:p>
      <text:p text:style-name="P59"><text:span text:style-name="T32">propt, op weg naar een overwin-</text:span></text:p>
      <text:p text:style-name="P59"><text:span text:style-name="T32">ning in Zeist. Ik zie een vrouw </text:span></text:p>
      <text:p text:style-name="P59"><text:span text:style-name="T32">die haar langharige teckel kwijt </text:span></text:p>
      <text:p text:style-name="P59"><text:span text:style-name="T32">is en al twintig minuten lang </text:span></text:p>
      <text:p text:style-name="P59"><text:span text:style-name="T32">vormen haar lippen de naam Brunóóó. </text:span></text:p>
      <text:p text:style-name="P59"><text:span text:style-name="T32">Ik zie auto’s en bussen fietsers </text:span></text:p>
      <text:p text:style-name="P59"><text:span text:style-name="T32">ontwijken, ik zie voetgangers </text:span></text:p>
      <text:p text:style-name="P59"><text:span text:style-name="T32">midden op de straat, treinen rij-</text:span></text:p>
      <text:p text:style-name="P59"><text:span text:style-name="T32">den af en aan, iemand eet </text:span></text:p>
      <text:p text:style-name="P59"><text:span text:style-name="T32">tevreden een frikandel spe-</text:span></text:p>
      <text:p text:style-name="P59"><text:span text:style-name="T32">ciaal, ik zie de eerste kano het </text:span></text:p>
      <text:p text:style-name="P59"><text:span text:style-name="T32">water inglijden. Het zal lente </text:span></text:p>
      <text:p text:style-name="P59"><text:span text:style-name="T32">zijn. Ik spreek vele talen. </text:span></text:p>
      <text:p text:style-name="P59"><text:span text:style-name="T32">Gidsen betreden mijn trappen </text:span></text:p>
      <text:p text:style-name="P59"><text:span text:style-name="T32">in het Engels, Duits, Frans, </text:span></text:p>
      <text:p text:style-name="P59"><text:span text:style-name="T32">Spaans, Italiaans en Hebreeuws. </text:span></text:p>
      <text:p text:style-name="P59"><text:span text:style-name="T32">Mijn klokken spelen liedjes, elk </text:span></text:p>
      <text:p text:style-name="P59"><text:soft-page-break/><text:span text:style-name="T32">kwartier. Klassiekers maar </text:span></text:p>
      <text:p text:style-name="P59"><text:span text:style-name="T32">ook heel moderne liedjes, </text:span></text:p>
      <text:p text:style-name="P59"><text:span text:style-name="T32">als er iets te vieren is. Ik ben een </text:span></text:p>
      <text:p text:style-name="P59"><text:span text:style-name="T32">toevluchtsoord, een herkennings-</text:span></text:p>
      <text:p text:style-name="P59"><text:span text:style-name="T32">teken, een baken in de nacht, </text:span></text:p>
      <text:p text:style-name="P59"><text:span text:style-name="T32">een gevoel van trots. </text:span></text:p>
      <text:p text:style-name="P59"><text:span text:style-name="T32">Ik zie je ’s in de vroegste </text:span></text:p>
      <text:p text:style-name="P59"><text:span text:style-name="T32">ochtenduren, als je over mijn </text:span></text:p>
      <text:p text:style-name="P59"><text:span text:style-name="T32">plein fietst zonder licht en met </text:span></text:p>
      <text:p text:style-name="P59"><text:span text:style-name="T32">muziek in je oren: ik zie je, </text:span></text:p>
      <text:p text:style-name="P59"><text:span text:style-name="T32">ik hoor je, je bent nooit alleen. </text:span></text:p>
      <text:p text:style-name="P59"><text:span text:style-name="T32">Ik zie je als je terugkomt </text:span></text:p>
      <text:p text:style-name="P59"><text:span text:style-name="T32">en opgelucht naar het puntje van </text:span></text:p>
      <text:p text:style-name="P59"><text:span text:style-name="T32">mijn toren staart. Hier sta ik. </text:span></text:p>
      <text:p text:style-name="P59"><text:span text:style-name="T32">Nog steeds. Als je mij ziet, dan </text:span></text:p>
      <text:p text:style-name="P59"><text:span text:style-name="T32">weet je dat je thuis bent. En ik, </text:span></text:p>
      <text:p text:style-name="P59"><text:span text:style-name="T32">ik zie alles. Ook jou. </text:span></text:p>
      <text:p text:style-name="P59"><text:span text:style-name="T4">…..............................................................................................</text:span></text:p>
      <text:p text:style-name="P41"/>
      <text:p text:style-name="P41"/>
      <text:p text:style-name="Standard"><text:span text:style-name="T33">21 Het touwtje van Jan Terlouw <text:s text:c="5"/></text:span><text:span text:style-name="T8">(</text:span><text:span text:style-name="T7">gebruikte tekens:</text:span><text:span text:style-name="T8"> </text:span><text:span text:style-name="T7">variatie van zo veel mogelijk als logisch in tekst)</text:span><text:span text:style-name="T8"> </text:span></text:p>
      <text:p text:style-name="P70"><text:line-break/><text:span text:style-name="T32"> De 85-jarige kinderboekenschrijver </text:span></text:p>
      <text:p text:style-name="P70"><text:span text:style-name="T32">en politicus hield een betoog, waarin </text:span></text:p>
      <text:p text:style-name="P70"><text:span text:style-name="T32">hij zijn zorgen uitte over het vertrou-</text:span></text:p>
      <text:p text:style-name="P70"><text:span text:style-name="T32">wen in de Nederlandse samenleving. </text:span></text:p>
      <text:p text:style-name="P70"><text:span text:style-name="T32">Terlouw wees op de groei van de wel-</text:span></text:p>
      <text:p text:style-name="P70"><text:span text:style-name="T32">vaartstaat en de klimaatveranderingen </text:span></text:p>
      <text:p text:style-name="P70"><text:span text:style-name="T32">zoals de plastic soep in de oceanen. </text:span></text:p>
      <text:p text:style-name="P70"><text:span text:style-name="T32">Hij pleitte in zijn emotionele toespraak </text:span></text:p>
      <text:p text:style-name="P70"><text:span text:style-name="T32">voor meer vertrouwen, zowel vanuit bur-</text:span></text:p>
      <text:p text:style-name="P70"><text:span text:style-name="T32">gers als politici. Om hierin te slagen </text:span></text:p>
      <text:p text:style-name="P70"><text:soft-page-break/><text:span text:style-name="T32">moeten we volgens Jan Terlouw </text:span></text:p>
      <text:p text:style-name="P70"><text:span text:style-name="T32">eerst een ander maatschappelijk </text:span></text:p>
      <text:p text:style-name="P70"><text:span text:style-name="T32">probleem tackelen: het gebrek </text:span></text:p>
      <text:p text:style-name="P70"><text:span text:style-name="T32">aan vertrouwen. </text:span></text:p>
      <text:p text:style-name="P70"><text:span text:style-name="T32"><text:s/>‘Als er wantrouwen in de </text:span><text:a xlink:type="simple" xlink:href="https://maatschapwij.nu/thema/samenleving/" text:style-name="Internet_20_link" text:visited-style-name="Visited_20_Internet_20_Link"><text:span text:style-name="Internet_20_link"><text:span text:style-name="T32">samenleving</text:span></text:span></text:a><text:span text:style-name="T32"> </text:span></text:p>
      <text:p text:style-name="P70"><text:span text:style-name="T32">heerst, dan bereik je niks.’ We zouden </text:span></text:p>
      <text:p text:style-name="P70"><text:span text:style-name="T32">volgens hem iets van de flower-</text:span></text:p>
      <text:p text:style-name="P70"><text:span text:style-name="T32">power-mentaliteit van de jaren ’60 kun-</text:span></text:p>
      <text:p text:style-name="P70"><text:span text:style-name="T32">nen leren. ‘Toen hingen de touwtjes, </text:span></text:p>
      <text:p text:style-name="P70"><text:span text:style-name="T32">letterlijk en figuurlijk, uit de brievenbus. </text:span></text:p>
      <text:p text:style-name="P70"><text:span text:style-name="T32">Hij gebruikte het touwtje als een </text:span><text:a xlink:type="simple" xlink:href="https://nl.wikipedia.org/wiki/Metafoor" text:style-name="Internet_20_link" text:visited-style-name="Visited_20_Internet_20_Link"><text:span text:style-name="Internet_20_link"><text:span text:style-name="T32">meta-foor</text:span></text:span></text:a><text:span text:style-name="T32"> </text:span></text:p>
      <text:p text:style-name="P70"><text:span text:style-name="T32">voor het wederzijdse vertrouwen </text:span></text:p>
      <text:p text:style-name="P70"><text:span text:style-name="T32">onder de bevolking in zijn kindertijd. </text:span></text:p>
      <text:p text:style-name="P70"><text:span text:style-name="T32">Kinderen en ook wel volwassenen </text:span></text:p>
      <text:p text:style-name="P70"><text:span text:style-name="T32">liepen bij elkaar naar binnen. Dat kon </text:span></text:p>
      <text:p text:style-name="P70"><text:span text:style-name="T32">toen: het was de tijd van make - love, not- war.’ </text:span></text:p>
      <text:p text:style-name="P70"><text:span text:style-name="T32">Gezamenlijk verantwoordelijkheid </text:span></text:p>
      <text:p text:style-name="P70"><text:span text:style-name="T32">nemen voor een gezonde aarde en </text:span></text:p>
      <text:p text:style-name="P70"><text:span text:style-name="T32">een verbonden samenleving, dat </text:span></text:p>
      <text:p text:style-name="P70"><text:span text:style-name="T32">is wat Terlouw ons wil meegeven. </text:span></text:p>
      <text:p text:style-name="P70"><text:span text:style-name="T32">“De klimaatveranderingen niet ont-</text:span></text:p>
      <text:p text:style-name="P70"><text:span text:style-name="T32">kennen of omdat het politiek gezien </text:span></text:p>
      <text:p text:style-name="P70"><text:span text:style-name="T32">niet uitkomt.” Burgers, bedrijven </text:span></text:p>
      <text:p text:style-name="P70"><text:span text:style-name="T32">en politici moeten volgens hem </text:span></text:p>
      <text:p text:style-name="P70"><text:span text:style-name="T32">de handen ineenslaan. Elkaar </text:span></text:p>
      <text:p text:style-name="P70"><text:span text:style-name="T32">durven vertrouwen in plaats </text:span></text:p>
      <text:p text:style-name="P70"><text:span text:style-name="T32">van denken dat de andere </text:span></text:p>
      <text:p text:style-name="P70"><text:span text:style-name="T32">partij ook niet betrouwbaar is. </text:span></text:p>
      <text:p text:style-name="P70"><text:span text:style-name="T32">Terlouw roept de politiek op </text:span></text:p>
      <text:p text:style-name="P70"><text:span text:style-name="T32">om het voortouw te nemen: </text:span></text:p>
      <text:p text:style-name="P70"><text:span text:style-name="T32">‘Politici moeten daadkracht tonen </text:span></text:p>
      <text:p text:style-name="P70"><text:span text:style-name="T32">om iedereen ervan te overtuigen </text:span></text:p>
      <text:p text:style-name="P70"><text:span text:style-name="T32">dat in actie komen voor een beter </text:span></text:p>
      <text:p text:style-name="P70"><text:span text:style-name="T32">klimaat de enige rechtvaardige optie is.’</text:span></text:p>
      <text:p text:style-name="Standard"><text:span text:style-name="T12">…............................................................................................</text:span><text:span text:style-name="T40"> </text:span></text:p>
      <text:p text:style-name="P70"><text:span text:style-name="T32">22 Louis Braille <text:s text:c="5"/></text:span><text:span text:style-name="T8">(</text:span><text:span text:style-name="T7">gebruikte tekens:</text:span><text:span text:style-name="T8"> </text:span><text:span text:style-name="T7">variatie van zo veel mogelijk als logisch in tekst)</text:span><text:span text:style-name="T8"> = kopie van oude boek, maar wel leuk om terug te laten komen.</text:span></text:p>
      <text:p text:style-name="P39"/>
      <text:p text:style-name="P70"><text:span text:style-name="T32">het was een klein Frans dorp</text:span></text:p>
      <text:p text:style-name="P70"><text:span text:style-name="T32">in de buurt van Parijs. In de</text:span></text:p>
      <text:p text:style-name="P70"><text:span text:style-name="T32">smalle hoofdstraat lag de sneeuw</text:span></text:p>
      <text:p text:style-name="P70"><text:span text:style-name="T32">in grote hopen. Een koets rolde</text:span></text:p>
      <text:p text:style-name="P70"><text:span text:style-name="T32">met doffe dreunen voorbij. Op</text:span></text:p>
      <text:p text:style-name="P70"><text:span text:style-name="T32">deze winterse dag (het was 4</text:span></text:p>
      <text:p text:style-name="P70"><text:soft-page-break/><text:span text:style-name="T32">januari 1809) werd in dat dorp</text:span></text:p>
      <text:p text:style-name="P70"><text:span text:style-name="T32">een kind geboren. Het was in het</text:span></text:p>
      <text:p text:style-name="P70"><text:span text:style-name="T32">gezin van de plaatselijke zadel-</text:span></text:p>
      <text:p text:style-name="P70"><text:span text:style-name="T32">maker Simon Braille. Het was</text:span></text:p>
      <text:p text:style-name="P70"><text:span text:style-name="T32">een zoon en men noemde hem</text:span></text:p>
      <text:p text:style-name="P70"><text:span text:style-name="T32">Louis. Drie jaar later stapte</text:span></text:p>
      <text:p text:style-name="P70"><text:span text:style-name="T32">hij al vrolijk rond in de drukke</text:span></text:p>
      <text:p text:style-name="P70"><text:span text:style-name="T32">werkplaats van zijn vader. Het</text:span></text:p>
      <text:p text:style-name="P70"><text:span text:style-name="T32">was een beweeglijk en levenslus-</text:span></text:p>
      <text:p text:style-name="P70"><text:span text:style-name="T32">tig ventje. Hij wilde graag al-</text:span></text:p>
      <text:p text:style-name="P70"><text:span text:style-name="T32">les weten en ging alle dingen</text:span></text:p>
      <text:p text:style-name="P70"><text:span text:style-name="T32">meteen onderzoeken.</text:span></text:p>
      <text:p text:style-name="P70"><text:span text:style-name="T32">Natuurlijk wilde hij ook zadel-</text:span></text:p>
      <text:p text:style-name="P70"><text:span text:style-name="T32">maker worden net als zijn vader.</text:span></text:p>
      <text:p text:style-name="P70"><text:span text:style-name="T32">Hij zag hoe zijn vader dat werk</text:span></text:p>
      <text:p text:style-name="P70"><text:span text:style-name="T32">deed en Louis wilde hem daarbij</text:span></text:p>
      <text:p text:style-name="P70"><text:span text:style-name="T32">helpen. In een onbewaakt ogen-</text:span></text:p>
      <text:p text:style-name="P70"><text:span text:style-name="T32">blik pakte hij de priem, die hij</text:span></text:p>
      <text:p text:style-name="P70"><text:span text:style-name="T32">nodig had , om gaten in het leer</text:span></text:p>
      <text:p text:style-name="P70"><text:span text:style-name="T32">te prikken. Louis probeerde de</text:span></text:p>
      <text:p text:style-name="P70"><text:span text:style-name="T32">priem in het leer te steken. De</text:span></text:p>
      <text:p text:style-name="P70"><text:span text:style-name="T32">priem gleed echter uit en ver-</text:span></text:p>
      <text:p text:style-name="P70"><text:span text:style-name="T32">wondde één van zijn ogen. De</text:span></text:p>
      <text:p text:style-name="P70"><text:span text:style-name="T32">verwonding bleek nogal ernstig te</text:span></text:p>
      <text:p text:style-name="P70"><text:span text:style-name="T32">zijn. Het oog raakte erg ont-</text:span></text:p>
      <text:p text:style-name="P70"><text:span text:style-name="T32">stoken. De ontsteking sloeg over</text:span></text:p>
      <text:p text:style-name="P70"><text:span text:style-name="T32">naar het andere (nog goede) oog</text:span></text:p>
      <text:p text:style-name="P70"><text:span text:style-name="T32">en uiteindelijk werd Louis hele-</text:span></text:p>
      <text:p text:style-name="P70"><text:span text:style-name="T32">maal blind. Louis Braille heeft</text:span></text:p>
      <text:p text:style-name="P70"><text:span text:style-name="T32">in zijn prille jeugd dus maar en-</text:span></text:p>
      <text:p text:style-name="P70"><text:span text:style-name="T32">kele jaren normaal kunnen zien.</text:span></text:p>
      <text:p text:style-name="P70"><text:span text:style-name="T32">Omdat Louis goed kon leren, mocht</text:span></text:p>
      <text:p text:style-name="P70"><text:span text:style-name="T32">hij ondanks zijn handicap samen</text:span></text:p>
      <text:p text:style-name="P70"><text:span text:style-name="T32">met de andere kinderen van het</text:span></text:p>
      <text:p text:style-name="P70"><text:span text:style-name="T32">dorp naar school. Hij leerde al-</text:span></text:p>
      <text:p text:style-name="P70"><text:span text:style-name="T32">les door te luisteren. De enige</text:span></text:p>
      <text:p text:style-name="P70"><text:span text:style-name="T32">lessen waar hij niet aan mee kon</text:span></text:p>
      <text:p text:style-name="P70"><text:span text:style-name="T32">doen waren de lees- en schrijf-</text:span></text:p>
      <text:p text:style-name="P70"><text:span text:style-name="T32">lessen. Toen Louis 10 jaar was,</text:span></text:p>
      <text:p text:style-name="P70"><text:span text:style-name="T32">zorgde Jacques Paluy, de priester</text:span></text:p>
      <text:p text:style-name="P70"><text:span text:style-name="T32">van het dorp, ervoor dat Louis</text:span></text:p>
      <text:p text:style-name="P70"><text:span text:style-name="T32">naar het Koninklijk Instituut</text:span></text:p>
      <text:p text:style-name="P70"><text:span text:style-name="T32">voor Jonge Blinden in Parijs</text:span></text:p>
      <text:p text:style-name="P70"><text:span text:style-name="T32">kon. Parijs lag op ongeveer 40</text:span></text:p>
      <text:p text:style-name="P70"><text:soft-page-break/><text:span text:style-name="T32">km afstand van zijn dorp. Het in-</text:span></text:p>
      <text:p text:style-name="P70"><text:span text:style-name="T32">stituut was in 1784 opgericht</text:span></text:p>
      <text:p text:style-name="P70"><text:span text:style-name="T32">door Valentin Haüy. Hij had een</text:span></text:p>
      <text:p text:style-name="P70"><text:span text:style-name="T32">groepje blinde muzikanten gezien,</text:span></text:p>
      <text:p text:style-name="P70"><text:span text:style-name="T32">die zichzelf voor gek zetten, om</text:span></text:p>
      <text:p text:style-name="P70"><text:span text:style-name="T32">geld te verdienen. Valentin was</text:span></text:p>
      <text:p text:style-name="P70"><text:span text:style-name="T32">daar vreselijk geschokt over en</text:span></text:p>
      <text:p text:style-name="P70"><text:span text:style-name="T32">besloot om een school op te richten,</text:span></text:p>
      <text:p text:style-name="P70"><text:span text:style-name="T32">zodat blinden een vak konden leren</text:span></text:p>
      <text:p text:style-name="P70"><text:span text:style-name="T32">en niet meer hoefden te bedelen.</text:span></text:p>
      <text:p text:style-name="P70"><text:span text:style-name="T32">Hij leerde de blinde leerlingen</text:span></text:p>
      <text:p text:style-name="P70"><text:span text:style-name="T32">reliëfschriftlezen. Gewone druk-</text:span></text:p>
      <text:p text:style-name="P70"><text:span text:style-name="T32">letters werden hiervoor voelbaar</text:span></text:p>
      <text:p text:style-name="P70"><text:span text:style-name="T32">gemaakt.</text:span></text:p>
      <text:p text:style-name="P70"><text:span text:style-name="T32">Louis was een van de beste leer-</text:span></text:p>
      <text:p text:style-name="P70"><text:span text:style-name="T32">lingen. De boeken die de leerlin-</text:span></text:p>
      <text:p text:style-name="P70"><text:span text:style-name="T32">gen gebruikten bleven echter een</text:span></text:p>
      <text:p text:style-name="P70"><text:span text:style-name="T32">probleem. Ze waren heel erg duur</text:span></text:p>
      <text:p text:style-name="P70"><text:span text:style-name="T32">om te maken, wogen per stuk een</text:span></text:p>
      <text:p text:style-name="P70"><text:span text:style-name="T32">paar kilo en waren ontzettend moei-</text:span></text:p>
      <text:p text:style-name="P70"><text:span text:style-name="T32">lijk om te lezen. Louis Braille</text:span></text:p>
      <text:p text:style-name="P70"><text:span text:style-name="T32">ging naar andere mogelijkheden</text:span></text:p>
      <text:p text:style-name="P70"><text:span text:style-name="T32">zoeken. Hij bedacht een schrift</text:span></text:p>
      <text:p text:style-name="P70"><text:span text:style-name="T32">met voelbaar gemaakte punten, er</text:span></text:p>
      <text:p text:style-name="P70"><text:span text:style-name="T32">was vóór hem (in 1823) al een ka-</text:span></text:p>
      <text:p text:style-name="P70"><text:span text:style-name="T32">pitein van het leger geweest, een</text:span></text:p>
      <text:p text:style-name="P70"><text:span text:style-name="T32">zekere Barbier, die voor zijn sol-</text:span></text:p>
      <text:p text:style-name="P70"><text:span text:style-name="T32">daten een voelbaar schrift had be-</text:span></text:p>
      <text:p text:style-name="P70"><text:span text:style-name="T32">dacht. Dit leessysteem bestond uit</text:span></text:p>
      <text:p text:style-name="P70"><text:span text:style-name="T32">twaalf reliëfpunten. Hij had dit</text:span></text:p>
      <text:p text:style-name="P70"><text:span text:style-name="T32">gedaan om zijn soldaten schrifte-</text:span></text:p>
      <text:p text:style-name="P70"><text:span text:style-name="T32">lijke commando's te kunnen geven,</text:span></text:p>
      <text:p text:style-name="P70"><text:span text:style-name="T32">die ook in het donker gemakkelijk</text:span></text:p>
      <text:p text:style-name="P70"><text:span text:style-name="T32">te lezen zouden zijn. Kapitein</text:span></text:p>
      <text:p text:style-name="P70"><text:span text:style-name="T32">Barbier dacht dat dit schrift ook</text:span></text:p>
      <text:p text:style-name="P70"><text:span text:style-name="T32">door blinden gebruikt zou kunnen</text:span></text:p>
      <text:p text:style-name="P70"><text:span text:style-name="T32">worden. Bij nader inzien bleek</text:span></text:p>
      <text:p text:style-name="P70"><text:span text:style-name="T32">dit toch tegen te vallen. Dit sys-</text:span></text:p>
      <text:p text:style-name="P70"><text:span text:style-name="T32">teem was gebaseerd op klanken; je</text:span></text:p>
      <text:p text:style-name="P70"><text:span text:style-name="T32">kon er geen leestekens in maken en</text:span></text:p>
      <text:p text:style-name="P70"><text:span text:style-name="T32">ook het zelf schrijven ging moei-</text:span></text:p>
      <text:p text:style-name="P70"><text:span text:style-name="T32">lijk. Louis Braille ondervond dit</text:span></text:p>
      <text:p text:style-name="P70"><text:span text:style-name="T32">ook en toen hij nog maar 16</text:span></text:p>
      <text:p text:style-name="P70"><text:span text:style-name="T32">jaar oud was, bedacht hij het zo</text:span></text:p>
      <text:p text:style-name="P70"><text:soft-page-break/><text:span text:style-name="T32">beroemd geworden schrift: het</text:span></text:p>
      <text:p text:style-name="P70"><text:span text:style-name="T32">brailleschrift. Het duurde echter</text:span></text:p>
      <text:p text:style-name="P70"><text:span text:style-name="T32">nog tot 1850 eer het systeem of-</text:span></text:p>
      <text:p text:style-name="P70"><text:span text:style-name="T32">ficieel erkend werd als schrift</text:span></text:p>
      <text:p text:style-name="P70"><text:span text:style-name="T32">voor blinden en slechtzienden. Het</text:span></text:p>
      <text:p text:style-name="P70"><text:span text:style-name="T32">werd het eerst ingevoerd op het</text:span></text:p>
      <text:p text:style-name="P70"><text:span text:style-name="T32">blindeninstituut in Parijs, waar</text:span></text:p>
      <text:p text:style-name="P70"><text:span text:style-name="T32">Louis Braille inmiddels werkte.</text:span></text:p>
      <text:p text:style-name="P70"><text:span text:style-name="T32">In die zelfde periode kreeg Louis</text:span></text:p>
      <text:p text:style-name="P70"><text:span text:style-name="T32">tuberculose. Hij stierf op 6 ja-</text:span></text:p>
      <text:p text:style-name="P70"><text:span text:style-name="T32">nuari 1852, twee dagen na zijn</text:span></text:p>
      <text:p text:style-name="P70"><text:span text:style-name="T32">43ste verjaardag. Hij werd in zijn</text:span></text:p>
      <text:p text:style-name="P70"><text:span text:style-name="T32">geboortedorp begraven. In 1952,</text:span></text:p>
      <text:p text:style-name="P70"><text:span text:style-name="T32">honderd jaar na het overlijden van</text:span></text:p>
      <text:p text:style-name="P70"><text:span text:style-name="T32">Louis Braille, werd zijn lichaam</text:span></text:p>
      <text:p text:style-name="P70"><text:span text:style-name="T32">overgeplaatst van Coupvray naar</text:span></text:p>
      <text:p text:style-name="P70"><text:span text:style-name="T32">het Panthéon in Parijs, waar hij</text:span></text:p>
      <text:p text:style-name="P70"><text:span text:style-name="T32">naast andere beroemde Fransen werd</text:span></text:p>
      <text:p text:style-name="P70"><text:span text:style-name="T32">begraven. Zijn geboortehuis is nu</text:span></text:p>
      <text:p text:style-name="P70"><text:span text:style-name="T32">ingericht als museum.</text:span></text:p>
      <text:p text:style-name="P70"><text:span text:style-name="T32">in 1878 werd het brailleschrift</text:span></text:p>
      <text:p text:style-name="P70"><text:span text:style-name="T32">wereldwijd erkend. Het was een</text:span></text:p>
      <text:p text:style-name="P70"><text:span text:style-name="T32">schrift dat niet alleen te gebrui-</text:span></text:p>
      <text:p text:style-name="P70"><text:span text:style-name="T32">ken was voor normale teksten, maar</text:span></text:p>
      <text:p text:style-name="P70"><text:span text:style-name="T32">ook toe te passen was voor o.a.</text:span></text:p>
      <text:p text:style-name="P70"><text:span text:style-name="T32">muziekschriftnotaties, in ons land</text:span></text:p>
      <text:p text:style-name="P70"><text:span text:style-name="T32">werd in 1859 voor het eerst het</text:span></text:p>
      <text:p text:style-name="P70"><text:span text:style-name="T32">brailleschrift gebruikt.</text:span></text:p>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erriweather" svg:font-family="Merriweather" style:font-family-generic="roman"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Times-Roman" svg:font-family="Times-Roman" style:font-family-generic="roman" style:font-pitch="variable"/>
    <style:font-face style:name="Times-Roman1" svg:font-family="Times-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nl" fo:country="N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l" style:country-asian="NL"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style:style style:name="p1" style:family="paragraph" style:parent-style-name="Standard" style:default-outline-level="">
      <style:paragraph-properties fo:margin-top="0.1945in" fo:margin-bottom="0.3126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Kop_20_1_20_Char" style:display-name="Kop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l" style:country-asian="NL" style:font-weight-asian="bold" style:font-name-complex="Times New Roman1" style:font-family-complex="'Times New Roman'" style:font-family-generic-complex="system" style:font-pitch-complex="variable" style:font-size-complex="24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Kop_20_2_20_Char" style:display-name="Kop 2 Ch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ff4444" loext:opacity="100%" style:text-line-through-style="none" style:text-line-through-type="none" style:text-underline-style="none" style:text-blinking="false"/>
    </style:style>
    <style:style style:name="post-author" style:family="text" style:parent-style-name="Default_20_Paragraph_20_Font"/>
    <style:style style:name="post-date2" style:family="text" style:parent-style-name="Default_20_Paragraph_20_Fon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oning, Jenny de</meta:initial-creator>
    <dc:creator>Koning, Jenny de</dc:creator>
    <meta:editing-cycles>133</meta:editing-cycles>
    <meta:creation-date>2020-05-25T11:43:00</meta:creation-date>
    <dc:date>2020-08-25T14:54:42</dc:date>
    <meta:generator>LibreOffice/7.2.3.2$Windows_X86_64 LibreOffice_project/d166454616c1632304285822f9c83ce2e660fd92</meta:generator>
    <meta:document-statistic meta:table-count="0" meta:image-count="0" meta:object-count="0" meta:page-count="60" meta:paragraph-count="1159" meta:word-count="6505" meta:character-count="39012" meta:non-whitespace-character-count="32769"/>
    <meta:user-defined meta:name="AppVersion">00.0001</meta:user-defined>
    <meta:user-defined meta:name="ContentTypeId">0x010100DC1761FF628422469AE696397E7F3621</meta:user-defined>
    <meta:template xlink:type="simple" xlink:actuate="onRequest" xlink:title="Normal.dotm" xlink:href=""/>
  </office:meta>
</office:document-meta>
</file>